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.56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0.84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1" style:family="graphic" style:parent-style-name="standard">
      <style:graphic-properties draw:stroke="none" draw:fill="solid" draw:fill-color="#5cadee"/>
    </style:style>
    <style:style style:name="gr12" style:family="graphic" style:parent-style-name="standard">
      <style:graphic-properties draw:stroke="none" svg:stroke-color="#000000" draw:fill="none" draw:fill-color="#ffffff" fo:min-height="4cm"/>
    </style:style>
    <style:style style:name="gr13" style:family="graphic" style:parent-style-name="standard">
      <style:graphic-properties draw:stroke="none" svg:stroke-color="#000000" draw:fill="none" draw:fill-color="#ffffff" fo:min-height="1.5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8cm"/>
    </style:style>
    <style:style style:name="gr16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5cade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4b89cd" style:font-name="LMRomanDemi10" fo:font-size="16pt" fo:font-weight="bold" style:font-size-asian="16pt" style:font-name-complex="LMRomanDemi10" style:font-size-complex="16pt" style:font-weight-complex="bold"/>
    </style:style>
    <style:style style:name="T5" style:family="text">
      <style:text-properties fo:color="#4b89cd" style:font-name="LMRoman12" fo:font-size="12pt" fo:font-weight="bold" style:font-size-asian="12pt" style:font-name-complex="LMRoman12" style:font-size-complex="12pt" style:font-weight-complex="bold"/>
    </style:style>
    <style:style style:name="T6" style:family="text">
      <style:text-properties fo:color="#000000" style:font-name="LMRoman12" fo:font-size="12pt" style:font-size-asian="12pt" style:font-name-complex="LMRoman12" style:font-size-complex="12pt"/>
    </style:style>
    <style:style style:name="T7" style:family="text">
      <style:text-properties fo:color="#98a3ae" style:font-name="LMMono8" fo:font-size="8pt" style:font-size-asian="8pt" style:font-name-complex="LMMono8" style:font-size-complex="8pt"/>
    </style:style>
    <style:style style:name="T8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9" style:family="text">
      <style:text-properties fo:color="#000000" style:font-name="LMMono12" fo:font-size="12pt" style:font-size-asian="12pt" style:font-name-complex="LMMono12" style:font-size-complex="12pt"/>
    </style:style>
    <style:style style:name="T10" style:family="text">
      <style:text-properties fo:color="#ae4c4c" style:font-name="LMMono12" fo:font-size="12pt" style:font-size-asian="12pt" style:font-name-complex="LMMono12" style:font-size-complex="12pt"/>
    </style:style>
    <style:style style:name="T11" style:family="text">
      <style:text-properties fo:color="#000000" style:font-name="LMRoman12" fo:font-size="12pt" fo:font-weight="bold" style:font-size-asian="12pt" style:font-name-complex="LMRoman12" style:font-size-complex="12pt" style:font-weight-complex="bold"/>
    </style:style>
    <style:style style:name="T12" style:family="text">
      <style:text-properties fo:color="#000000" style:font-name="LMSans12" fo:font-size="12pt" style:font-size-asian="12pt" style:font-name-complex="LMSans12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b00" style:font-name="LMMono12" fo:font-size="12pt" style:font-size-asian="12pt" style:font-name-complex="LMMono12" style:font-size-complex="12pt"/>
    </style:style>
    <style:style style:name="T15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16" style:family="text">
      <style:text-properties fo:color="#5cadee" style:font-name="LMRoman12" fo:font-size="12pt" style:font-size-asian="12pt" style:font-name-complex="LMRoman12" style:font-size-complex="12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1.729cm" svg:height="0.763cm" svg:x="3.81cm" svg:y="4.636cm">
          <draw:text-box>
            <text:p text:style-name="P5"><text:span text:style-name="T1">TD </text:span><text:span text:style-name="T1">n°6</text:span></text:p>
          </draw:text-box>
        </draw:frame>
        <draw:frame draw:style-name="gr6" draw:text-style-name="P7" draw:layer="layout" svg:width="1.712cm" svg:height="0.573cm" svg:x="16.946cm" svg:y="4.677cm">
          <draw:text-box>
            <text:p text:style-name="P5"><text:span text:style-name="T2">INF10</text:span><text:span text:style-name="T2">31</text:span></text:p>
          </draw:text-box>
        </draw:frame>
        <draw:frame draw:style-name="gr7" draw:text-style-name="P8" draw:layer="layout" svg:width="8.168cm" svg:height="1.14cm" svg:x="2.5cm" svg:y="5.45cm">
          <draw:text-box>
            <text:p text:style-name="P5"><text:span text:style-name="T3">All</text:span><text:span text:style-name="T3">oc</text:span><text:span text:style-name="T3">ati</text:span><text:span text:style-name="T3">on </text:span><text:span text:style-name="T3">dy</text:span><text:span text:style-name="T3">na</text:span><text:span text:style-name="T3">mi</text:span><text:span text:style-name="T3">qu</text:span><text:span text:style-name="T3">e</text:span></text:p>
          </draw:text-box>
        </draw:frame>
        <draw:frame draw:style-name="gr6" draw:text-style-name="P7" draw:layer="layout" svg:width="2.978cm" svg:height="0.573cm" svg:x="15.581cm" svg:y="5.542cm">
          <draw:text-box>
            <text:p text:style-name="P5"><text:span text:style-name="T2">Arnau</text:span><text:span text:style-name="T2">d </text:span><text:span text:style-name="T2">Banni</text:span><text:span text:style-name="T2">er</text:span></text:p>
          </draw:text-box>
        </draw:frame>
        <draw:frame draw:style-name="gr6" draw:text-style-name="P7" draw:layer="layout" svg:width="2.589cm" svg:height="0.573cm" svg:x="15.98cm" svg:y="6.034cm">
          <draw:text-box>
            <text:p text:style-name="P5"><text:span text:style-name="T2">Nicola</text:span><text:span text:style-name="T2">s </text:span><text:span text:style-name="T2">Bodin</text:span></text:p>
          </draw:text-box>
        </draw:frame>
        <draw:path draw:style-name="gr4" draw:text-style-name="P4" draw:layer="layout" svg:width="2.909cm" svg:height="0.141cm" svg:x="2.499cm" svg:y="7.866cm" svg:viewBox="0 0 2910 142" svg:d="M0 0h839c38 0 70 31 70 71v18h1948c29 0 53 23 53 53h-2839c-39 0-71-32-71-71z">
          <text:p/>
        </draw:path>
        <draw:frame draw:style-name="gr6" draw:text-style-name="P7" draw:layer="layout" svg:width="3.397cm" svg:height="0.573cm" svg:x="15.139cm" svg:y="6.526cm">
          <draw:text-box>
            <text:p text:style-name="P5"><text:span text:style-name="T2">Matthi</text:span><text:span text:style-name="T2">eu Le </text:span><text:span text:style-name="T2">Berre</text:span></text:p>
          </draw:text-box>
        </draw:frame>
        <draw:frame draw:style-name="gr5" draw:text-style-name="P6" draw:layer="layout" svg:width="0.561cm" svg:height="0.763cm" svg:x="2.5cm" svg:y="8.088cm">
          <draw:text-box>
            <text:p text:style-name="P5"><text:span text:style-name="T4">1.</text:span></text:p>
          </draw:text-box>
        </draw:frame>
        <draw:frame draw:style-name="gr5" draw:text-style-name="P6" draw:layer="layout" svg:width="2.61cm" svg:height="0.763cm" svg:x="3.408cm" svg:y="8.088cm">
          <draw:text-box>
            <text:p text:style-name="P5"><text:span text:style-name="T4">La </text:span><text:span text:style-name="T4">théo</text:span><text:span text:style-name="T4">rie</text:span></text:p>
          </draw:text-box>
        </draw:frame>
        <draw:frame draw:style-name="gr6" draw:text-style-name="P7" draw:layer="layout" svg:width="4.502cm" svg:height="0.573cm" svg:x="2.5cm" svg:y="9.257cm">
          <draw:text-box>
            <text:p text:style-name="P5"><text:span text:style-name="T5">Exerci</text:span><text:span text:style-name="T5">ce 1.</text:span><text:span text:style-name="T2"> </text:span><text:span text:style-name="T2">La </text:span><text:span text:style-name="T2">mémoi</text:span><text:span text:style-name="T2">re</text:span></text:p>
          </draw:text-box>
        </draw:frame>
        <draw:path draw:style-name="gr8" draw:text-style-name="P9" draw:layer="layout" svg:width="16.668cm" svg:height="7.486cm" svg:x="2.166cm" svg:y="10.546cm" svg:viewBox="0 0 16669 7487" svg:d="M0 164c0-91 73-164 164-164h16341c90 0 164 73 164 164v7159c0 90-74 164-164 164h-16341c-91 0-164-74-164-164z">
          <text:p/>
        </draw:path>
        <draw:frame draw:style-name="gr6" draw:text-style-name="P7" draw:layer="layout" svg:width="5.467cm" svg:height="0.573cm" svg:x="2.5cm" svg:y="9.767cm">
          <draw:text-box>
            <text:p text:style-name="P5"><text:span text:style-name="T6">Consi</text:span><text:span text:style-name="T6">déron</text:span><text:span text:style-name="T6">s le </text:span><text:span text:style-name="T6">code </text:span><text:span text:style-name="T6">suivan</text:span><text:span text:style-name="T6">t.</text:span></text:p>
          </draw:text-box>
        </draw:frame>
        <draw:frame draw:style-name="gr9" draw:text-style-name="P10" draw:layer="layout" svg:width="0.28cm" svg:height="0.378cm" svg:x="2.667cm" svg:y="10.829cm">
          <draw:text-box>
            <text:p text:style-name="P5"><text:span text:style-name="T7">1</text:span></text:p>
          </draw:text-box>
        </draw:frame>
        <draw:frame draw:style-name="gr6" draw:text-style-name="P7" draw:layer="layout" svg:width="5.205cm" svg:height="0.573cm" svg:x="3.168cm" svg:y="10.677cm">
          <draw:text-box>
            <text:p text:style-name="P5"><text:span text:style-name="T8">void</text:span><text:span text:style-name="T9"> </text:span><text:span text:style-name="T9">foo(</text:span><text:span text:style-name="T8"> c</text:span><text:span text:style-name="T8">har</text:span><text:span text:style-name="T9"> </text:span><text:span text:style-name="T9">*pa,</text:span><text:span text:style-name="T8"> </text:span><text:span text:style-name="T8">char</text:span><text:span text:style-name="T9"> b </text:span><text:span text:style-name="T9">)</text:span></text:p>
          </draw:text-box>
        </draw:frame>
        <draw:frame draw:style-name="gr9" draw:text-style-name="P10" draw:layer="layout" svg:width="0.28cm" svg:height="0.378cm" svg:x="2.667cm" svg:y="11.338cm">
          <draw:text-box>
            <text:p text:style-name="P5"><text:span text:style-name="T7">2</text:span></text:p>
          </draw:text-box>
        </draw:frame>
        <draw:frame draw:style-name="gr6" draw:text-style-name="P7" draw:layer="layout" svg:width="0.421cm" svg:height="0.573cm" svg:x="3.168cm" svg:y="11.187cm">
          <draw:text-box>
            <text:p text:style-name="P5"><text:span text:style-name="T9">{</text:span></text:p>
          </draw:text-box>
        </draw:frame>
        <draw:frame draw:style-name="gr9" draw:text-style-name="P10" draw:layer="layout" svg:width="0.28cm" svg:height="0.378cm" svg:x="2.667cm" svg:y="11.848cm">
          <draw:text-box>
            <text:p text:style-name="P5"><text:span text:style-name="T7">3</text:span></text:p>
          </draw:text-box>
        </draw:frame>
        <draw:frame draw:style-name="gr6" draw:text-style-name="P7" draw:layer="layout" svg:width="3.05cm" svg:height="0.573cm" svg:x="3.819cm" svg:y="11.696cm">
          <draw:text-box>
            <text:p text:style-name="P5"><text:span text:style-name="T8">char</text:span><text:span text:style-name="T9"> </text:span><text:span text:style-name="T9">tmp = </text:span><text:span text:style-name="T9">*pa;</text:span></text:p>
          </draw:text-box>
        </draw:frame>
        <draw:frame draw:style-name="gr9" draw:text-style-name="P10" draw:layer="layout" svg:width="0.28cm" svg:height="0.378cm" svg:x="2.667cm" svg:y="12.357cm">
          <draw:text-box>
            <text:p text:style-name="P5"><text:span text:style-name="T7">4</text:span></text:p>
          </draw:text-box>
        </draw:frame>
        <draw:frame draw:style-name="gr6" draw:text-style-name="P7" draw:layer="layout" svg:width="1.547cm" svg:height="0.573cm" svg:x="3.819cm" svg:y="12.206cm">
          <draw:text-box>
            <text:p text:style-name="P5"><text:span text:style-name="T9">*pa = </text:span><text:span text:style-name="T9">b;</text:span></text:p>
          </draw:text-box>
        </draw:frame>
        <draw:frame draw:style-name="gr9" draw:text-style-name="P10" draw:layer="layout" svg:width="0.28cm" svg:height="0.378cm" svg:x="2.667cm" svg:y="12.867cm">
          <draw:text-box>
            <text:p text:style-name="P5"><text:span text:style-name="T7">5</text:span></text:p>
          </draw:text-box>
        </draw:frame>
        <draw:frame draw:style-name="gr6" draw:text-style-name="P7" draw:layer="layout" svg:width="1.632cm" svg:height="0.573cm" svg:x="3.819cm" svg:y="12.716cm">
          <draw:text-box>
            <text:p text:style-name="P5"><text:span text:style-name="T9">b = </text:span><text:span text:style-name="T9">tmp;</text:span></text:p>
          </draw:text-box>
        </draw:frame>
        <draw:frame draw:style-name="gr9" draw:text-style-name="P10" draw:layer="layout" svg:width="0.28cm" svg:height="0.378cm" svg:x="2.667cm" svg:y="13.377cm">
          <draw:text-box>
            <text:p text:style-name="P5"><text:span text:style-name="T7">6</text:span></text:p>
          </draw:text-box>
        </draw:frame>
        <draw:frame draw:style-name="gr6" draw:text-style-name="P7" draw:layer="layout" svg:width="0.421cm" svg:height="0.573cm" svg:x="3.168cm" svg:y="13.225cm">
          <draw:text-box>
            <text:p text:style-name="P5"><text:span text:style-name="T9">}</text:span></text:p>
          </draw:text-box>
        </draw:frame>
        <draw:frame draw:style-name="gr9" draw:text-style-name="P10" draw:layer="layout" svg:width="0.28cm" svg:height="0.378cm" svg:x="2.667cm" svg:y="13.886cm">
          <draw:text-box>
            <text:p text:style-name="P5"><text:span text:style-name="T7">7</text:span></text:p>
          </draw:text-box>
        </draw:frame>
        <draw:frame draw:style-name="gr6" draw:text-style-name="P7" draw:layer="layout" svg:width="1.894cm" svg:height="0.573cm" svg:x="3.168cm" svg:y="13.735cm">
          <draw:text-box>
            <text:p text:style-name="P5"><text:span text:style-name="T8">int</text:span><text:span text:style-name="T9"> </text:span><text:span text:style-name="T9">main()</text:span></text:p>
          </draw:text-box>
        </draw:frame>
        <draw:frame draw:style-name="gr9" draw:text-style-name="P10" draw:layer="layout" svg:width="0.28cm" svg:height="0.378cm" svg:x="2.667cm" svg:y="14.396cm">
          <draw:text-box>
            <text:p text:style-name="P5"><text:span text:style-name="T7">8</text:span></text:p>
          </draw:text-box>
        </draw:frame>
        <draw:frame draw:style-name="gr6" draw:text-style-name="P7" draw:layer="layout" svg:width="0.421cm" svg:height="0.573cm" svg:x="3.168cm" svg:y="14.245cm">
          <draw:text-box>
            <text:p text:style-name="P5"><text:span text:style-name="T9">{</text:span></text:p>
          </draw:text-box>
        </draw:frame>
        <draw:frame draw:style-name="gr9" draw:text-style-name="P10" draw:layer="layout" svg:width="0.28cm" svg:height="0.378cm" svg:x="2.667cm" svg:y="14.906cm">
          <draw:text-box>
            <text:p text:style-name="P5"><text:span text:style-name="T7">9</text:span></text:p>
          </draw:text-box>
        </draw:frame>
        <draw:frame draw:style-name="gr6" draw:text-style-name="P7" draw:layer="layout" svg:width="2.272cm" svg:height="0.573cm" svg:x="3.602cm" svg:y="14.754cm">
          <draw:text-box>
            <text:p text:style-name="P5"><text:span text:style-name="T8">char</text:span><text:span text:style-name="T9"> c </text:span><text:span text:style-name="T9">=</text:span><text:span text:style-name="T10"> ’z’</text:span><text:span text:style-name="T9">;</text:span></text:p>
          </draw:text-box>
        </draw:frame>
        <draw:frame draw:style-name="gr9" draw:text-style-name="P10" draw:layer="layout" svg:width="0.349cm" svg:height="0.378cm" svg:x="2.518cm" svg:y="15.415cm">
          <draw:text-box>
            <text:p text:style-name="P5"><text:span text:style-name="T7">10</text:span></text:p>
          </draw:text-box>
        </draw:frame>
        <draw:frame draw:style-name="gr6" draw:text-style-name="P7" draw:layer="layout" svg:width="3.52cm" svg:height="0.573cm" svg:x="3.602cm" svg:y="15.264cm">
          <draw:text-box>
            <text:p text:style-name="P5"><text:span text:style-name="T8">char</text:span><text:span text:style-name="T9"> a </text:span><text:span text:style-name="T9">= 2, b </text:span><text:span text:style-name="T9">= -3;</text:span></text:p>
          </draw:text-box>
        </draw:frame>
        <draw:frame draw:style-name="gr9" draw:text-style-name="P10" draw:layer="layout" svg:width="0.349cm" svg:height="0.378cm" svg:x="2.518cm" svg:y="15.925cm">
          <draw:text-box>
            <text:p text:style-name="P5"><text:span text:style-name="T7">11</text:span></text:p>
          </draw:text-box>
        </draw:frame>
        <draw:frame draw:style-name="gr6" draw:text-style-name="P7" draw:layer="layout" svg:width="3.982cm" svg:height="0.573cm" svg:x="3.602cm" svg:y="15.773cm">
          <draw:text-box>
            <text:p text:style-name="P5"><text:span text:style-name="T8">char</text:span><text:span text:style-name="T9"> </text:span><text:span text:style-name="T9">*point</text:span><text:span text:style-name="T9">eur = </text:span><text:span text:style-name="T9">&amp;b;</text:span></text:p>
          </draw:text-box>
        </draw:frame>
        <draw:frame draw:style-name="gr9" draw:text-style-name="P10" draw:layer="layout" svg:width="0.336cm" svg:height="0.378cm" svg:x="2.518cm" svg:y="16.434cm">
          <draw:text-box>
            <text:p text:style-name="P5"><text:span text:style-name="T7">12</text:span></text:p>
          </draw:text-box>
        </draw:frame>
        <draw:frame draw:style-name="gr6" draw:text-style-name="P7" draw:layer="layout" svg:width="2.694cm" svg:height="0.573cm" svg:x="3.602cm" svg:y="16.283cm">
          <draw:text-box>
            <text:p text:style-name="P5"><text:span text:style-name="T9">*point</text:span><text:span text:style-name="T9">eur = </text:span><text:span text:style-name="T9">5;</text:span></text:p>
          </draw:text-box>
        </draw:frame>
        <draw:frame draw:style-name="gr9" draw:text-style-name="P10" draw:layer="layout" svg:width="0.336cm" svg:height="0.378cm" svg:x="2.518cm" svg:y="16.944cm">
          <draw:text-box>
            <text:p text:style-name="P5"><text:span text:style-name="T7">13</text:span></text:p>
          </draw:text-box>
        </draw:frame>
        <draw:frame draw:style-name="gr6" draw:text-style-name="P7" draw:layer="layout" svg:width="2.275cm" svg:height="0.573cm" svg:x="3.602cm" svg:y="16.793cm">
          <draw:text-box>
            <text:p text:style-name="P5"><text:span text:style-name="T9">foo( &amp;</text:span><text:span text:style-name="T9">b, a );</text:span></text:p>
          </draw:text-box>
        </draw:frame>
        <draw:frame draw:style-name="gr9" draw:text-style-name="P10" draw:layer="layout" svg:width="0.349cm" svg:height="0.378cm" svg:x="2.518cm" svg:y="17.454cm">
          <draw:text-box>
            <text:p text:style-name="P5"><text:span text:style-name="T7">14</text:span></text:p>
          </draw:text-box>
        </draw:frame>
        <draw:frame draw:style-name="gr6" draw:text-style-name="P7" draw:layer="layout" svg:width="0.421cm" svg:height="0.573cm" svg:x="3.168cm" svg:y="17.302cm">
          <draw:text-box>
            <text:p text:style-name="P5"><text:span text:style-name="T9">}</text:span></text:p>
          </draw:text-box>
        </draw:frame>
        <draw:frame draw:style-name="gr6" draw:text-style-name="P7" draw:layer="layout" svg:width="16.224cm" svg:height="0.573cm" svg:x="2.5cm" svg:y="18.219cm">
          <draw:text-box>
            <text:p text:style-name="P5"><text:span text:style-name="T6">Compl</text:span><text:span text:style-name="T6">étez le </text:span><text:span text:style-name="T6">tablea</text:span><text:span text:style-name="T6">u ci-</text:span><text:span text:style-name="T6">desso</text:span><text:span text:style-name="T6">us </text:span><text:span text:style-name="T6">représ</text:span><text:span text:style-name="T6">entant </text:span><text:span text:style-name="T6">l’état </text:span><text:span text:style-name="T6">de la </text:span><text:span text:style-name="T6">mémoi</text:span><text:span text:style-name="T6">re (la </text:span><text:span text:style-name="T6">pile)</text:span><text:span text:style-name="T11"> à </text:span><text:span text:style-name="T11">la fin </text:span><text:span text:style-name="T11">de</text:span></text:p>
          </draw:text-box>
        </draw:frame>
        <draw:frame draw:style-name="gr6" draw:text-style-name="P7" draw:layer="layout" svg:width="16.745cm" svg:height="0.573cm" svg:x="2.5cm" svg:y="18.729cm">
          <draw:text-box>
            <text:p text:style-name="P5"><text:span text:style-name="T11">l’exéc</text:span><text:span text:style-name="T11">ution </text:span><text:span text:style-name="T11">du </text:span><text:span text:style-name="T11">code</text:span><text:span text:style-name="T6">. </text:span><text:span text:style-name="T6">Rayez </text:span><text:span text:style-name="T6">les </text:span><text:span text:style-name="T6">variab</text:span><text:span text:style-name="T6">les qui </text:span><text:span text:style-name="T6">ont </text:span><text:span text:style-name="T6">dispar</text:span><text:span text:style-name="T6">u de la </text:span><text:span text:style-name="T6">pile à </text:span><text:span text:style-name="T6">la fin </text:span><text:span text:style-name="T6">de </text:span><text:span text:style-name="T6">l’exéc</text:span><text:span text:style-name="T6">ution.</text:span></text:p>
          </draw:text-box>
        </draw:frame>
        <draw:line draw:style-name="gr10" draw:text-style-name="P9" draw:layer="layout" svg:x1="5.805cm" svg:y1="20.168cm" svg:x2="15.194cm" svg:y2="20.168cm">
          <text:p/>
        </draw:line>
        <draw:line draw:style-name="gr10" draw:text-style-name="P9" draw:layer="layout" svg:x1="5.812cm" svg:y1="20.685cm" svg:x2="5.812cm" svg:y2="20.175cm">
          <text:p/>
        </draw:line>
        <draw:frame draw:style-name="gr6" draw:text-style-name="P7" draw:layer="layout" svg:width="11.322cm" svg:height="0.573cm" svg:x="2.5cm" svg:y="19.239cm">
          <draw:text-box>
            <text:p text:style-name="P5"><text:span text:style-name="T6">Une </text:span><text:span text:style-name="T6">premiè</text:span><text:span text:style-name="T6">re </text:span><text:span text:style-name="T6">variab</text:span><text:span text:style-name="T6">le </text:span><text:span text:style-name="T6">vous </text:span><text:span text:style-name="T6">est </text:span><text:span text:style-name="T6">donné</text:span><text:span text:style-name="T6">e en </text:span><text:span text:style-name="T6">tant </text:span><text:span text:style-name="T6">qu’exe</text:span><text:span text:style-name="T6">mple.</text:span></text:p>
          </draw:text-box>
        </draw:frame>
        <draw:line draw:style-name="gr10" draw:text-style-name="P9" draw:layer="layout" svg:x1="7.628cm" svg:y1="20.685cm" svg:x2="7.628cm" svg:y2="20.175cm">
          <text:p/>
        </draw:line>
        <draw:frame draw:style-name="gr6" draw:text-style-name="P7" draw:layer="layout" svg:width="1.534cm" svg:height="0.573cm" svg:x="6.03cm" svg:y="20.078cm">
          <draw:text-box>
            <text:p text:style-name="P5"><text:span text:style-name="T6">Adres</text:span><text:span text:style-name="T6">se</text:span></text:p>
          </draw:text-box>
        </draw:frame>
        <draw:line draw:style-name="gr10" draw:text-style-name="P9" draw:layer="layout" svg:x1="11.792cm" svg:y1="20.685cm" svg:x2="11.792cm" svg:y2="20.175cm">
          <text:p/>
        </draw:line>
        <draw:frame draw:style-name="gr6" draw:text-style-name="P7" draw:layer="layout" svg:width="3.892cm" svg:height="0.573cm" svg:x="7.847cm" svg:y="20.078cm">
          <draw:text-box>
            <text:p text:style-name="P5"><text:span text:style-name="T6">Valeur </text:span><text:span text:style-name="T6">de la </text:span><text:span text:style-name="T6">variab</text:span><text:span text:style-name="T6">le</text:span></text:p>
          </draw:text-box>
        </draw:frame>
        <draw:line draw:style-name="gr10" draw:text-style-name="P9" draw:layer="layout" svg:x1="15.187cm" svg:y1="20.685cm" svg:x2="15.187cm" svg:y2="20.175cm">
          <text:p/>
        </draw:line>
        <draw:line draw:style-name="gr10" draw:text-style-name="P9" draw:layer="layout" svg:x1="5.805cm" svg:y1="20.692cm" svg:x2="15.194cm" svg:y2="20.692cm">
          <text:p/>
        </draw:line>
        <draw:line draw:style-name="gr10" draw:text-style-name="P9" draw:layer="layout" svg:x1="5.812cm" svg:y1="21.208cm" svg:x2="5.812cm" svg:y2="20.699cm">
          <text:p/>
        </draw:line>
        <draw:frame draw:style-name="gr6" draw:text-style-name="P7" draw:layer="layout" svg:width="3.092cm" svg:height="0.573cm" svg:x="12.011cm" svg:y="20.078cm">
          <draw:text-box>
            <text:p text:style-name="P5"><text:span text:style-name="T6">Nom </text:span><text:span text:style-name="T6">de </text:span><text:span text:style-name="T6">variab</text:span><text:span text:style-name="T6">le</text:span></text:p>
          </draw:text-box>
        </draw:frame>
        <draw:line draw:style-name="gr10" draw:text-style-name="P9" draw:layer="layout" svg:x1="7.628cm" svg:y1="21.208cm" svg:x2="7.628cm" svg:y2="20.699cm">
          <text:p/>
        </draw:line>
        <draw:frame draw:style-name="gr6" draw:text-style-name="P7" draw:layer="layout" svg:width="0.662cm" svg:height="0.573cm" svg:x="6.503cm" svg:y="20.602cm">
          <draw:text-box>
            <text:p text:style-name="P5"><text:span text:style-name="T9">@0</text:span></text:p>
          </draw:text-box>
        </draw:frame>
        <draw:line draw:style-name="gr10" draw:text-style-name="P9" draw:layer="layout" svg:x1="11.792cm" svg:y1="21.208cm" svg:x2="11.792cm" svg:y2="20.699cm">
          <text:p/>
        </draw:line>
        <draw:frame draw:style-name="gr6" draw:text-style-name="P7" draw:layer="layout" svg:width="0.425cm" svg:height="0.573cm" svg:x="9.488cm" svg:y="20.602cm">
          <draw:text-box>
            <text:p text:style-name="P5"><text:span text:style-name="T6">’</text:span><text:span text:style-name="T9">z</text:span><text:span text:style-name="T6">’</text:span></text:p>
          </draw:text-box>
        </draw:frame>
        <draw:line draw:style-name="gr10" draw:text-style-name="P9" draw:layer="layout" svg:x1="15.187cm" svg:y1="21.208cm" svg:x2="15.187cm" svg:y2="20.699cm">
          <text:p/>
        </draw:line>
        <draw:line draw:style-name="gr10" draw:text-style-name="P9" draw:layer="layout" svg:x1="5.805cm" svg:y1="21.215cm" svg:x2="15.194cm" svg:y2="21.215cm">
          <text:p/>
        </draw:line>
        <draw:line draw:style-name="gr10" draw:text-style-name="P9" draw:layer="layout" svg:x1="5.812cm" svg:y1="21.732cm" svg:x2="5.812cm" svg:y2="21.222cm">
          <text:p/>
        </draw:line>
        <draw:frame draw:style-name="gr6" draw:text-style-name="P7" draw:layer="layout" svg:width="0.421cm" svg:height="0.573cm" svg:x="13.382cm" svg:y="20.602cm">
          <draw:text-box>
            <text:p text:style-name="P5"><text:span text:style-name="T9">c</text:span></text:p>
          </draw:text-box>
        </draw:frame>
        <draw:line draw:style-name="gr10" draw:text-style-name="P9" draw:layer="layout" svg:x1="7.628cm" svg:y1="21.732cm" svg:x2="7.628cm" svg:y2="21.222cm">
          <text:p/>
        </draw:line>
        <draw:line draw:style-name="gr10" draw:text-style-name="P9" draw:layer="layout" svg:x1="11.792cm" svg:y1="21.732cm" svg:x2="11.792cm" svg:y2="21.222cm">
          <text:p/>
        </draw:line>
        <draw:line draw:style-name="gr10" draw:text-style-name="P9" draw:layer="layout" svg:x1="15.187cm" svg:y1="21.732cm" svg:x2="15.187cm" svg:y2="21.222cm">
          <text:p/>
        </draw:line>
        <draw:line draw:style-name="gr10" draw:text-style-name="P9" draw:layer="layout" svg:x1="5.805cm" svg:y1="21.739cm" svg:x2="15.194cm" svg:y2="21.739cm">
          <text:p/>
        </draw:line>
        <draw:line draw:style-name="gr10" draw:text-style-name="P9" draw:layer="layout" svg:x1="5.812cm" svg:y1="22.256cm" svg:x2="5.812cm" svg:y2="21.746cm">
          <text:p/>
        </draw:line>
        <draw:frame draw:style-name="gr6" draw:text-style-name="P7" draw:layer="layout" svg:width="0.662cm" svg:height="0.573cm" svg:x="6.503cm" svg:y="21.125cm">
          <draw:text-box>
            <text:p text:style-name="P5"><text:span text:style-name="T9">@1</text:span></text:p>
          </draw:text-box>
        </draw:frame>
        <draw:line draw:style-name="gr10" draw:text-style-name="P9" draw:layer="layout" svg:x1="7.628cm" svg:y1="22.256cm" svg:x2="7.628cm" svg:y2="21.746cm">
          <text:p/>
        </draw:line>
        <draw:line draw:style-name="gr10" draw:text-style-name="P9" draw:layer="layout" svg:x1="11.792cm" svg:y1="22.256cm" svg:x2="11.792cm" svg:y2="21.746cm">
          <text:p/>
        </draw:line>
        <draw:line draw:style-name="gr10" draw:text-style-name="P9" draw:layer="layout" svg:x1="15.187cm" svg:y1="22.256cm" svg:x2="15.187cm" svg:y2="21.746cm">
          <text:p/>
        </draw:line>
        <draw:line draw:style-name="gr10" draw:text-style-name="P9" draw:layer="layout" svg:x1="5.805cm" svg:y1="22.263cm" svg:x2="15.194cm" svg:y2="22.263cm">
          <text:p/>
        </draw:line>
        <draw:line draw:style-name="gr10" draw:text-style-name="P9" draw:layer="layout" svg:x1="5.812cm" svg:y1="22.779cm" svg:x2="5.812cm" svg:y2="22.27cm">
          <text:p/>
        </draw:line>
        <draw:frame draw:style-name="gr6" draw:text-style-name="P7" draw:layer="layout" svg:width="0.645cm" svg:height="0.573cm" svg:x="6.503cm" svg:y="21.649cm">
          <draw:text-box>
            <text:p text:style-name="P5"><text:span text:style-name="T9">@2</text:span></text:p>
          </draw:text-box>
        </draw:frame>
        <draw:line draw:style-name="gr10" draw:text-style-name="P9" draw:layer="layout" svg:x1="7.628cm" svg:y1="22.779cm" svg:x2="7.628cm" svg:y2="22.27cm">
          <text:p/>
        </draw:line>
        <draw:line draw:style-name="gr10" draw:text-style-name="P9" draw:layer="layout" svg:x1="11.792cm" svg:y1="22.779cm" svg:x2="11.792cm" svg:y2="22.27cm">
          <text:p/>
        </draw:line>
        <draw:line draw:style-name="gr10" draw:text-style-name="P9" draw:layer="layout" svg:x1="15.187cm" svg:y1="22.779cm" svg:x2="15.187cm" svg:y2="22.27cm">
          <text:p/>
        </draw:line>
        <draw:line draw:style-name="gr10" draw:text-style-name="P9" draw:layer="layout" svg:x1="5.805cm" svg:y1="22.786cm" svg:x2="15.194cm" svg:y2="22.786cm">
          <text:p/>
        </draw:line>
        <draw:line draw:style-name="gr10" draw:text-style-name="P9" draw:layer="layout" svg:x1="5.812cm" svg:y1="23.303cm" svg:x2="5.812cm" svg:y2="22.793cm">
          <text:p/>
        </draw:line>
        <draw:frame draw:style-name="gr6" draw:text-style-name="P7" draw:layer="layout" svg:width="0.645cm" svg:height="0.573cm" svg:x="6.503cm" svg:y="22.173cm">
          <draw:text-box>
            <text:p text:style-name="P5"><text:span text:style-name="T9">@3</text:span></text:p>
          </draw:text-box>
        </draw:frame>
        <draw:line draw:style-name="gr10" draw:text-style-name="P9" draw:layer="layout" svg:x1="7.628cm" svg:y1="23.303cm" svg:x2="7.628cm" svg:y2="22.793cm">
          <text:p/>
        </draw:line>
        <draw:line draw:style-name="gr10" draw:text-style-name="P9" draw:layer="layout" svg:x1="11.792cm" svg:y1="23.303cm" svg:x2="11.792cm" svg:y2="22.793cm">
          <text:p/>
        </draw:line>
        <draw:line draw:style-name="gr10" draw:text-style-name="P9" draw:layer="layout" svg:x1="15.187cm" svg:y1="23.303cm" svg:x2="15.187cm" svg:y2="22.793cm">
          <text:p/>
        </draw:line>
        <draw:line draw:style-name="gr10" draw:text-style-name="P9" draw:layer="layout" svg:x1="5.805cm" svg:y1="23.31cm" svg:x2="15.194cm" svg:y2="23.31cm">
          <text:p/>
        </draw:line>
        <draw:line draw:style-name="gr10" draw:text-style-name="P9" draw:layer="layout" svg:x1="5.812cm" svg:y1="23.827cm" svg:x2="5.812cm" svg:y2="23.317cm">
          <text:p/>
        </draw:line>
        <draw:frame draw:style-name="gr6" draw:text-style-name="P7" draw:layer="layout" svg:width="0.662cm" svg:height="0.573cm" svg:x="6.503cm" svg:y="22.696cm">
          <draw:text-box>
            <text:p text:style-name="P5"><text:span text:style-name="T9">@4</text:span></text:p>
          </draw:text-box>
        </draw:frame>
        <draw:line draw:style-name="gr10" draw:text-style-name="P9" draw:layer="layout" svg:x1="7.628cm" svg:y1="23.827cm" svg:x2="7.628cm" svg:y2="23.317cm">
          <text:p/>
        </draw:line>
        <draw:line draw:style-name="gr10" draw:text-style-name="P9" draw:layer="layout" svg:x1="11.792cm" svg:y1="23.827cm" svg:x2="11.792cm" svg:y2="23.317cm">
          <text:p/>
        </draw:line>
        <draw:line draw:style-name="gr10" draw:text-style-name="P9" draw:layer="layout" svg:x1="15.187cm" svg:y1="23.827cm" svg:x2="15.187cm" svg:y2="23.317cm">
          <text:p/>
        </draw:line>
        <draw:line draw:style-name="gr10" draw:text-style-name="P9" draw:layer="layout" svg:x1="5.805cm" svg:y1="23.834cm" svg:x2="15.194cm" svg:y2="23.834cm">
          <text:p/>
        </draw:line>
        <draw:line draw:style-name="gr10" draw:text-style-name="P9" draw:layer="layout" svg:x1="5.812cm" svg:y1="24.35cm" svg:x2="5.812cm" svg:y2="23.841cm">
          <text:p/>
        </draw:line>
        <draw:frame draw:style-name="gr6" draw:text-style-name="P7" draw:layer="layout" svg:width="0.645cm" svg:height="0.573cm" svg:x="6.503cm" svg:y="23.22cm">
          <draw:text-box>
            <text:p text:style-name="P5"><text:span text:style-name="T9">@5</text:span></text:p>
          </draw:text-box>
        </draw:frame>
        <draw:line draw:style-name="gr10" draw:text-style-name="P9" draw:layer="layout" svg:x1="7.628cm" svg:y1="24.35cm" svg:x2="7.628cm" svg:y2="23.841cm">
          <text:p/>
        </draw:line>
        <draw:line draw:style-name="gr10" draw:text-style-name="P9" draw:layer="layout" svg:x1="11.792cm" svg:y1="24.35cm" svg:x2="11.792cm" svg:y2="23.841cm">
          <text:p/>
        </draw:line>
        <draw:line draw:style-name="gr10" draw:text-style-name="P9" draw:layer="layout" svg:x1="15.187cm" svg:y1="24.35cm" svg:x2="15.187cm" svg:y2="23.841cm">
          <text:p/>
        </draw:line>
        <draw:line draw:style-name="gr10" draw:text-style-name="P9" draw:layer="layout" svg:x1="5.8cm" svg:y1="24.4cm" svg:x2="15.189cm" svg:y2="24.4cm">
          <text:p/>
        </draw:line>
        <draw:line draw:style-name="gr10" draw:text-style-name="P9" draw:layer="layout" svg:x1="5.812cm" svg:y1="24.874cm" svg:x2="5.812cm" svg:y2="24.364cm">
          <text:p/>
        </draw:line>
        <draw:frame draw:style-name="gr6" draw:text-style-name="P7" draw:layer="layout" svg:width="0.645cm" svg:height="0.573cm" svg:x="6.504cm" svg:y="23.744cm">
          <draw:text-box>
            <text:p text:style-name="P5"><text:span text:style-name="T9">@6</text:span></text:p>
          </draw:text-box>
        </draw:frame>
        <draw:line draw:style-name="gr10" draw:text-style-name="P9" draw:layer="layout" svg:x1="7.628cm" svg:y1="24.874cm" svg:x2="7.628cm" svg:y2="24.364cm">
          <text:p/>
        </draw:line>
        <draw:line draw:style-name="gr10" draw:text-style-name="P9" draw:layer="layout" svg:x1="11.792cm" svg:y1="24.874cm" svg:x2="11.792cm" svg:y2="24.364cm">
          <text:p/>
        </draw:line>
        <draw:line draw:style-name="gr10" draw:text-style-name="P9" draw:layer="layout" svg:x1="15.187cm" svg:y1="24.874cm" svg:x2="15.187cm" svg:y2="24.364cm">
          <text:p/>
        </draw:line>
        <draw:line draw:style-name="gr10" draw:text-style-name="P9" draw:layer="layout" svg:x1="5.805cm" svg:y1="24.881cm" svg:x2="15.194cm" svg:y2="24.881cm">
          <text:p/>
        </draw:line>
        <draw:line draw:style-name="gr10" draw:text-style-name="P9" draw:layer="layout" svg:x1="5.812cm" svg:y1="25.398cm" svg:x2="5.812cm" svg:y2="24.888cm">
          <text:p/>
        </draw:line>
        <draw:frame draw:style-name="gr6" draw:text-style-name="P7" draw:layer="layout" svg:width="0.662cm" svg:height="0.573cm" svg:x="6.503cm" svg:y="24.267cm">
          <draw:text-box>
            <text:p text:style-name="P5"><text:span text:style-name="T9">@7</text:span></text:p>
          </draw:text-box>
        </draw:frame>
        <draw:line draw:style-name="gr10" draw:text-style-name="P9" draw:layer="layout" svg:x1="7.628cm" svg:y1="25.398cm" svg:x2="7.628cm" svg:y2="24.888cm">
          <text:p/>
        </draw:line>
        <draw:line draw:style-name="gr10" draw:text-style-name="P9" draw:layer="layout" svg:x1="11.792cm" svg:y1="25.398cm" svg:x2="11.792cm" svg:y2="24.888cm">
          <text:p/>
        </draw:line>
        <draw:line draw:style-name="gr10" draw:text-style-name="P9" draw:layer="layout" svg:x1="15.187cm" svg:y1="25.398cm" svg:x2="15.187cm" svg:y2="24.888cm">
          <text:p/>
        </draw:line>
        <draw:line draw:style-name="gr10" draw:text-style-name="P9" draw:layer="layout" svg:x1="5.805cm" svg:y1="25.405cm" svg:x2="15.194cm" svg:y2="25.405cm">
          <text:p/>
        </draw:line>
        <draw:polygon draw:style-name="gr11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0.645cm" svg:height="0.573cm" svg:x="6.503cm" svg:y="24.791cm">
          <draw:text-box>
            <text:p text:style-name="P5"><text:span text:style-name="T9">@8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1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12">esiea</text:span></text:p>
          </draw:text-box>
        </draw:frame>
        <draw:frame draw:style-name="gr12" draw:text-style-name="P13" draw:layer="layout" svg:width="7.4cm" svg:height="4cm" svg:x="7.7cm" svg:y="21.3cm">
          <draw:text-box>
            <text:p text:style-name="P12"><text:span text:style-name="T13"><text:tab/></text:span><text:span text:style-name="T13"><text:tab/></text:span><text:span text:style-name="T13">2</text:span><text:span text:style-name="T13"><text:tab/></text:span><text:span text:style-name="T13"><text:tab/></text:span><text:span text:style-name="T13"><text:tab/></text:span><text:span text:style-name="T13">a</text:span></text:p>
            <text:p text:style-name="P12"><text:span text:style-name="T13">-3 puis <text:s/></text:span><text:span text:style-name="T13">5 <text:s/>puis </text:span><text:span text:style-name="T13">2 </text:span><text:span text:style-name="T13"><text:tab/></text:span><text:span text:style-name="T13"><text:tab/></text:span><text:span text:style-name="T13"><text:tab/></text:span><text:span text:style-name="T13">b</text:span></text:p>
            <text:p text:style-name="P12"><text:span text:style-name="T13"><text:tab/></text:span><text:span text:style-name="T13"><text:tab/></text:span><text:span text:style-name="T13">&amp;b</text:span><text:span text:style-name="T13"><text:tab/></text:span><text:span text:style-name="T13"><text:tab/></text:span><text:span text:style-name="T13">pointeu</text:span><text:span text:style-name="T13">r</text:span></text:p>
          </draw:text-box>
        </draw:frame>
      </draw:page>
      <draw:page draw:name="page2" draw:style-name="dp1" draw:master-page-name="master-page58">
        <draw:frame draw:style-name="gr6" draw:text-style-name="P7" draw:layer="layout" svg:width="6.792cm" svg:height="0.573cm" svg:x="2.5cm" svg:y="2.077cm">
          <draw:text-box>
            <text:p text:style-name="P5"><text:span text:style-name="T5">Exerci</text:span><text:span text:style-name="T5">ce 2.</text:span><text:span text:style-name="T2"> </text:span><text:span text:style-name="T2">La </text:span><text:span text:style-name="T2">mémoi</text:span><text:span text:style-name="T2">re II, </text:span><text:span text:style-name="T2">le </text:span><text:span text:style-name="T2">retour</text:span></text:p>
          </draw:text-box>
        </draw:frame>
        <draw:path draw:style-name="gr8" draw:text-style-name="P9" draw:layer="layout" svg:width="16.668cm" svg:height="7.486cm" svg:x="2.166cm" svg:y="3.39cm" svg:viewBox="0 0 16669 7487" svg:d="M0 164c0-91 73-164 164-164h16341c90 0 164 73 164 164v7159c0 91-74 164-164 164h-16341c-91 0-164-73-164-164z">
          <text:p/>
        </draw:path>
        <draw:frame draw:style-name="gr6" draw:text-style-name="P7" draw:layer="layout" svg:width="5.467cm" svg:height="0.573cm" svg:x="1.3cm" svg:y="0.427cm">
          <draw:text-box>
            <text:p text:style-name="P5"><text:span text:style-name="T6">Consi</text:span><text:span text:style-name="T6">déron</text:span><text:span text:style-name="T6">s le </text:span><text:span text:style-name="T6">code </text:span><text:span text:style-name="T6">suivan</text:span><text:span text:style-name="T6">t.</text:span></text:p>
          </draw:text-box>
        </draw:frame>
        <draw:frame draw:style-name="gr9" draw:text-style-name="P10" draw:layer="layout" svg:width="0.28cm" svg:height="0.378cm" svg:x="2.667cm" svg:y="3.673cm">
          <draw:text-box>
            <text:p text:style-name="P5"><text:span text:style-name="T7">1</text:span></text:p>
          </draw:text-box>
        </draw:frame>
        <draw:frame draw:style-name="gr6" draw:text-style-name="P7" draw:layer="layout" svg:width="1.894cm" svg:height="0.573cm" svg:x="3.168cm" svg:y="3.522cm">
          <draw:text-box>
            <text:p text:style-name="P5"><text:span text:style-name="T8">int</text:span><text:span text:style-name="T9"> </text:span><text:span text:style-name="T9">main()</text:span></text:p>
          </draw:text-box>
        </draw:frame>
        <draw:frame draw:style-name="gr9" draw:text-style-name="P10" draw:layer="layout" svg:width="0.28cm" svg:height="0.378cm" svg:x="2.667cm" svg:y="4.183cm">
          <draw:text-box>
            <text:p text:style-name="P5"><text:span text:style-name="T7">2</text:span></text:p>
          </draw:text-box>
        </draw:frame>
        <draw:frame draw:style-name="gr6" draw:text-style-name="P7" draw:layer="layout" svg:width="0.421cm" svg:height="0.573cm" svg:x="3.168cm" svg:y="4.031cm">
          <draw:text-box>
            <text:p text:style-name="P5"><text:span text:style-name="T9">{</text:span></text:p>
          </draw:text-box>
        </draw:frame>
        <draw:frame draw:style-name="gr9" draw:text-style-name="P10" draw:layer="layout" svg:width="0.28cm" svg:height="0.378cm" svg:x="2.667cm" svg:y="4.692cm">
          <draw:text-box>
            <text:p text:style-name="P5"><text:span text:style-name="T7">3</text:span></text:p>
          </draw:text-box>
        </draw:frame>
        <draw:frame draw:style-name="gr6" draw:text-style-name="P7" draw:layer="layout" svg:width="0.852cm" svg:height="0.573cm" svg:x="3.602cm" svg:y="4.541cm">
          <draw:text-box>
            <text:p text:style-name="P5"><text:span text:style-name="T8">int</text:span><text:span text:style-name="T9"> i;</text:span></text:p>
          </draw:text-box>
        </draw:frame>
        <draw:frame draw:style-name="gr9" draw:text-style-name="P10" draw:layer="layout" svg:width="0.28cm" svg:height="0.378cm" svg:x="2.667cm" svg:y="5.202cm">
          <draw:text-box>
            <text:p text:style-name="P5"><text:span text:style-name="T7">4</text:span></text:p>
          </draw:text-box>
        </draw:frame>
        <draw:frame draw:style-name="gr6" draw:text-style-name="P7" draw:layer="layout" svg:width="8.045cm" svg:height="0.573cm" svg:x="3.602cm" svg:y="5.05cm">
          <draw:text-box>
            <text:p text:style-name="P5"><text:span text:style-name="T8">short</text:span><text:span text:style-name="T9"> </text:span><text:span text:style-name="T9">*tab = </text:span><text:span text:style-name="T9">NULL, </text:span><text:span text:style-name="T9">*pa = </text:span><text:span text:style-name="T9">NULL, </text:span><text:span text:style-name="T9">a = </text:span><text:span text:style-name="T9">1337;</text:span></text:p>
          </draw:text-box>
        </draw:frame>
        <draw:frame draw:style-name="gr9" draw:text-style-name="P10" draw:layer="layout" svg:width="0.28cm" svg:height="0.378cm" svg:x="2.667cm" svg:y="5.711cm">
          <draw:text-box>
            <text:p text:style-name="P5"><text:span text:style-name="T7">5</text:span></text:p>
          </draw:text-box>
        </draw:frame>
        <draw:frame draw:style-name="gr9" draw:text-style-name="P10" draw:layer="layout" svg:width="0.28cm" svg:height="0.378cm" svg:x="2.667cm" svg:y="6.221cm">
          <draw:text-box>
            <text:p text:style-name="P5"><text:span text:style-name="T7">6</text:span></text:p>
          </draw:text-box>
        </draw:frame>
        <draw:frame draw:style-name="gr6" draw:text-style-name="P7" draw:layer="layout" svg:width="1.636cm" svg:height="0.573cm" svg:x="3.602cm" svg:y="6.07cm">
          <draw:text-box>
            <text:p text:style-name="P5"><text:span text:style-name="T9">pa = </text:span><text:span text:style-name="T9">&amp;a;</text:span></text:p>
          </draw:text-box>
        </draw:frame>
        <draw:frame draw:style-name="gr9" draw:text-style-name="P10" draw:layer="layout" svg:width="0.28cm" svg:height="0.378cm" svg:x="2.667cm" svg:y="6.731cm">
          <draw:text-box>
            <text:p text:style-name="P5"><text:span text:style-name="T7">7</text:span></text:p>
          </draw:text-box>
        </draw:frame>
        <draw:frame draw:style-name="gr6" draw:text-style-name="P7" draw:layer="layout" svg:width="7.465cm" svg:height="0.573cm" svg:x="3.602cm" svg:y="6.579cm">
          <draw:text-box>
            <text:p text:style-name="P5"><text:span text:style-name="T9">tab = </text:span><text:span text:style-name="T9">(</text:span><text:span text:style-name="T8">short</text:span><text:span text:style-name="T9">*)</text:span><text:span text:style-name="T14">callo</text:span><text:span text:style-name="T14">c</text:span><text:span text:style-name="T9">(</text:span><text:span text:style-name="T15"> size</text:span><text:span text:style-name="T15">of</text:span><text:span text:style-name="T9">(</text:span><text:span text:style-name="T8">sho</text:span><text:span text:style-name="T8">rt</text:span><text:span text:style-name="T9">), </text:span><text:span text:style-name="T9">4 );</text:span></text:p>
          </draw:text-box>
        </draw:frame>
        <draw:frame draw:style-name="gr9" draw:text-style-name="P10" draw:layer="layout" svg:width="0.28cm" svg:height="0.378cm" svg:x="2.667cm" svg:y="7.24cm">
          <draw:text-box>
            <text:p text:style-name="P5"><text:span text:style-name="T7">8</text:span></text:p>
          </draw:text-box>
        </draw:frame>
        <draw:frame draw:style-name="gr9" draw:text-style-name="P10" draw:layer="layout" svg:width="0.28cm" svg:height="0.378cm" svg:x="2.667cm" svg:y="7.75cm">
          <draw:text-box>
            <text:p text:style-name="P5"><text:span text:style-name="T7">9</text:span></text:p>
          </draw:text-box>
        </draw:frame>
        <draw:frame draw:style-name="gr6" draw:text-style-name="P7" draw:layer="layout" svg:width="5.557cm" svg:height="0.573cm" svg:x="3.602cm" svg:y="7.598cm">
          <draw:text-box>
            <text:p text:style-name="P5"><text:span text:style-name="T15">for</text:span><text:span text:style-name="T9"> ( i </text:span><text:span text:style-name="T9">= 0; i </text:span><text:span text:style-name="T9">&lt; 4; i+</text:span><text:span text:style-name="T9">+, a </text:span><text:span text:style-name="T9">+= i )</text:span></text:p>
          </draw:text-box>
        </draw:frame>
        <draw:frame draw:style-name="gr9" draw:text-style-name="P10" draw:layer="layout" svg:width="0.349cm" svg:height="0.378cm" svg:x="2.518cm" svg:y="8.26cm">
          <draw:text-box>
            <text:p text:style-name="P5"><text:span text:style-name="T7">10</text:span></text:p>
          </draw:text-box>
        </draw:frame>
        <draw:frame draw:style-name="gr6" draw:text-style-name="P7" draw:layer="layout" svg:width="2.364cm" svg:height="0.573cm" svg:x="4.253cm" svg:y="8.108cm">
          <draw:text-box>
            <text:p text:style-name="P5"><text:span text:style-name="T9">tab[i] </text:span><text:span text:style-name="T9">= *pa;</text:span></text:p>
          </draw:text-box>
        </draw:frame>
        <draw:frame draw:style-name="gr9" draw:text-style-name="P10" draw:layer="layout" svg:width="0.349cm" svg:height="0.378cm" svg:x="2.518cm" svg:y="8.769cm">
          <draw:text-box>
            <text:p text:style-name="P5"><text:span text:style-name="T7">11</text:span></text:p>
          </draw:text-box>
        </draw:frame>
        <draw:frame draw:style-name="gr9" draw:text-style-name="P10" draw:layer="layout" svg:width="0.336cm" svg:height="0.378cm" svg:x="2.518cm" svg:y="9.279cm">
          <draw:text-box>
            <text:p text:style-name="P5"><text:span text:style-name="T7">12</text:span></text:p>
          </draw:text-box>
        </draw:frame>
        <draw:frame draw:style-name="gr6" draw:text-style-name="P7" draw:layer="layout" svg:width="2.606cm" svg:height="0.573cm" svg:x="3.602cm" svg:y="9.127cm">
          <draw:text-box>
            <text:p text:style-name="P5"><text:span text:style-name="T9">pa = </text:span><text:span text:style-name="T9">&amp;tab[</text:span><text:span text:style-name="T9">2];</text:span></text:p>
          </draw:text-box>
        </draw:frame>
        <draw:frame draw:style-name="gr9" draw:text-style-name="P10" draw:layer="layout" svg:width="0.336cm" svg:height="0.378cm" svg:x="2.518cm" svg:y="9.788cm">
          <draw:text-box>
            <text:p text:style-name="P5"><text:span text:style-name="T7">13</text:span></text:p>
          </draw:text-box>
        </draw:frame>
        <draw:frame draw:style-name="gr6" draw:text-style-name="P7" draw:layer="layout" svg:width="3.384cm" svg:height="0.573cm" svg:x="3.602cm" svg:y="9.637cm">
          <draw:text-box>
            <text:p text:style-name="P5"><text:span text:style-name="T9">*pa </text:span><text:span text:style-name="T9">+= </text:span><text:span text:style-name="T9">*(pa + </text:span><text:span text:style-name="T9">1);</text:span></text:p>
          </draw:text-box>
        </draw:frame>
        <draw:frame draw:style-name="gr9" draw:text-style-name="P10" draw:layer="layout" svg:width="0.349cm" svg:height="0.378cm" svg:x="2.518cm" svg:y="10.298cm">
          <draw:text-box>
            <text:p text:style-name="P5"><text:span text:style-name="T7">14</text:span></text:p>
          </draw:text-box>
        </draw:frame>
        <draw:frame draw:style-name="gr6" draw:text-style-name="P7" draw:layer="layout" svg:width="0.421cm" svg:height="0.573cm" svg:x="3.168cm" svg:y="10.147cm">
          <draw:text-box>
            <text:p text:style-name="P5"><text:span text:style-name="T9">}</text:span></text:p>
          </draw:text-box>
        </draw:frame>
        <draw:frame draw:style-name="gr6" draw:text-style-name="P7" draw:layer="layout" svg:width="0.789cm" svg:height="0.573cm" svg:x="2.5cm" svg:y="11.088cm">
          <draw:text-box>
            <text:p text:style-name="P5"><text:span text:style-name="T16">2.1)</text:span></text:p>
          </draw:text-box>
        </draw:frame>
        <draw:frame draw:style-name="gr6" draw:text-style-name="P7" draw:layer="layout" svg:width="14.031cm" svg:height="0.573cm" svg:x="3.635cm" svg:y="11.088cm">
          <draw:text-box>
            <text:p text:style-name="P5"><text:span text:style-name="T6">Décriv</text:span><text:span text:style-name="T6">ez </text:span><text:span text:style-name="T6">l’effet </text:span><text:span text:style-name="T6">des </text:span><text:span text:style-name="T6">lignes </text:span><text:span text:style-name="T6">de </text:span><text:span text:style-name="T6">code </text:span><text:span text:style-name="T6">suivan</text:span><text:span text:style-name="T6">tes, </text:span><text:span text:style-name="T6">extrait</text:span><text:span text:style-name="T6">es du </text:span><text:span text:style-name="T6">code </text:span><text:span text:style-name="T6">ci-</text:span><text:span text:style-name="T6">dessu</text:span><text:span text:style-name="T6">s :</text:span></text:p>
          </draw:text-box>
        </draw:frame>
        <draw:frame draw:style-name="gr6" draw:text-style-name="P7" draw:layer="layout" svg:width="7.931cm" svg:height="0.573cm" svg:x="3.635cm" svg:y="11.598cm">
          <draw:text-box>
            <text:p text:style-name="P5"><text:span text:style-name="T6">—</text:span><text:span text:style-name="T9"> </text:span><text:span text:style-name="T9">tab </text:span><text:span text:style-name="T9">= </text:span><text:span text:style-name="T9">(short</text:span><text:span text:style-name="T9">*)callo</text:span><text:span text:style-name="T9">c( size</text:span><text:span text:style-name="T9">of(sho</text:span><text:span text:style-name="T9">rt), </text:span><text:span text:style-name="T9">4 );</text:span></text:p>
          </draw:text-box>
        </draw:frame>
        <draw:frame draw:style-name="gr6" draw:text-style-name="P7" draw:layer="layout" svg:width="6.089cm" svg:height="0.573cm" svg:x="3.635cm" svg:y="12.108cm">
          <draw:text-box>
            <text:p text:style-name="P5"><text:span text:style-name="T6">—</text:span><text:span text:style-name="T9"> </text:span><text:span text:style-name="T9">for </text:span><text:span text:style-name="T9">( i = 0; </text:span><text:span text:style-name="T9">i &lt; 4; </text:span><text:span text:style-name="T9">i++, a </text:span><text:span text:style-name="T9">+= i )</text:span></text:p>
          </draw:text-box>
        </draw:frame>
        <draw:frame draw:style-name="gr6" draw:text-style-name="P7" draw:layer="layout" svg:width="3.934cm" svg:height="0.573cm" svg:x="3.635cm" svg:y="12.617cm">
          <draw:text-box>
            <text:p text:style-name="P5"><text:span text:style-name="T6">—</text:span><text:span text:style-name="T9"> </text:span><text:span text:style-name="T9">*pa </text:span><text:span text:style-name="T9">+= </text:span><text:span text:style-name="T9">*(pa + </text:span><text:span text:style-name="T9">1);</text:span></text:p>
          </draw:text-box>
        </draw:frame>
        <draw:frame draw:style-name="gr6" draw:text-style-name="P7" draw:layer="layout" svg:width="0.772cm" svg:height="0.573cm" svg:x="2.5cm" svg:y="13.171cm">
          <draw:text-box>
            <text:p text:style-name="P5"><text:span text:style-name="T16">2.2)</text:span></text:p>
          </draw:text-box>
        </draw:frame>
        <draw:frame draw:style-name="gr6" draw:text-style-name="P7" draw:layer="layout" svg:width="15.213cm" svg:height="0.573cm" svg:x="3.635cm" svg:y="13.171cm">
          <draw:text-box>
            <text:p text:style-name="P5"><text:span text:style-name="T6">Compl</text:span><text:span text:style-name="T6">étez le </text:span><text:span text:style-name="T6">tablea</text:span><text:span text:style-name="T6">u </text:span><text:span text:style-name="T6">donné </text:span><text:span text:style-name="T6">à la fin </text:span><text:span text:style-name="T6">du TD </text:span><text:span text:style-name="T6">représ</text:span><text:span text:style-name="T6">entant </text:span><text:span text:style-name="T6">l’état </text:span><text:span text:style-name="T6">de la </text:span><text:span text:style-name="T6">mémoi</text:span><text:span text:style-name="T6">re</text:span><text:span text:style-name="T11"> à la</text:span></text:p>
          </draw:text-box>
        </draw:frame>
        <draw:frame draw:style-name="gr6" draw:text-style-name="P7" draw:layer="layout" svg:width="15.343cm" svg:height="0.573cm" svg:x="3.635cm" svg:y="13.681cm">
          <draw:text-box>
            <text:p text:style-name="P5"><text:span text:style-name="T11">fin de l’exécution </text:span><text:span text:style-name="T11">du code</text:span><text:span text:style-name="T6">. N’oubliez </text:span><text:span text:style-name="T6">pas de séparer les </text:span><text:span text:style-name="T6">différentes variables </text:span><text:span text:style-name="T6">par</text:span></text:p>
          </draw:text-box>
        </draw:frame>
        <draw:frame draw:style-name="gr6" draw:text-style-name="P7" draw:layer="layout" svg:width="4.54cm" svg:height="0.573cm" svg:x="3.635cm" svg:y="14.191cm">
          <draw:text-box>
            <text:p text:style-name="P5"><text:span text:style-name="T6">un trait dans le tableau.</text:span></text:p>
          </draw:text-box>
        </draw:frame>
        <draw:frame draw:style-name="gr6" draw:text-style-name="P7" draw:layer="layout" svg:width="10.687cm" svg:height="0.573cm" svg:x="8.29cm" svg:y="14.191cm">
          <draw:text-box>
            <text:p text:style-name="P5"><text:span text:style-name="T6">Les deux premières variables vous sont </text:span><text:span text:style-name="T6">données en tant</text:span></text:p>
          </draw:text-box>
        </draw:frame>
        <draw:path draw:style-name="gr4" draw:text-style-name="P4" draw:layer="layout" svg:width="2.909cm" svg:height="0.14cm" svg:x="2.499cm" svg:y="16.208cm" svg:viewBox="0 0 2910 141" svg:d="M0 0h839c38 0 70 31 70 70v18h1948c29 0 53 24 53 53h-2839c-39 0-71-31-71-71z">
          <text:p/>
        </draw:path>
        <draw:frame draw:style-name="gr6" draw:text-style-name="P7" draw:layer="layout" svg:width="2.301cm" svg:height="0.573cm" svg:x="3.635cm" svg:y="14.7cm">
          <draw:text-box>
            <text:p text:style-name="P5"><text:span text:style-name="T6">q</text:span><text:span text:style-name="T6">u</text:span><text:span text:style-name="T6">’</text:span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text:span text:style-name="T6">.</text:span></text:p>
          </draw:text-box>
        </draw:frame>
        <draw:frame draw:style-name="gr5" draw:text-style-name="P6" draw:layer="layout" svg:width="0.561cm" svg:height="0.763cm" svg:x="2.5cm" svg:y="16.43cm">
          <draw:text-box>
            <text:p text:style-name="P5"><text:span text:style-name="T4">2</text:span><text:span text:style-name="T4">.</text:span></text:p>
          </draw:text-box>
        </draw:frame>
        <draw:frame draw:style-name="gr5" draw:text-style-name="P6" draw:layer="layout" svg:width="2.953cm" svg:height="0.763cm" svg:x="3.408cm" svg:y="16.43cm">
          <draw:text-box>
            <text:p text:style-name="P5"><text:span text:style-name="T4">La pratique</text:span></text:p>
          </draw:text-box>
        </draw:frame>
        <draw:frame draw:style-name="gr6" draw:text-style-name="P7" draw:layer="layout" svg:width="6.606cm" svg:height="0.573cm" svg:x="2.5cm" svg:y="17.609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3</text:span><text:span text:style-name="T5">.</text:span><text:span text:style-name="T2"> </text:span><text:span text:style-name="T2">A</text:span><text:span text:style-name="T2">d</text:span><text:span text:style-name="T2">r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d</text:span><text:span text:style-name="T2">e</text:span><text:span text:style-name="T2">s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/text:p>
          </draw:text-box>
        </draw:frame>
        <draw:frame draw:style-name="gr6" draw:text-style-name="P7" draw:layer="layout" svg:width="0.789cm" svg:height="0.573cm" svg:x="2.5cm" svg:y="18.163cm">
          <draw:text-box>
            <text:p text:style-name="P5"><text:span text:style-name="T16">3</text:span><text:span text:style-name="T16">.</text:span><text:span text:style-name="T16">1</text:span><text:span text:style-name="T16">)</text:span></text:p>
          </draw:text-box>
        </draw:frame>
        <draw:frame draw:style-name="gr6" draw:text-style-name="P7" draw:layer="layout" svg:width="6.83cm" svg:height="0.573cm" svg:x="3.635cm" svg:y="18.163cm">
          <draw:text-box>
            <text:p text:style-name="P5"><text:span text:style-name="T6">Pour </text:span><text:span text:style-name="T6">chacun </text:span><text:span text:style-name="T6">des </text:span><text:span text:style-name="T6">éléments </text:span><text:span text:style-name="T6">suivants,</text:span></text:p>
          </draw:text-box>
        </draw:frame>
        <draw:frame draw:style-name="gr6" draw:text-style-name="P7" draw:layer="layout" svg:width="6.056cm" svg:height="0.573cm" svg:x="10.432cm" svg:y="18.163cm">
          <draw:text-box>
            <text:p text:style-name="P5"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 </text:span><text:span text:style-name="T6">l</text:span><text:span text:style-name="T6">’</text:span><text:span text:style-name="T6">a</text:span><text:span text:style-name="T6">d</text:span><text:span text:style-name="T6">r</text:span><text:span text:style-name="T6">e</text:span><text:span text:style-name="T6">s</text:span><text:span text:style-name="T6">s</text:span><text:span text:style-name="T6">e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b</text:span><text:span text:style-name="T6">l</text:span><text:span text:style-name="T6">e</text:span><text:span text:style-name="T6">.</text:span></text:p>
          </draw:text-box>
        </draw:frame>
        <draw:frame draw:style-name="gr6" draw:text-style-name="P7" draw:layer="layout" svg:width="0.421cm" svg:height="0.573cm" svg:x="16.496cm" svg:y="18.163cm">
          <draw:text-box>
            <text:p text:style-name="P5"><text:span text:style-name="T6">Si</text:span></text:p>
          </draw:text-box>
        </draw:frame>
        <draw:frame draw:style-name="gr6" draw:text-style-name="P7" draw:layer="layout" svg:width="1.505cm" svg:height="0.573cm" svg:x="17.038cm" svg:y="18.163cm">
          <draw:text-box>
            <text:p text:style-name="P5"><text:span text:style-name="T6">c’est </text:span><text:span text:style-name="T6">un</text:span></text:p>
          </draw:text-box>
        </draw:frame>
        <draw:frame draw:style-name="gr6" draw:text-style-name="P7" draw:layer="layout" svg:width="16.355cm" svg:height="0.573cm" svg:x="3.635cm" svg:y="18.673cm">
          <draw:text-box>
            <text:p text:style-name="P5"><text:span text:style-name="T6">pointeu</text:span><text:span text:style-name="T6">r, </text:span><text:span text:style-name="T6">afficher </text:span><text:span text:style-name="T6">égalem</text:span><text:span text:style-name="T6">ent </text:span><text:span text:style-name="T6">l’adress</text:span><text:span text:style-name="T6">e </text:span><text:span text:style-name="T6">pointée </text:span><text:span text:style-name="T6">et si </text:span><text:span text:style-name="T6">c’est un </text:span><text:span text:style-name="T6">tableau</text:span><text:span text:style-name="T6">, </text:span><text:span text:style-name="T6">afficher </text:span><text:span text:style-name="T6">l’adress</text:span><text:span text:style-name="T6">e</text:span></text:p>
          </draw:text-box>
        </draw:frame>
        <draw:frame draw:style-name="gr6" draw:text-style-name="P7" draw:layer="layout" svg:width="3.85cm" svg:height="0.573cm" svg:x="3.635cm" svg:y="19.182cm">
          <draw:text-box>
            <text:p text:style-name="P5"><text:span text:style-name="T6">du </text:span><text:span text:style-name="T6">premier </text:span><text:span text:style-name="T6">élément</text:span><text:span text:style-name="T6">.</text:span></text:p>
          </draw:text-box>
        </draw:frame>
        <draw:frame draw:style-name="gr6" draw:text-style-name="P7" draw:layer="layout" svg:width="5.556cm" svg:height="0.573cm" svg:x="3.635cm" svg:y="19.692cm">
          <draw:text-box>
            <text:p text:style-name="P5"><text:span text:style-name="T6">—</text:span><text:span text:style-name="T6"> </text:span><text:span text:style-name="T6">U</text:span><text:span text:style-name="T6">n</text:span><text:span text:style-name="T6">e </text:span><text:span text:style-name="T6">v</text:span><text:span text:style-name="T6">ar</text:span><text:span text:style-name="T6">ia</text:span><text:span text:style-name="T6">bl</text:span><text:span text:style-name="T6">e </text:span><text:span text:style-name="T6">d</text:span><text:span text:style-name="T6">e </text:span><text:span text:style-name="T6">ty</text:span><text:span text:style-name="T6">p</text:span><text:span text:style-name="T6">e</text:span><text:span text:style-name="T9"> </text:span><text:span text:style-name="T9">fl</text:span><text:span text:style-name="T9">o</text:span><text:span text:style-name="T9">at</text:span><text:span text:style-name="T6">,</text:span></text:p>
          </draw:text-box>
        </draw:frame>
        <draw:frame draw:style-name="gr6" draw:text-style-name="P7" draw:layer="layout" svg:width="6.846cm" svg:height="0.573cm" svg:x="3.635cm" svg:y="20.202cm">
          <draw:text-box>
            <text:p text:style-name="P5"><text:span text:style-name="T6">— </text:span><text:span text:style-name="T6">un </text:span><text:span text:style-name="T6">tableau </text:span><text:span text:style-name="T6">statiqu</text:span><text:span text:style-name="T6">e de </text:span><text:span text:style-name="T6">type</text:span><text:span text:style-name="T9"> </text:span><text:span text:style-name="T9">char</text:span><text:span text:style-name="T6">,</text:span></text:p>
          </draw:text-box>
        </draw:frame>
        <draw:frame draw:style-name="gr6" draw:text-style-name="P7" draw:layer="layout" svg:width="8.743cm" svg:height="0.573cm" svg:x="3.635cm" svg:y="20.711cm">
          <draw:text-box>
            <text:p text:style-name="P5"><text:span text:style-name="T6">— </text:span><text:span text:style-name="T6">un </text:span><text:span text:style-name="T6">pointe</text:span><text:span text:style-name="T6">ur sur </text:span><text:span text:style-name="T6">la </text:span><text:span text:style-name="T6">chaîne</text:span><text:span text:style-name="T9"> </text:span><text:span text:style-name="T9">"Doug</text:span><text:span text:style-name="T9">las </text:span><text:span text:style-name="T9">Power</text:span><text:span text:style-name="T9">"</text:span><text:span text:style-name="T6">,</text:span></text:p>
          </draw:text-box>
        </draw:frame>
        <draw:frame draw:style-name="gr6" draw:text-style-name="P7" draw:layer="layout" svg:width="12.838cm" svg:height="0.573cm" svg:x="3.635cm" svg:y="21.221cm">
          <draw:text-box>
            <text:p text:style-name="P5"><text:span text:style-name="T6">— </text:span><text:span text:style-name="T6">un </text:span><text:span text:style-name="T6">pointeu</text:span><text:span text:style-name="T6">r sur un </text:span><text:span text:style-name="T6">tableau </text:span><text:span text:style-name="T6">de type</text:span><text:span text:style-name="T9"> </text:span><text:span text:style-name="T9">short</text:span><text:span text:style-name="T6"> </text:span><text:span text:style-name="T6">alloué </text:span><text:span text:style-name="T6">dynami</text:span><text:span text:style-name="T6">quemen</text:span><text:span text:style-name="T6">t.</text:span></text:p>
          </draw:text-box>
        </draw:frame>
        <draw:frame draw:style-name="gr6" draw:text-style-name="P7" draw:layer="layout" svg:width="0.772cm" svg:height="0.573cm" svg:x="2.5cm" svg:y="21.775cm">
          <draw:text-box>
            <text:p text:style-name="P5"><text:span text:style-name="T16">3.2)</text:span></text:p>
          </draw:text-box>
        </draw:frame>
        <draw:frame draw:style-name="gr6" draw:text-style-name="P7" draw:layer="layout" svg:width="15.996cm" svg:height="0.573cm" svg:x="3.635cm" svg:y="21.775cm">
          <draw:text-box>
            <text:p text:style-name="P5"><text:span text:style-name="T6">Vous </text:span><text:span text:style-name="T6">devez </text:span><text:span text:style-name="T6">alors </text:span><text:span text:style-name="T6">group</text:span><text:span text:style-name="T6">er les </text:span><text:span text:style-name="T6">variab</text:span><text:span text:style-name="T6">les </text:span><text:span text:style-name="T6">suivan</text:span><text:span text:style-name="T6">t les </text:span><text:span text:style-name="T6">adres</text:span><text:span text:style-name="T6">ses </text:span><text:span text:style-name="T6">qu’elle</text:span><text:span text:style-name="T6">s </text:span><text:span text:style-name="T6">possè</text:span><text:span text:style-name="T6">dent. </text:span><text:span text:style-name="T6">Les-</text:span></text:p>
          </draw:text-box>
        </draw:frame>
        <draw:frame draw:style-name="gr6" draw:text-style-name="P7" draw:layer="layout" svg:width="8.35cm" svg:height="0.573cm" svg:x="3.635cm" svg:y="22.285cm">
          <draw:text-box>
            <text:p text:style-name="P5"><text:span text:style-name="T6">q</text:span><text:span text:style-name="T6">u</text:span><text:span text:style-name="T6">e</text:span><text:span text:style-name="T6">l</text:span><text:span text:style-name="T6">l</text:span><text:span text:style-name="T6">e</text:span><text:span text:style-name="T6">s</text:span><text:span text:style-name="T6"> </text:span><text:span text:style-name="T6">s</text:span><text:span text:style-name="T6">o</text:span><text:span text:style-name="T6">n</text:span><text:span text:style-name="T6">t</text:span><text:span text:style-name="T6"> </text:span><text:span text:style-name="T6">s</text:span><text:span text:style-name="T6">u</text:span><text:span text:style-name="T6">r</text:span><text:span text:style-name="T6"> </text:span><text:span text:style-name="T6">l</text:span><text:span text:style-name="T6">a</text:span><text:span text:style-name="T6"> </text:span><text:span text:style-name="T6">p</text:span><text:span text:style-name="T6">i</text:span><text:span text:style-name="T6">l</text:span><text:span text:style-name="T6">e</text:span><text:span text:style-name="T6">, </text:span><text:span text:style-name="T6">l</text:span><text:span text:style-name="T6">e</text:span><text:span text:style-name="T6"> </text:span><text:span text:style-name="T6">t</text:span><text:span text:style-name="T6">a</text:span><text:span text:style-name="T6">s</text:span><text:span text:style-name="T6">, </text:span><text:span text:style-name="T6">a</text:span><text:span text:style-name="T6">u</text:span><text:span text:style-name="T6">t</text:span><text:span text:style-name="T6">r</text:span><text:span text:style-name="T6">e</text:span><text:span text:style-name="T6"> </text:span><text:span text:style-name="T6">c</text:span><text:span text:style-name="T6">h</text:span><text:span text:style-name="T6">o</text:span><text:span text:style-name="T6">s</text:span><text:span text:style-name="T6">e</text:span><text:span text:style-name="T6"> </text:span><text:span text:style-name="T6">?</text:span></text:p>
          </draw:text-box>
        </draw:frame>
        <draw:frame draw:style-name="gr6" draw:text-style-name="P7" draw:layer="layout" svg:width="5.175cm" svg:height="0.573cm" svg:x="2.5cm" svg:y="23.091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 </text:span><text:span text:style-name="T5">4</text:span><text:span text:style-name="T5">.</text:span><text:span text:style-name="T2"> </text:span><text:span text:style-name="T2">F</text:span><text:span text:style-name="T2">u</text:span><text:span text:style-name="T2">n </text:span><text:span text:style-name="T2">w</text:span><text:span text:style-name="T2">it</text:span><text:span text:style-name="T2">h </text:span><text:span text:style-name="T2">t</text:span><text:span text:style-name="T2">a</text:span><text:span text:style-name="T2">b</text:span><text:span text:style-name="T2">l</text:span><text:span text:style-name="T2">e</text:span><text:span text:style-name="T2">s</text:span></text:p>
          </draw:text-box>
        </draw:frame>
        <draw:frame draw:style-name="gr6" draw:text-style-name="P7" draw:layer="layout" svg:width="0.806cm" svg:height="0.573cm" svg:x="2.5cm" svg:y="23.645cm">
          <draw:text-box>
            <text:p text:style-name="P5"><text:span text:style-name="T16">4.1)</text:span></text:p>
          </draw:text-box>
        </draw:frame>
        <draw:path draw:style-name="gr8" draw:text-style-name="P9" draw:layer="layout" svg:width="15.533cm" svg:height="0.861cm" svg:x="3.301cm" svg:y="24.554cm" svg:viewBox="0 0 15534 862" svg:d="M0 164c0-90 73-164 164-164h15206c90 0 164 74 164 164v533c0 91-74 165-164 165h-15206c-91 0-164-74-164-165z">
          <text:p/>
        </draw:path>
        <draw:frame draw:style-name="gr6" draw:text-style-name="P7" draw:layer="layout" svg:width="5.781cm" svg:height="0.573cm" svg:x="3.635cm" svg:y="23.645cm">
          <draw:text-box>
            <text:p text:style-name="P5"><text:span text:style-name="T6">Créez la </text:span><text:span text:style-name="T6">fonction de </text:span><text:span text:style-name="T6">prototype</text:span></text:p>
          </draw:text-box>
        </draw:frame>
        <draw:frame draw:style-name="gr9" draw:text-style-name="P10" draw:layer="layout" svg:width="0.28cm" svg:height="0.378cm" svg:x="3.802cm" svg:y="24.837cm">
          <draw:text-box>
            <text:p text:style-name="P5"><text:span text:style-name="T7">1</text:span></text:p>
          </draw:text-box>
        </draw:frame>
        <draw:frame draw:style-name="gr6" draw:text-style-name="P7" draw:layer="layout" svg:width="4.01cm" svg:height="0.573cm" svg:x="4.39cm" svg:y="24.7cm">
          <draw:text-box>
            <text:p text:style-name="P5"><text:span text:style-name="T8">int</text:span><text:span text:style-name="T9">* </text:span><text:span text:style-name="T9">Allo</text:span><text:span text:style-name="T9">cTa</text:span><text:span text:style-name="T9">b(</text:span><text:span text:style-name="T8"> i</text:span><text:span text:style-name="T8">nt</text:span><text:span text:style-name="T9"> </text:span><text:span text:style-name="T9">n );</text:span></text:p>
          </draw:text-box>
        </draw:frame>
        <draw:frame draw:style-name="gr6" draw:text-style-name="P7" draw:layer="layout" svg:width="15.67cm" svg:height="0.573cm" svg:x="3.635cm" svg:y="25.628cm">
          <draw:text-box>
            <text:p text:style-name="P5"><text:span text:style-name="T6">perme</text:span><text:span text:style-name="T6">ttant </text:span><text:span text:style-name="T6">d’allou</text:span><text:span text:style-name="T6">er un </text:span><text:span text:style-name="T6">tablea</text:span><text:span text:style-name="T6">u </text:span><text:span text:style-name="T6">d’entie</text:span><text:span text:style-name="T6">rs de </text:span><text:span text:style-name="T6">taille</text:span><text:span text:style-name="T9"> n</text:span><text:span text:style-name="T6"> </text:span><text:span text:style-name="T6">(dema</text:span><text:span text:style-name="T6">ndé à </text:span><text:span text:style-name="T6">l’utilis</text:span><text:span text:style-name="T6">ateur </text:span><text:span text:style-name="T6">avant</text:span></text:p>
          </draw:text-box>
        </draw:frame>
        <draw:frame draw:style-name="gr6" draw:text-style-name="P7" draw:layer="layout" svg:width="4.019cm" svg:height="0.573cm" svg:x="3.635cm" svg:y="26.137cm">
          <draw:text-box>
            <text:p text:style-name="P5"><text:span text:style-name="T6">l’appel </text:span><text:span text:style-name="T6">à la </text:span><text:span text:style-name="T6">foncti</text:span><text:span text:style-name="T6">on).</text:span></text:p>
          </draw:text-box>
        </draw:frame>
        <draw:frame draw:style-name="gr6" draw:text-style-name="P7" draw:layer="layout" svg:width="0.789cm" svg:height="0.573cm" svg:x="2.5cm" svg:y="26.691cm">
          <draw:text-box>
            <text:p text:style-name="P5"><text:span text:style-name="T16">4.2)</text:span></text:p>
          </draw:text-box>
        </draw:frame>
        <draw:polygon draw:style-name="gr11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5.781cm" svg:height="0.573cm" svg:x="3.635cm" svg:y="26.691cm">
          <draw:text-box>
            <text:p text:style-name="P5"><text:span text:style-name="T6">Créez </text:span><text:span text:style-name="T6">la </text:span><text:span text:style-name="T6">foncti</text:span><text:span text:style-name="T6">on de </text:span><text:span text:style-name="T6">protot</text:span><text:span text:style-name="T6">ype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2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12">esiea</text:span></text:p>
          </draw:text-box>
        </draw:frame>
        <draw:frame draw:style-name="gr13" draw:text-style-name="P15" draw:layer="layout" svg:width="7.8cm" svg:height="1.5cm" svg:x="11.7cm" svg:y="11.7cm">
          <draw:text-box>
            <text:p text:style-name="P14"><text:span text:style-name="T17">Alloue </text:span><text:span text:style-name="T17">4 </text:span><text:span text:style-name="T17">variabl</text:span><text:span text:style-name="T17">es short </text:span><text:span text:style-name="T17">au </text:span><text:span text:style-name="T17">tableau </text:span><text:span text:style-name="T17">et </text:span><text:span text:style-name="T17">remet a </text:span><text:span text:style-name="T17">0.</text:span></text:p>
            <text:p text:style-name="P14"><text:span text:style-name="T17">A </text:span><text:span text:style-name="T17">chaque </text:span><text:span text:style-name="T17">etape, i </text:span><text:span text:style-name="T17">prend </text:span><text:span text:style-name="T17">i+1 et a </text:span><text:span text:style-name="T17">prend </text:span><text:span text:style-name="T17">a+i</text:span></text:p>
            <text:p text:style-name="P14"><text:span text:style-name="T18">La valeur </text:span><text:span text:style-name="T18">de </text:span><text:span text:style-name="T18">l’adresse </text:span><text:span text:style-name="T18">pointé </text:span><text:span text:style-name="T18">prend sa </text:span><text:span text:style-name="T18">valeur </text:span><text:span text:style-name="T18">plus </text:span><text:span text:style-name="T18">valeur+1</text:span></text:p>
          </draw:text-box>
        </draw:frame>
      </draw:page>
      <draw:page draw:name="page3" draw:style-name="dp1" draw:master-page-name="master-page3">
        <draw:path draw:style-name="gr8" draw:text-style-name="P9" draw:layer="layout" svg:width="15.533cm" svg:height="0.861cm" svg:x="3.301cm" svg:y="2.127cm" svg:viewBox="0 0 15534 862" svg:d="M0 165c0-91 73-165 164-165h15206c90 0 164 74 164 165v533c0 90-74 164-164 164h-15206c-91 0-164-74-164-164z">
          <text:p/>
        </draw:path>
        <draw:frame draw:style-name="gr9" draw:text-style-name="P10" draw:layer="layout" svg:width="0.28cm" svg:height="0.378cm" svg:x="3.802cm" svg:y="2.41cm">
          <draw:text-box>
            <text:p text:style-name="P5"><text:span text:style-name="T7">1</text:span></text:p>
          </draw:text-box>
        </draw:frame>
        <draw:frame draw:style-name="gr6" draw:text-style-name="P7" draw:layer="layout" svg:width="7.982cm" svg:height="0.573cm" svg:x="4.303cm" svg:y="2.258cm">
          <draw:text-box>
            <text:p text:style-name="P5"><text:span text:style-name="T8">void</text:span><text:span text:style-name="T9"> </text:span><text:span text:style-name="T9">RandT</text:span><text:span text:style-name="T9">ab(</text:span><text:span text:style-name="T8"> int</text:span><text:span text:style-name="T9"> </text:span><text:span text:style-name="T9">*tab,</text:span><text:span text:style-name="T8"> </text:span><text:span text:style-name="T8">int</text:span><text:span text:style-name="T9"> n,</text:span><text:span text:style-name="T8"> </text:span><text:span text:style-name="T8">int</text:span><text:span text:style-name="T9"> a,</text:span><text:span text:style-name="T8"> </text:span><text:span text:style-name="T8">int</text:span><text:span text:style-name="T9"> b );</text:span></text:p>
          </draw:text-box>
        </draw:frame>
        <draw:frame draw:style-name="gr6" draw:text-style-name="P7" draw:layer="layout" svg:width="16.255cm" svg:height="0.573cm" svg:x="3.635cm" svg:y="3.115cm">
          <draw:text-box>
            <text:p text:style-name="P5"><text:span text:style-name="T6">perme</text:span><text:span text:style-name="T6">ttant </text:span><text:span text:style-name="T6">de </text:span><text:span text:style-name="T6">rempli</text:span><text:span text:style-name="T6">r le </text:span><text:span text:style-name="T6">tablea</text:span><text:span text:style-name="T6">u</text:span><text:span text:style-name="T9"> tab</text:span><text:span text:style-name="T6"> </text:span><text:span text:style-name="T6">de </text:span><text:span text:style-name="T6">taille</text:span><text:span text:style-name="T9"> n</text:span><text:span text:style-name="T6"> </text:span><text:span text:style-name="T6">avec </text:span><text:span text:style-name="T6">des </text:span><text:span text:style-name="T6">valeur</text:span><text:span text:style-name="T6">s </text:span><text:span text:style-name="T6">aléato</text:span><text:span text:style-name="T6">ires </text:span><text:span text:style-name="T6">compr</text:span><text:span text:style-name="T6">ises</text:span></text:p>
          </draw:text-box>
        </draw:frame>
        <draw:frame draw:style-name="gr6" draw:text-style-name="P7" draw:layer="layout" svg:width="3.546cm" svg:height="0.573cm" svg:x="3.635cm" svg:y="3.625cm">
          <draw:text-box>
            <text:p text:style-name="P5"><text:span text:style-name="T6">entre</text:span><text:span text:style-name="T9"> </text:span><text:span text:style-name="T9">a</text:span><text:span text:style-name="T6"> et</text:span><text:span text:style-name="T9"> b</text:span><text:span text:style-name="T6"> </text:span><text:span text:style-name="T6">inclus.</text:span></text:p>
          </draw:text-box>
        </draw:frame>
        <draw:frame draw:style-name="gr6" draw:text-style-name="P7" draw:layer="layout" svg:width="0.789cm" svg:height="0.573cm" svg:x="2.5cm" svg:y="4.156cm">
          <draw:text-box>
            <text:p text:style-name="P5"><text:span text:style-name="T16">4.3)</text:span></text:p>
          </draw:text-box>
        </draw:frame>
        <draw:path draw:style-name="gr8" draw:text-style-name="P9" draw:layer="layout" svg:width="15.533cm" svg:height="0.861cm" svg:x="3.301cm" svg:y="5.006cm" svg:viewBox="0 0 15534 862" svg:d="M0 164c0-91 73-164 164-164h15206c90 0 164 73 164 164v534c0 91-74 164-164 164h-15206c-91 0-164-73-164-164z">
          <text:p/>
        </draw:path>
        <draw:frame draw:style-name="gr6" draw:text-style-name="P7" draw:layer="layout" svg:width="5.781cm" svg:height="0.573cm" svg:x="3.635cm" svg:y="4.156cm">
          <draw:text-box>
            <text:p text:style-name="P5"><text:span text:style-name="T6">Créez </text:span><text:span text:style-name="T6">la </text:span><text:span text:style-name="T6">foncti</text:span><text:span text:style-name="T6">on de </text:span><text:span text:style-name="T6">protot</text:span><text:span text:style-name="T6">ype</text:span></text:p>
          </draw:text-box>
        </draw:frame>
        <draw:frame draw:style-name="gr9" draw:text-style-name="P10" draw:layer="layout" svg:width="0.28cm" svg:height="0.378cm" svg:x="3.802cm" svg:y="5.289cm">
          <draw:text-box>
            <text:p text:style-name="P5"><text:span text:style-name="T7">1</text:span></text:p>
          </draw:text-box>
        </draw:frame>
        <draw:frame draw:style-name="gr6" draw:text-style-name="P7" draw:layer="layout" svg:width="4.613cm" svg:height="0.573cm" svg:x="4.303cm" svg:y="5.137cm">
          <draw:text-box>
            <text:p text:style-name="P5"><text:span text:style-name="T8">void</text:span><text:span text:style-name="T9"> </text:span><text:span text:style-name="T9">FreeT</text:span><text:span text:style-name="T9">ab(</text:span><text:span text:style-name="T8"> int</text:span><text:span text:style-name="T9"> </text:span><text:span text:style-name="T9">*tab );</text:span></text:p>
          </draw:text-box>
        </draw:frame>
        <draw:frame draw:style-name="gr6" draw:text-style-name="P7" draw:layer="layout" svg:width="11.746cm" svg:height="0.573cm" svg:x="3.635cm" svg:y="5.994cm">
          <draw:text-box>
            <text:p text:style-name="P5"><text:span text:style-name="T6">libéra</text:span><text:span text:style-name="T6">nt le </text:span><text:span text:style-name="T6">tablea</text:span><text:span text:style-name="T6">u</text:span><text:span text:style-name="T9"> tab</text:span><text:span text:style-name="T6"> </text:span><text:span text:style-name="T6">précéd</text:span><text:span text:style-name="T6">emme</text:span><text:span text:style-name="T6">nt </text:span><text:span text:style-name="T6">alloué </text:span><text:span text:style-name="T6">dynam</text:span><text:span text:style-name="T6">iquem</text:span><text:span text:style-name="T6">ent.</text:span></text:p>
          </draw:text-box>
        </draw:frame>
        <draw:frame draw:style-name="gr6" draw:text-style-name="P7" draw:layer="layout" svg:width="0.806cm" svg:height="0.573cm" svg:x="2.5cm" svg:y="6.526cm">
          <draw:text-box>
            <text:p text:style-name="P5"><text:span text:style-name="T16">4.4)</text:span></text:p>
          </draw:text-box>
        </draw:frame>
        <draw:frame draw:style-name="gr6" draw:text-style-name="P7" draw:layer="layout" svg:width="15.416cm" svg:height="0.573cm" svg:x="3.635cm" svg:y="6.526cm">
          <draw:text-box>
            <text:p text:style-name="P5"><text:span text:style-name="T6">Faîtes </text:span><text:span text:style-name="T6">de </text:span><text:span text:style-name="T6">même </text:span><text:span text:style-name="T6">pour </text:span><text:span text:style-name="T6">les </text:span><text:span text:style-name="T6">tablea</text:span><text:span text:style-name="T6">ux à </text:span><text:span text:style-name="T6">deux </text:span><text:span text:style-name="T6">dimen</text:span><text:span text:style-name="T6">sions </text:span><text:span text:style-name="T6">en </text:span><text:span text:style-name="T6">codan</text:span><text:span text:style-name="T6">t les </text:span><text:span text:style-name="T6">foncti</text:span><text:span text:style-name="T6">ons </text:span><text:span text:style-name="T6">sui-</text:span></text:p>
          </draw:text-box>
        </draw:frame>
        <draw:path draw:style-name="gr8" draw:text-style-name="P9" draw:layer="layout" svg:width="15.533cm" svg:height="1.88cm" svg:x="3.301cm" svg:y="7.78cm" svg:viewBox="0 0 15534 1881" svg:d="M0 164c0-91 73-164 164-164h15206c90 0 164 73 164 164v1553c0 91-74 164-164 164h-15206c-91 0-164-73-164-164z">
          <text:p/>
        </draw:path>
        <draw:frame draw:style-name="gr6" draw:text-style-name="P7" draw:layer="layout" svg:width="1.374cm" svg:height="0.573cm" svg:x="3.635cm" svg:y="7.035cm">
          <draw:text-box>
            <text:p text:style-name="P5"><text:span text:style-name="T6">vantes</text:span><text:span text:style-name="T6">.</text:span></text:p>
          </draw:text-box>
        </draw:frame>
        <draw:frame draw:style-name="gr9" draw:text-style-name="P10" draw:layer="layout" svg:width="0.28cm" svg:height="0.378cm" svg:x="3.802cm" svg:y="8.063cm">
          <draw:text-box>
            <text:p text:style-name="P5"><text:span text:style-name="T7">1</text:span></text:p>
          </draw:text-box>
        </draw:frame>
        <draw:frame draw:style-name="gr6" draw:text-style-name="P7" draw:layer="layout" svg:width="7.596cm" svg:height="0.573cm" svg:x="4.303cm" svg:y="7.911cm">
          <draw:text-box>
            <text:p text:style-name="P5"><text:span text:style-name="T8">int</text:span><text:span text:style-name="T9">** </text:span><text:span text:style-name="T9">AllocM</text:span><text:span text:style-name="T9">at(</text:span><text:span text:style-name="T8"> int</text:span><text:span text:style-name="T9"> </text:span><text:span text:style-name="T9">nbRo</text:span><text:span text:style-name="T9">ws,</text:span><text:span text:style-name="T8"> int</text:span><text:span text:style-name="T9"> </text:span><text:span text:style-name="T9">nbCol</text:span><text:span text:style-name="T9">s );</text:span></text:p>
          </draw:text-box>
        </draw:frame>
        <draw:frame draw:style-name="gr9" draw:text-style-name="P10" draw:layer="layout" svg:width="0.28cm" svg:height="0.378cm" svg:x="3.802cm" svg:y="8.572cm">
          <draw:text-box>
            <text:p text:style-name="P5"><text:span text:style-name="T7">2</text:span></text:p>
          </draw:text-box>
        </draw:frame>
        <draw:frame draw:style-name="gr6" draw:text-style-name="P7" draw:layer="layout" svg:width="11.682cm" svg:height="0.573cm" svg:x="4.303cm" svg:y="8.421cm">
          <draw:text-box>
            <text:p text:style-name="P5"><text:span text:style-name="T8">void</text:span><text:span text:style-name="T9"> </text:span><text:span text:style-name="T9">Rand</text:span><text:span text:style-name="T9">Mat(</text:span><text:span text:style-name="T8"> i</text:span><text:span text:style-name="T8">nt</text:span><text:span text:style-name="T9"> </text:span><text:span text:style-name="T9">**mat,</text:span><text:span text:style-name="T8"> </text:span><text:span text:style-name="T8">int</text:span><text:span text:style-name="T9"> </text:span><text:span text:style-name="T9">nbRo</text:span><text:span text:style-name="T9">ws,</text:span><text:span text:style-name="T8"> int</text:span><text:span text:style-name="T9"> </text:span><text:span text:style-name="T9">nbCol</text:span><text:span text:style-name="T9">s,</text:span><text:span text:style-name="T8"> int</text:span><text:span text:style-name="T9"> </text:span><text:span text:style-name="T9">a,</text:span><text:span text:style-name="T8"> int</text:span><text:span text:style-name="T9"> </text:span><text:span text:style-name="T9">b );</text:span></text:p>
          </draw:text-box>
        </draw:frame>
        <draw:frame draw:style-name="gr9" draw:text-style-name="P10" draw:layer="layout" svg:width="0.28cm" svg:height="0.378cm" svg:x="3.802cm" svg:y="9.082cm">
          <draw:text-box>
            <text:p text:style-name="P5"><text:span text:style-name="T7">3</text:span></text:p>
          </draw:text-box>
        </draw:frame>
        <draw:frame draw:style-name="gr6" draw:text-style-name="P7" draw:layer="layout" svg:width="7.246cm" svg:height="0.573cm" svg:x="4.303cm" svg:y="8.93cm">
          <draw:text-box>
            <text:p text:style-name="P5"><text:span text:style-name="T8">void</text:span><text:span text:style-name="T9"> </text:span><text:span text:style-name="T9">FreeM</text:span><text:span text:style-name="T9">at(</text:span><text:span text:style-name="T8"> int</text:span><text:span text:style-name="T9"> </text:span><text:span text:style-name="T9">**mat,</text:span><text:span text:style-name="T8"> </text:span><text:span text:style-name="T8">int</text:span><text:span text:style-name="T9"> </text:span><text:span text:style-name="T9">nbRo</text:span><text:span text:style-name="T9">ws );</text:span></text:p>
          </draw:text-box>
        </draw:frame>
        <draw:frame draw:style-name="gr6" draw:text-style-name="P7" draw:layer="layout" svg:width="5.463cm" svg:height="0.573cm" svg:x="2.5cm" svg:y="9.974cm">
          <draw:text-box>
            <text:p text:style-name="P5"><text:span text:style-name="T5">Exerci</text:span><text:span text:style-name="T5">ce 5.</text:span><text:span text:style-name="T2"> </text:span><text:span text:style-name="T2">Le </text:span><text:span text:style-name="T2">pouvoi</text:span><text:span text:style-name="T2">r void </text:span><text:span text:style-name="T2">*</text:span></text:p>
          </draw:text-box>
        </draw:frame>
        <draw:path draw:style-name="gr8" draw:text-style-name="P9" draw:layer="layout" svg:width="16.668cm" svg:height="5.957cm" svg:x="2.166cm" svg:y="11.228cm" svg:viewBox="0 0 16669 5958" svg:d="M0 164c0-91 73-164 164-164h16341c90 0 164 73 164 164v5630c0 91-74 164-164 164h-16341c-91 0-164-73-164-164z">
          <text:p/>
        </draw:path>
        <draw:frame draw:style-name="gr6" draw:text-style-name="P7" draw:layer="layout" svg:width="5.467cm" svg:height="0.573cm" svg:x="2.5cm" svg:y="10.484cm">
          <draw:text-box>
            <text:p text:style-name="P5"><text:span text:style-name="T6">Consi</text:span><text:span text:style-name="T6">déron</text:span><text:span text:style-name="T6">s le </text:span><text:span text:style-name="T6">code </text:span><text:span text:style-name="T6">suivan</text:span><text:span text:style-name="T6">t.</text:span></text:p>
          </draw:text-box>
        </draw:frame>
        <draw:frame draw:style-name="gr9" draw:text-style-name="P10" draw:layer="layout" svg:width="0.28cm" svg:height="0.378cm" svg:x="2.667cm" svg:y="11.511cm">
          <draw:text-box>
            <text:p text:style-name="P5"><text:span text:style-name="T7">1</text:span></text:p>
          </draw:text-box>
        </draw:frame>
        <draw:frame draw:style-name="gr6" draw:text-style-name="P7" draw:layer="layout" svg:width="1.894cm" svg:height="0.573cm" svg:x="3.168cm" svg:y="11.359cm">
          <draw:text-box>
            <text:p text:style-name="P5"><text:span text:style-name="T8">int</text:span><text:span text:style-name="T9"> </text:span><text:span text:style-name="T9">main()</text:span></text:p>
          </draw:text-box>
        </draw:frame>
        <draw:frame draw:style-name="gr9" draw:text-style-name="P10" draw:layer="layout" svg:width="0.28cm" svg:height="0.378cm" svg:x="2.667cm" svg:y="12.02cm">
          <draw:text-box>
            <text:p text:style-name="P5"><text:span text:style-name="T7">2</text:span></text:p>
          </draw:text-box>
        </draw:frame>
        <draw:frame draw:style-name="gr6" draw:text-style-name="P7" draw:layer="layout" svg:width="0.421cm" svg:height="0.573cm" svg:x="3.168cm" svg:y="11.869cm">
          <draw:text-box>
            <text:p text:style-name="P5"><text:span text:style-name="T9">{</text:span></text:p>
          </draw:text-box>
        </draw:frame>
        <draw:frame draw:style-name="gr9" draw:text-style-name="P10" draw:layer="layout" svg:width="0.28cm" svg:height="0.378cm" svg:x="2.667cm" svg:y="12.53cm">
          <draw:text-box>
            <text:p text:style-name="P5"><text:span text:style-name="T7">3</text:span></text:p>
          </draw:text-box>
        </draw:frame>
        <draw:frame draw:style-name="gr6" draw:text-style-name="P7" draw:layer="layout" svg:width="2.555cm" svg:height="0.573cm" svg:x="4.036cm" svg:y="12.379cm">
          <draw:text-box>
            <text:p text:style-name="P5"><text:span text:style-name="T8">void</text:span><text:span text:style-name="T9"> </text:span><text:span text:style-name="T9">*p = </text:span><text:span text:style-name="T9">&amp;p;</text:span></text:p>
          </draw:text-box>
        </draw:frame>
        <draw:frame draw:style-name="gr9" draw:text-style-name="P10" draw:layer="layout" svg:width="0.28cm" svg:height="0.378cm" svg:x="2.667cm" svg:y="13.04cm">
          <draw:text-box>
            <text:p text:style-name="P5"><text:span text:style-name="T7">4</text:span></text:p>
          </draw:text-box>
        </draw:frame>
        <draw:frame draw:style-name="gr6" draw:text-style-name="P7" draw:layer="layout" svg:width="3.685cm" svg:height="0.573cm" svg:x="4.036cm" svg:y="12.888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 p );</text:span></text:p>
          </draw:text-box>
        </draw:frame>
        <draw:frame draw:style-name="gr9" draw:text-style-name="P10" draw:layer="layout" svg:width="0.28cm" svg:height="0.378cm" svg:x="2.667cm" svg:y="13.549cm">
          <draw:text-box>
            <text:p text:style-name="P5"><text:span text:style-name="T7">5</text:span></text:p>
          </draw:text-box>
        </draw:frame>
        <draw:frame draw:style-name="gr6" draw:text-style-name="P7" draw:layer="layout" svg:width="2.935cm" svg:height="0.573cm" svg:x="4.036cm" svg:y="13.398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</text:span></text:p>
          </draw:text-box>
        </draw:frame>
        <draw:frame draw:style-name="gr6" draw:text-style-name="P7" draw:layer="layout" svg:width="2.83cm" svg:height="0.573cm" svg:x="8.594cm" svg:y="13.398cm">
          <draw:text-box>
            <text:p text:style-name="P5"><text:span text:style-name="T9">(</text:span><text:span text:style-name="T8">char</text:span><text:span text:style-name="T9">*</text:span><text:span text:style-name="T9">)p + </text:span><text:span text:style-name="T9">1 );</text:span></text:p>
          </draw:text-box>
        </draw:frame>
        <draw:frame draw:style-name="gr9" draw:text-style-name="P10" draw:layer="layout" svg:width="0.28cm" svg:height="0.378cm" svg:x="2.667cm" svg:y="14.059cm">
          <draw:text-box>
            <text:p text:style-name="P5"><text:span text:style-name="T7">6</text:span></text:p>
          </draw:text-box>
        </draw:frame>
        <draw:frame draw:style-name="gr6" draw:text-style-name="P7" draw:layer="layout" svg:width="2.935cm" svg:height="0.573cm" svg:x="4.036cm" svg:y="13.907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</text:span></text:p>
          </draw:text-box>
        </draw:frame>
        <draw:frame draw:style-name="gr6" draw:text-style-name="P7" draw:layer="layout" svg:width="2.982cm" svg:height="0.573cm" svg:x="8.376cm" svg:y="13.907cm">
          <draw:text-box>
            <text:p text:style-name="P5"><text:span text:style-name="T9">(</text:span><text:span text:style-name="T8">short</text:span><text:span text:style-name="T9">*)p + </text:span><text:span text:style-name="T9">1 );</text:span></text:p>
          </draw:text-box>
        </draw:frame>
        <draw:frame draw:style-name="gr9" draw:text-style-name="P10" draw:layer="layout" svg:width="0.28cm" svg:height="0.378cm" svg:x="2.667cm" svg:y="14.568cm">
          <draw:text-box>
            <text:p text:style-name="P5"><text:span text:style-name="T7">7</text:span></text:p>
          </draw:text-box>
        </draw:frame>
        <draw:frame draw:style-name="gr6" draw:text-style-name="P7" draw:layer="layout" svg:width="2.935cm" svg:height="0.573cm" svg:x="4.036cm" svg:y="14.417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</text:span></text:p>
          </draw:text-box>
        </draw:frame>
        <draw:frame draw:style-name="gr6" draw:text-style-name="P7" draw:layer="layout" svg:width="2.465cm" svg:height="0.573cm" svg:x="8.81cm" svg:y="14.417cm">
          <draw:text-box>
            <text:p text:style-name="P5"><text:span text:style-name="T9">(</text:span><text:span text:style-name="T8">int</text:span><text:span text:style-name="T9">*)p </text:span><text:span text:style-name="T9">+ 1 );</text:span></text:p>
          </draw:text-box>
        </draw:frame>
        <draw:frame draw:style-name="gr9" draw:text-style-name="P10" draw:layer="layout" svg:width="0.28cm" svg:height="0.378cm" svg:x="2.667cm" svg:y="15.078cm">
          <draw:text-box>
            <text:p text:style-name="P5"><text:span text:style-name="T7">8</text:span></text:p>
          </draw:text-box>
        </draw:frame>
        <draw:frame draw:style-name="gr6" draw:text-style-name="P7" draw:layer="layout" svg:width="2.935cm" svg:height="0.573cm" svg:x="4.036cm" svg:y="14.927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</text:span></text:p>
          </draw:text-box>
        </draw:frame>
        <draw:frame draw:style-name="gr6" draw:text-style-name="P7" draw:layer="layout" svg:width="2.834cm" svg:height="0.573cm" svg:x="8.376cm" svg:y="14.927cm">
          <draw:text-box>
            <text:p text:style-name="P5"><text:span text:style-name="T9">(</text:span><text:span text:style-name="T8">float</text:span><text:span text:style-name="T9">*</text:span><text:span text:style-name="T9">)p + </text:span><text:span text:style-name="T9">1 );</text:span></text:p>
          </draw:text-box>
        </draw:frame>
        <draw:frame draw:style-name="gr9" draw:text-style-name="P10" draw:layer="layout" svg:width="0.28cm" svg:height="0.378cm" svg:x="2.667cm" svg:y="15.588cm">
          <draw:text-box>
            <text:p text:style-name="P5"><text:span text:style-name="T7">9</text:span></text:p>
          </draw:text-box>
        </draw:frame>
        <draw:frame draw:style-name="gr6" draw:text-style-name="P7" draw:layer="layout" svg:width="6.817cm" svg:height="0.573cm" svg:x="4.036cm" svg:y="15.436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 </text:span><text:span text:style-name="T9">(</text:span><text:span text:style-name="T8">long </text:span><text:span text:style-name="T8">long</text:span><text:span text:style-name="T9">*)</text:span><text:span text:style-name="T9">p + </text:span><text:span text:style-name="T9">1 );</text:span></text:p>
          </draw:text-box>
        </draw:frame>
        <draw:frame draw:style-name="gr9" draw:text-style-name="P10" draw:layer="layout" svg:width="0.349cm" svg:height="0.378cm" svg:x="2.518cm" svg:y="16.097cm">
          <draw:text-box>
            <text:p text:style-name="P5"><text:span text:style-name="T7">10</text:span></text:p>
          </draw:text-box>
        </draw:frame>
        <draw:frame draw:style-name="gr6" draw:text-style-name="P7" draw:layer="layout" svg:width="2.935cm" svg:height="0.573cm" svg:x="4.036cm" svg:y="15.946cm">
          <draw:text-box>
            <text:p text:style-name="P5"><text:span text:style-name="T14">printf</text:span><text:span text:style-name="T9">(</text:span><text:span text:style-name="T10"> </text:span><text:span text:style-name="T10">"%p\</text:span><text:span text:style-name="T10">n"</text:span><text:span text:style-name="T9">,</text:span></text:p>
          </draw:text-box>
        </draw:frame>
        <draw:frame draw:style-name="gr6" draw:text-style-name="P7" draw:layer="layout" svg:width="3.295cm" svg:height="0.573cm" svg:x="8.16cm" svg:y="15.946cm">
          <draw:text-box>
            <text:p text:style-name="P5"><text:span text:style-name="T9">(</text:span><text:span text:style-name="T8">doub</text:span><text:span text:style-name="T8">le</text:span><text:span text:style-name="T9">*)p </text:span><text:span text:style-name="T9">+ 1 );</text:span></text:p>
          </draw:text-box>
        </draw:frame>
        <draw:frame draw:style-name="gr9" draw:text-style-name="P10" draw:layer="layout" svg:width="0.349cm" svg:height="0.378cm" svg:x="2.518cm" svg:y="16.607cm">
          <draw:text-box>
            <text:p text:style-name="P5"><text:span text:style-name="T7">11</text:span></text:p>
          </draw:text-box>
        </draw:frame>
        <draw:frame draw:style-name="gr6" draw:text-style-name="P7" draw:layer="layout" svg:width="0.421cm" svg:height="0.573cm" svg:x="3.168cm" svg:y="16.456cm">
          <draw:text-box>
            <text:p text:style-name="P5"><text:span text:style-name="T9">}</text:span></text:p>
          </draw:text-box>
        </draw:frame>
        <draw:frame draw:style-name="gr6" draw:text-style-name="P7" draw:layer="layout" svg:width="0.789cm" svg:height="0.573cm" svg:x="2.5cm" svg:y="17.338cm">
          <draw:text-box>
            <text:p text:style-name="P5"><text:span text:style-name="T16">5.1)</text:span></text:p>
          </draw:text-box>
        </draw:frame>
        <draw:frame draw:style-name="gr6" draw:text-style-name="P7" draw:layer="layout" svg:width="12.126cm" svg:height="0.573cm" svg:x="3.635cm" svg:y="17.338cm">
          <draw:text-box>
            <text:p text:style-name="P5"><text:span text:style-name="T6">Qu’affi</text:span><text:span text:style-name="T6">che le </text:span><text:span text:style-name="T6">code </text:span><text:span text:style-name="T6">suivan</text:span><text:span text:style-name="T6">t ? </text:span><text:span text:style-name="T6">Comm</text:span><text:span text:style-name="T6">ent </text:span><text:span text:style-name="T6">pouve</text:span><text:span text:style-name="T6">z-vous </text:span><text:span text:style-name="T6">l’expli</text:span><text:span text:style-name="T6">quer ?</text:span></text:p>
          </draw:text-box>
        </draw:frame>
        <draw:frame draw:style-name="gr6" draw:text-style-name="P7" draw:layer="layout" svg:width="0.772cm" svg:height="0.573cm" svg:x="2.5cm" svg:y="17.87cm">
          <draw:text-box>
            <text:p text:style-name="P5"><text:span text:style-name="T16">5.2)</text:span></text:p>
          </draw:text-box>
        </draw:frame>
        <draw:frame draw:style-name="gr6" draw:text-style-name="P7" draw:layer="layout" svg:width="14.857cm" svg:height="0.573cm" svg:x="3.635cm" svg:y="17.87cm">
          <draw:text-box>
            <text:p text:style-name="P5"><text:span text:style-name="T6">Que ce </text:span><text:span text:style-name="T6">passe-</text:span><text:span text:style-name="T6">t-il si </text:span><text:span text:style-name="T6">vous </text:span><text:span text:style-name="T6">ajoute</text:span><text:span text:style-name="T6">z la </text:span><text:span text:style-name="T6">ligne</text:span><text:span text:style-name="T9"> </text:span><text:span text:style-name="T9">p++;</text:span><text:span text:style-name="T6"> </text:span><text:span text:style-name="T6">au </text:span><text:span text:style-name="T6">code </text:span><text:span text:style-name="T6">précéd</text:span><text:span text:style-name="T6">ent ? </text:span><text:span text:style-name="T6">Pourq</text:span><text:span text:style-name="T6">uoi ?</text:span></text:p>
          </draw:text-box>
        </draw:frame>
        <draw:frame draw:style-name="gr6" draw:text-style-name="P7" draw:layer="layout" svg:width="4.384cm" svg:height="0.573cm" svg:x="2.5cm" svg:y="18.617cm">
          <draw:text-box>
            <text:p text:style-name="P5"><text:span text:style-name="T5">Exerci</text:span><text:span text:style-name="T5">ce 6.</text:span><text:span text:style-name="T2"> </text:span><text:span text:style-name="T2">argc / </text:span><text:span text:style-name="T2">argv</text:span></text:p>
          </draw:text-box>
        </draw:frame>
        <draw:frame draw:style-name="gr6" draw:text-style-name="P7" draw:layer="layout" svg:width="0.789cm" svg:height="0.573cm" svg:x="2.5cm" svg:y="19.149cm">
          <draw:text-box>
            <text:p text:style-name="P5"><text:span text:style-name="T16">6.1)</text:span></text:p>
          </draw:text-box>
        </draw:frame>
        <draw:path draw:style-name="gr8" draw:text-style-name="P9" draw:layer="layout" svg:width="15.533cm" svg:height="0.861cm" svg:x="3.301cm" svg:y="19.998cm" svg:viewBox="0 0 15534 862" svg:d="M0 164c0-90 73-164 164-164h15206c90 0 164 74 164 164v534c0 91-74 164-164 164h-15206c-91 0-164-73-164-164z">
          <text:p/>
        </draw:path>
        <draw:frame draw:style-name="gr6" draw:text-style-name="P7" draw:layer="layout" svg:width="14.196cm" svg:height="0.573cm" svg:x="3.635cm" svg:y="19.149cm">
          <draw:text-box>
            <text:p text:style-name="P5"><text:span text:style-name="T6">Il est </text:span><text:span text:style-name="T6">possib</text:span><text:span text:style-name="T6">le de </text:span><text:span text:style-name="T6">donne</text:span><text:span text:style-name="T6">r des </text:span><text:span text:style-name="T6">argum</text:span><text:span text:style-name="T6">ents </text:span><text:span text:style-name="T6">au </text:span><text:span text:style-name="T6">point </text:span><text:span text:style-name="T6">d’entr</text:span><text:span text:style-name="T6">ée du </text:span><text:span text:style-name="T6">progra</text:span><text:span text:style-name="T6">mme :</text:span></text:p>
          </draw:text-box>
        </draw:frame>
        <draw:frame draw:style-name="gr9" draw:text-style-name="P10" draw:layer="layout" svg:width="0.28cm" svg:height="0.378cm" svg:x="3.802cm" svg:y="20.281cm">
          <draw:text-box>
            <text:p text:style-name="P5"><text:span text:style-name="T7">1</text:span></text:p>
          </draw:text-box>
        </draw:frame>
        <draw:frame draw:style-name="gr6" draw:text-style-name="P7" draw:layer="layout" svg:width="6.174cm" svg:height="0.573cm" svg:x="4.303cm" svg:y="20.13cm">
          <draw:text-box>
            <text:p text:style-name="P5"><text:span text:style-name="T8">int</text:span><text:span text:style-name="T9"> </text:span><text:span text:style-name="T9">main(</text:span><text:span text:style-name="T8"> </text:span><text:span text:style-name="T8">int</text:span><text:span text:style-name="T9"> </text:span><text:span text:style-name="T9">argc,</text:span><text:span text:style-name="T8"> </text:span><text:span text:style-name="T8">char</text:span><text:span text:style-name="T9"> </text:span><text:span text:style-name="T9">*argv[</text:span><text:span text:style-name="T9">] )</text:span></text:p>
          </draw:text-box>
        </draw:frame>
        <draw:frame draw:style-name="gr6" draw:text-style-name="P7" draw:layer="layout" svg:width="15.843cm" svg:height="0.573cm" svg:x="3.635cm" svg:y="20.987cm">
          <draw:text-box>
            <text:p text:style-name="P5"><text:span text:style-name="T6">—</text:span><text:span text:style-name="T9"> </text:span><text:span text:style-name="T9">argc</text:span><text:span text:style-name="T6"> </text:span><text:span text:style-name="T6">est un </text:span><text:span text:style-name="T6">entier </text:span><text:span text:style-name="T6">donna</text:span><text:span text:style-name="T6">nt le </text:span><text:span text:style-name="T6">nombr</text:span><text:span text:style-name="T6">e </text:span><text:span text:style-name="T6">d’argu</text:span><text:span text:style-name="T6">ments </text:span><text:span text:style-name="T6">présen</text:span><text:span text:style-name="T6">ts sur </text:span><text:span text:style-name="T6">la </text:span><text:span text:style-name="T6">ligne </text:span><text:span text:style-name="T6">de </text:span><text:span text:style-name="T6">com-</text:span></text:p>
          </draw:text-box>
        </draw:frame>
        <draw:frame draw:style-name="gr6" draw:text-style-name="P7" draw:layer="layout" svg:width="13.722cm" svg:height="0.573cm" svg:x="4.152cm" svg:y="21.496cm">
          <draw:text-box>
            <text:p text:style-name="P5"><text:span text:style-name="T6">mande </text:span><text:span text:style-name="T6">exécut</text:span><text:span text:style-name="T6">ant le </text:span><text:span text:style-name="T6">progra</text:span><text:span text:style-name="T6">mme </text:span><text:span text:style-name="T6">(</text:span><text:span text:style-name="T9">./toto</text:span><text:span text:style-name="T9">.exe 1 </text:span><text:span text:style-name="T9">titi</text:span><text:span text:style-name="T6"> </text:span><text:span text:style-name="T6">contie</text:span><text:span text:style-name="T6">nt 3 </text:span><text:span text:style-name="T6">argum</text:span><text:span text:style-name="T6">ents).</text:span></text:p>
          </draw:text-box>
        </draw:frame>
        <draw:frame draw:style-name="gr6" draw:text-style-name="P7" draw:layer="layout" svg:width="15.695cm" svg:height="0.573cm" svg:x="3.635cm" svg:y="22.006cm">
          <draw:text-box>
            <text:p text:style-name="P5"><text:span text:style-name="T6">—</text:span><text:span text:style-name="T9"> </text:span><text:span text:style-name="T9">argv</text:span><text:span text:style-name="T6"> </text:span><text:span text:style-name="T6">est un </text:span><text:span text:style-name="T6">tablea</text:span><text:span text:style-name="T6">u de </text:span><text:span text:style-name="T6">chaîne</text:span><text:span text:style-name="T6">s de </text:span><text:span text:style-name="T6">caract</text:span><text:span text:style-name="T6">ères </text:span><text:span text:style-name="T6">donna</text:span><text:span text:style-name="T6">nt la </text:span><text:span text:style-name="T6">liste </text:span><text:span text:style-name="T6">des </text:span><text:span text:style-name="T6">argum</text:span><text:span text:style-name="T6">ents </text:span><text:span text:style-name="T6">de</text:span></text:p>
          </draw:text-box>
        </draw:frame>
        <draw:frame draw:style-name="gr6" draw:text-style-name="P7" draw:layer="layout" svg:width="10.75cm" svg:height="0.573cm" svg:x="4.152cm" svg:y="22.516cm">
          <draw:text-box>
            <text:p text:style-name="P5"><text:span text:style-name="T6">la </text:span><text:span text:style-name="T6">ligne </text:span><text:span text:style-name="T6">de </text:span><text:span text:style-name="T6">comm</text:span><text:span text:style-name="T6">ande </text:span><text:span text:style-name="T6">(</text:span><text:span text:style-name="T9">argv </text:span><text:span text:style-name="T9">= </text:span><text:span text:style-name="T9">{"./tot</text:span><text:span text:style-name="T9">o.exe", </text:span><text:span text:style-name="T9">"1", </text:span><text:span text:style-name="T9">"titi"}</text:span><text:span text:style-name="T6">)</text:span><text:span text:style-name="T6">.</text:span></text:p>
          </draw:text-box>
        </draw:frame>
        <draw:frame draw:style-name="gr6" draw:text-style-name="P7" draw:layer="layout" svg:width="16.165cm" svg:height="0.573cm" svg:x="3.635cm" svg:y="23.025cm">
          <draw:text-box>
            <text:p text:style-name="P5"><text:span text:style-name="T6">Utilise</text:span><text:span text:style-name="T6">z cela </text:span><text:span text:style-name="T6">pour </text:span><text:span text:style-name="T6">créer </text:span><text:span text:style-name="T6">un </text:span><text:span text:style-name="T6">progra</text:span><text:span text:style-name="T6">mme </text:span><text:span text:style-name="T6">qui </text:span><text:span text:style-name="T6">affiche </text:span><text:span text:style-name="T6">votre </text:span><text:span text:style-name="T6">nom </text:span><text:span text:style-name="T6">et </text:span><text:span text:style-name="T6">votre </text:span><text:span text:style-name="T6">âge, </text:span><text:span text:style-name="T6">argum</text:span><text:span text:style-name="T6">ents</text:span></text:p>
          </draw:text-box>
        </draw:frame>
        <draw:frame draw:style-name="gr6" draw:text-style-name="P7" draw:layer="layout" svg:width="8.57cm" svg:height="0.573cm" svg:x="3.635cm" svg:y="23.535cm">
          <draw:text-box>
            <text:p text:style-name="P5"><text:span text:style-name="T6">que </text:span><text:span text:style-name="T6">vous </text:span><text:span text:style-name="T6">aurez </text:span><text:span text:style-name="T6">saisis </text:span><text:span text:style-name="T6">en </text:span><text:span text:style-name="T6">ligne </text:span><text:span text:style-name="T6">de </text:span><text:span text:style-name="T6">comm</text:span><text:span text:style-name="T6">ande.</text:span></text:p>
          </draw:text-box>
        </draw:frame>
        <draw:frame draw:style-name="gr6" draw:text-style-name="P7" draw:layer="layout" svg:width="6.106cm" svg:height="0.573cm" svg:x="12.096cm" svg:y="23.535cm">
          <draw:text-box>
            <text:p text:style-name="P5"><text:span text:style-name="T6">En cas </text:span><text:span text:style-name="T6">de </text:span><text:span text:style-name="T6">manq</text:span><text:span text:style-name="T6">ue </text:span><text:span text:style-name="T6">d’argu</text:span><text:span text:style-name="T6">ments,</text:span></text:p>
          </draw:text-box>
        </draw:frame>
        <draw:frame draw:style-name="gr6" draw:text-style-name="P7" draw:layer="layout" svg:width="0.421cm" svg:height="0.573cm" svg:x="18.202cm" svg:y="23.535cm">
          <draw:text-box>
            <text:p text:style-name="P5"><text:span text:style-name="T6">le</text:span></text:p>
          </draw:text-box>
        </draw:frame>
        <draw:frame draw:style-name="gr6" draw:text-style-name="P7" draw:layer="layout" svg:width="6.881cm" svg:height="0.573cm" svg:x="3.635cm" svg:y="24.045cm">
          <draw:text-box>
            <text:p text:style-name="P5"><text:span text:style-name="T6">progra</text:span><text:span text:style-name="T6">mme </text:span><text:span text:style-name="T6">doit </text:span><text:span text:style-name="T6">affiche</text:span><text:span text:style-name="T6">r une </text:span><text:span text:style-name="T6">erreur.</text:span></text:p>
          </draw:text-box>
        </draw:frame>
        <draw:frame draw:style-name="gr6" draw:text-style-name="P7" draw:layer="layout" svg:width="0.772cm" svg:height="0.573cm" svg:x="2.5cm" svg:y="24.576cm">
          <draw:text-box>
            <text:p text:style-name="P5"><text:span text:style-name="T16">6.2)</text:span></text:p>
          </draw:text-box>
        </draw:frame>
        <draw:frame draw:style-name="gr6" draw:text-style-name="P7" draw:layer="layout" svg:width="13.002cm" svg:height="0.573cm" svg:x="3.635cm" svg:y="24.576cm">
          <draw:text-box>
            <text:p text:style-name="P5"><text:span text:style-name="T6">Créez </text:span><text:span text:style-name="T6">une </text:span><text:span text:style-name="T6">foncti</text:span><text:span text:style-name="T6">on </text:span><text:span text:style-name="T6">perme</text:span><text:span text:style-name="T6">ttant </text:span><text:span text:style-name="T6">d’allou</text:span><text:span text:style-name="T6">er un </text:span><text:span text:style-name="T6">tablea</text:span><text:span text:style-name="T6">u 2D </text:span><text:span text:style-name="T6">de </text:span><text:span text:style-name="T6">type</text:span><text:span text:style-name="T9"> </text:span><text:span text:style-name="T9">char</text:span><text:span text:style-name="T6">,</text:span></text:p>
          </draw:text-box>
        </draw:frame>
        <draw:frame draw:style-name="gr6" draw:text-style-name="P7" draw:layer="layout" svg:width="2.072cm" svg:height="0.573cm" svg:x="16.562cm" svg:y="24.576cm">
          <draw:text-box>
            <text:p text:style-name="P5"><text:span text:style-name="T6">copian</text:span><text:span text:style-name="T6">t les</text:span></text:p>
          </draw:text-box>
        </draw:frame>
        <draw:frame draw:style-name="gr6" draw:text-style-name="P7" draw:layer="layout" svg:width="16.059cm" svg:height="0.573cm" svg:x="3.635cm" svg:y="25.086cm">
          <draw:text-box>
            <text:p text:style-name="P5"><text:span text:style-name="T6">param</text:span><text:span text:style-name="T6">ètres </text:span><text:span text:style-name="T6">du</text:span><text:span text:style-name="T9"> </text:span><text:span text:style-name="T9">main()</text:span><text:span text:style-name="T6"> </text:span><text:span text:style-name="T6">dans </text:span><text:span text:style-name="T6">ce </text:span><text:span text:style-name="T6">nouve</text:span><text:span text:style-name="T6">au </text:span><text:span text:style-name="T6">tablea</text:span><text:span text:style-name="T6">u et le </text:span><text:span text:style-name="T6">renvoy</text:span><text:span text:style-name="T6">ant. </text:span><text:span text:style-name="T6">Comm</text:span><text:span text:style-name="T6">ent </text:span><text:span text:style-name="T6">récupé</text:span><text:span text:style-name="T6">rer</text:span></text:p>
          </draw:text-box>
        </draw:frame>
        <draw:frame draw:style-name="gr6" draw:text-style-name="P7" draw:layer="layout" svg:width="15.543cm" svg:height="0.573cm" svg:x="3.635cm" svg:y="25.595cm">
          <draw:text-box>
            <text:p text:style-name="P5"><text:span text:style-name="T6">les </text:span><text:span text:style-name="T6">inform</text:span><text:span text:style-name="T6">ations </text:span><text:span text:style-name="T6">import</text:span><text:span text:style-name="T6">antes </text:span><text:span text:style-name="T6">telles </text:span><text:span text:style-name="T6">que </text:span><text:span text:style-name="T6">les </text:span><text:span text:style-name="T6">dimen</text:span><text:span text:style-name="T6">sions </text:span><text:span text:style-name="T6">de ce </text:span><text:span text:style-name="T6">tablea</text:span><text:span text:style-name="T6">u 2D ? </text:span><text:span text:style-name="T6">Ajoute</text:span><text:span text:style-name="T6">z</text:span></text:p>
          </draw:text-box>
        </draw:frame>
        <draw:frame draw:style-name="gr6" draw:text-style-name="P7" draw:layer="layout" svg:width="15.856cm" svg:height="0.573cm" svg:x="3.635cm" svg:y="26.105cm">
          <draw:text-box>
            <text:p text:style-name="P5"><text:span text:style-name="T6">cela </text:span><text:span text:style-name="T6">au </text:span><text:span text:style-name="T6">code </text:span><text:span text:style-name="T6">et </text:span><text:span text:style-name="T6">créez </text:span><text:span text:style-name="T6">une </text:span><text:span text:style-name="T6">foncti</text:span><text:span text:style-name="T6">on </text:span><text:span text:style-name="T6">perme</text:span><text:span text:style-name="T6">ttant </text:span><text:span text:style-name="T6">d’affic</text:span><text:span text:style-name="T6">her </text:span><text:span text:style-name="T6">caract</text:span><text:span text:style-name="T6">ère </text:span><text:span text:style-name="T6">par </text:span><text:span text:style-name="T6">caract</text:span><text:span text:style-name="T6">ère ce</text:span></text:p>
          </draw:text-box>
        </draw:frame>
        <draw:polygon draw:style-name="gr11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1.543cm" svg:height="0.573cm" svg:x="3.635cm" svg:y="26.614cm">
          <draw:text-box>
            <text:p text:style-name="P5"><text:span text:style-name="T6">tablea</text:span><text:span text:style-name="T6">u.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3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12">esiea</text:span></text:p>
          </draw:text-box>
        </draw:frame>
      </draw:page>
      <draw:page draw:name="page4" draw:style-name="dp1" draw:master-page-name="master-page67">
        <draw:line draw:style-name="gr10" draw:text-style-name="P9" draw:layer="layout" svg:x1="1.678cm" svg:y1="5.928cm" svg:x2="10.381cm" svg:y2="5.928cm">
          <text:p/>
        </draw:line>
        <draw:line draw:style-name="gr10" draw:text-style-name="P9" draw:layer="layout" svg:x1="1.685cm" svg:y1="6.445cm" svg:x2="1.685cm" svg:y2="5.936cm">
          <text:p/>
        </draw:line>
        <draw:line draw:style-name="gr10" draw:text-style-name="P9" draw:layer="layout" svg:x1="10.374cm" svg:y1="6.445cm" svg:x2="10.374cm" svg:y2="5.936cm">
          <text:p/>
        </draw:line>
        <draw:line draw:style-name="gr10" draw:text-style-name="P9" draw:layer="layout" svg:x1="1.678cm" svg:y1="6.452cm" svg:x2="10.381cm" svg:y2="6.452cm">
          <text:p/>
        </draw:line>
        <draw:line draw:style-name="gr10" draw:text-style-name="P9" draw:layer="layout" svg:x1="1.685cm" svg:y1="6.969cm" svg:x2="1.685cm" svg:y2="6.459cm">
          <text:p/>
        </draw:line>
        <draw:frame draw:style-name="gr6" draw:text-style-name="P7" draw:layer="layout" svg:width="0.722cm" svg:height="0.573cm" svg:x="5.628cm" svg:y="5.839cm">
          <draw:text-box>
            <text:p text:style-name="P5"><text:span text:style-name="T11">Pile</text:span></text:p>
          </draw:text-box>
        </draw:frame>
        <draw:line draw:style-name="gr10" draw:text-style-name="P9" draw:layer="layout" svg:x1="3.502cm" svg:y1="6.969cm" svg:x2="3.502cm" svg:y2="6.459cm">
          <text:p/>
        </draw:line>
        <draw:frame draw:style-name="gr6" draw:text-style-name="P7" draw:layer="layout" svg:width="1.534cm" svg:height="0.573cm" svg:x="1.904cm" svg:y="6.362cm">
          <draw:text-box>
            <text:p text:style-name="P5"><text:span text:style-name="T6">Adres</text:span><text:span text:style-name="T6">se</text:span></text:p>
          </draw:text-box>
        </draw:frame>
        <draw:line draw:style-name="gr10" draw:text-style-name="P9" draw:layer="layout" svg:x1="6.938cm" svg:y1="6.969cm" svg:x2="6.938cm" svg:y2="6.459cm">
          <text:p/>
        </draw:line>
        <draw:frame draw:style-name="gr6" draw:text-style-name="P7" draw:layer="layout" svg:width="2.644cm" svg:height="0.573cm" svg:x="3.953cm" svg:y="6.362cm">
          <draw:text-box>
            <text:p text:style-name="P5"><text:span text:style-name="T6">Valeur </text:span><text:span text:style-name="T6">de var.</text:span></text:p>
          </draw:text-box>
        </draw:frame>
        <draw:line draw:style-name="gr10" draw:text-style-name="P9" draw:layer="layout" svg:x1="10.374cm" svg:y1="6.969cm" svg:x2="10.374cm" svg:y2="6.459cm">
          <text:p/>
        </draw:line>
        <draw:line draw:style-name="gr10" draw:text-style-name="P9" draw:layer="layout" svg:x1="1.678cm" svg:y1="6.976cm" svg:x2="10.381cm" svg:y2="6.976cm">
          <text:p/>
        </draw:line>
        <draw:line draw:style-name="gr10" draw:text-style-name="P9" draw:layer="layout" svg:x1="1.685cm" svg:y1="7.493cm" svg:x2="1.685cm" svg:y2="6.983cm">
          <text:p/>
        </draw:line>
        <draw:frame draw:style-name="gr6" draw:text-style-name="P7" draw:layer="layout" svg:width="2.296cm" svg:height="0.573cm" svg:x="7.544cm" svg:y="6.362cm">
          <draw:text-box>
            <text:p text:style-name="P5"><text:span text:style-name="T6">Nom </text:span><text:span text:style-name="T6">de var.</text:span></text:p>
          </draw:text-box>
        </draw:frame>
        <draw:line draw:style-name="gr10" draw:text-style-name="P9" draw:layer="layout" svg:x1="3.502cm" svg:y1="7.493cm" svg:x2="3.502cm" svg:y2="6.983cm">
          <text:p/>
        </draw:line>
        <draw:frame draw:style-name="gr6" draw:text-style-name="P7" draw:layer="layout" svg:width="1.505cm" svg:height="0.573cm" svg:x="1.943cm" svg:y="6.886cm">
          <draw:text-box>
            <text:p text:style-name="P5"><text:span text:style-name="T9">0x016</text:span><text:span text:style-name="T9">0</text:span></text:p>
          </draw:text-box>
        </draw:frame>
        <draw:line draw:style-name="gr10" draw:text-style-name="P9" draw:layer="layout" svg:x1="6.938cm" svg:y1="7.493cm" svg:x2="6.938cm" svg:y2="6.983cm">
          <text:p/>
        </draw:line>
        <draw:frame draw:style-name="gr6" draw:text-style-name="P7" draw:layer="layout" svg:width="0.421cm" svg:height="0.573cm" svg:x="5.117cm" svg:y="7.65cm">
          <draw:text-box>
            <text:p text:style-name="P5"><text:span text:style-name="T6">4</text:span></text:p>
          </draw:text-box>
        </draw:frame>
        <draw:line draw:style-name="gr10" draw:text-style-name="P9" draw:layer="layout" svg:x1="10.374cm" svg:y1="7.493cm" svg:x2="10.374cm" svg:y2="6.983cm">
          <text:p/>
        </draw:line>
        <draw:line draw:style-name="gr10" draw:text-style-name="P9" draw:layer="layout" svg:x1="1.678cm" svg:y1="7.5cm" svg:x2="3.509cm" svg:y2="7.5cm">
          <text:p/>
        </draw:line>
        <draw:line draw:style-name="gr10" draw:text-style-name="P9" draw:layer="layout" svg:x1="1.685cm" svg:y1="8.002cm" svg:x2="1.685cm" svg:y2="7.493cm">
          <text:p/>
        </draw:line>
        <draw:frame draw:style-name="gr6" draw:text-style-name="P7" draw:layer="layout" svg:width="0.421cm" svg:height="0.573cm" svg:x="8.548cm" svg:y="7.65cm">
          <draw:text-box>
            <text:p text:style-name="P5"><text:span text:style-name="T9">i</text:span></text:p>
          </draw:text-box>
        </draw:frame>
        <draw:line draw:style-name="gr10" draw:text-style-name="P9" draw:layer="layout" svg:x1="3.502cm" svg:y1="8.002cm" svg:x2="3.502cm" svg:y2="7.493cm">
          <text:p/>
        </draw:line>
        <draw:line draw:style-name="gr10" draw:text-style-name="P9" draw:layer="layout" svg:x1="6.938cm" svg:y1="8.002cm" svg:x2="6.938cm" svg:y2="7.493cm">
          <text:p/>
        </draw:line>
        <draw:line draw:style-name="gr10" draw:text-style-name="P9" draw:layer="layout" svg:x1="10.374cm" svg:y1="8.002cm" svg:x2="10.374cm" svg:y2="7.493cm">
          <text:p/>
        </draw:line>
        <draw:line draw:style-name="gr10" draw:text-style-name="P9" draw:layer="layout" svg:x1="1.678cm" svg:y1="8.009cm" svg:x2="3.509cm" svg:y2="8.009cm">
          <text:p/>
        </draw:line>
        <draw:line draw:style-name="gr10" draw:text-style-name="P9" draw:layer="layout" svg:x1="1.685cm" svg:y1="8.512cm" svg:x2="1.685cm" svg:y2="8.002cm">
          <text:p/>
        </draw:line>
        <draw:frame draw:style-name="gr6" draw:text-style-name="P7" draw:layer="layout" svg:width="1.505cm" svg:height="0.573cm" svg:x="1.943cm" svg:y="7.396cm">
          <draw:text-box>
            <text:p text:style-name="P5"><text:span text:style-name="T9">0x016</text:span><text:span text:style-name="T9">1</text:span></text:p>
          </draw:text-box>
        </draw:frame>
        <draw:line draw:style-name="gr10" draw:text-style-name="P9" draw:layer="layout" svg:x1="3.502cm" svg:y1="8.512cm" svg:x2="3.502cm" svg:y2="8.002cm">
          <text:p/>
        </draw:line>
        <draw:line draw:style-name="gr10" draw:text-style-name="P9" draw:layer="layout" svg:x1="6.938cm" svg:y1="8.512cm" svg:x2="6.938cm" svg:y2="8.002cm">
          <text:p/>
        </draw:line>
        <draw:line draw:style-name="gr10" draw:text-style-name="P9" draw:layer="layout" svg:x1="10.374cm" svg:y1="8.512cm" svg:x2="10.374cm" svg:y2="8.002cm">
          <text:p/>
        </draw:line>
        <draw:line draw:style-name="gr10" draw:text-style-name="P9" draw:layer="layout" svg:x1="1.678cm" svg:y1="8.519cm" svg:x2="3.509cm" svg:y2="8.519cm">
          <text:p/>
        </draw:line>
        <draw:line draw:style-name="gr10" draw:text-style-name="P9" draw:layer="layout" svg:x1="1.685cm" svg:y1="9.021cm" svg:x2="1.685cm" svg:y2="8.512cm">
          <text:p/>
        </draw:line>
        <draw:frame draw:style-name="gr6" draw:text-style-name="P7" draw:layer="layout" svg:width="1.488cm" svg:height="0.573cm" svg:x="1.943cm" svg:y="7.905cm">
          <draw:text-box>
            <text:p text:style-name="P5"><text:span text:style-name="T9">0x016</text:span><text:span text:style-name="T9">2</text:span></text:p>
          </draw:text-box>
        </draw:frame>
        <draw:line draw:style-name="gr10" draw:text-style-name="P9" draw:layer="layout" svg:x1="3.502cm" svg:y1="9.021cm" svg:x2="3.502cm" svg:y2="8.512cm">
          <text:p/>
        </draw:line>
        <draw:line draw:style-name="gr10" draw:text-style-name="P9" draw:layer="layout" svg:x1="6.938cm" svg:y1="9.021cm" svg:x2="6.938cm" svg:y2="8.512cm">
          <text:p/>
        </draw:line>
        <draw:line draw:style-name="gr10" draw:text-style-name="P9" draw:layer="layout" svg:x1="10.374cm" svg:y1="9.021cm" svg:x2="10.374cm" svg:y2="8.512cm">
          <text:p/>
        </draw:line>
        <draw:line draw:style-name="gr10" draw:text-style-name="P9" draw:layer="layout" svg:x1="1.678cm" svg:y1="9.028cm" svg:x2="10.381cm" svg:y2="9.028cm">
          <text:p/>
        </draw:line>
        <draw:line draw:style-name="gr10" draw:text-style-name="P9" draw:layer="layout" svg:x1="1.685cm" svg:y1="9.545cm" svg:x2="1.685cm" svg:y2="9.035cm">
          <text:p/>
        </draw:line>
        <draw:frame draw:style-name="gr6" draw:text-style-name="P7" draw:layer="layout" svg:width="1.488cm" svg:height="0.573cm" svg:x="1.943cm" svg:y="8.415cm">
          <draw:text-box>
            <text:p text:style-name="P5"><text:span text:style-name="T9">0x016</text:span><text:span text:style-name="T9">3</text:span></text:p>
          </draw:text-box>
        </draw:frame>
        <draw:line draw:style-name="gr10" draw:text-style-name="P9" draw:layer="layout" svg:x1="3.502cm" svg:y1="9.545cm" svg:x2="3.502cm" svg:y2="9.035cm">
          <text:p/>
        </draw:line>
        <draw:frame draw:style-name="gr6" draw:text-style-name="P7" draw:layer="layout" svg:width="1.505cm" svg:height="0.573cm" svg:x="1.943cm" svg:y="8.938cm">
          <draw:text-box>
            <text:p text:style-name="P5"><text:span text:style-name="T9">0x016</text:span><text:span text:style-name="T9">4</text:span></text:p>
          </draw:text-box>
        </draw:frame>
        <draw:line draw:style-name="gr10" draw:text-style-name="P9" draw:layer="layout" svg:x1="6.938cm" svg:y1="9.545cm" svg:x2="6.938cm" svg:y2="9.035cm">
          <text:p/>
        </draw:line>
        <draw:frame draw:style-name="gr6" draw:text-style-name="P7" draw:layer="layout" svg:width="1.539cm" svg:height="0.573cm" svg:x="4.569cm" svg:y="9.703cm">
          <draw:text-box>
            <text:p text:style-name="P5"><text:span text:style-name="T9">0x4AC</text:span><text:span text:style-name="T9">0</text:span></text:p>
          </draw:text-box>
        </draw:frame>
        <draw:line draw:style-name="gr10" draw:text-style-name="P9" draw:layer="layout" svg:x1="10.374cm" svg:y1="9.545cm" svg:x2="10.374cm" svg:y2="9.035cm">
          <text:p/>
        </draw:line>
        <draw:line draw:style-name="gr10" draw:text-style-name="P9" draw:layer="layout" svg:x1="1.678cm" svg:y1="9.552cm" svg:x2="3.509cm" svg:y2="9.552cm">
          <text:p/>
        </draw:line>
        <draw:line draw:style-name="gr10" draw:text-style-name="P9" draw:layer="layout" svg:x1="1.685cm" svg:y1="10.055cm" svg:x2="1.685cm" svg:y2="9.545cm">
          <text:p/>
        </draw:line>
        <draw:frame draw:style-name="gr6" draw:text-style-name="P7" draw:layer="layout" svg:width="0.624cm" svg:height="0.573cm" svg:x="8.331cm" svg:y="9.703cm">
          <draw:text-box>
            <text:p text:style-name="P5"><text:span text:style-name="T9">tab</text:span></text:p>
          </draw:text-box>
        </draw:frame>
        <draw:line draw:style-name="gr10" draw:text-style-name="P9" draw:layer="layout" svg:x1="3.502cm" svg:y1="10.055cm" svg:x2="3.502cm" svg:y2="9.545cm">
          <text:p/>
        </draw:line>
        <draw:line draw:style-name="gr10" draw:text-style-name="P9" draw:layer="layout" svg:x1="6.938cm" svg:y1="10.055cm" svg:x2="6.938cm" svg:y2="9.545cm">
          <text:p/>
        </draw:line>
        <draw:line draw:style-name="gr10" draw:text-style-name="P9" draw:layer="layout" svg:x1="10.374cm" svg:y1="10.055cm" svg:x2="10.374cm" svg:y2="9.545cm">
          <text:p/>
        </draw:line>
        <draw:line draw:style-name="gr10" draw:text-style-name="P9" draw:layer="layout" svg:x1="1.678cm" svg:y1="10.062cm" svg:x2="3.509cm" svg:y2="10.062cm">
          <text:p/>
        </draw:line>
        <draw:line draw:style-name="gr10" draw:text-style-name="P9" draw:layer="layout" svg:x1="1.685cm" svg:y1="10.564cm" svg:x2="1.685cm" svg:y2="10.055cm">
          <text:p/>
        </draw:line>
        <draw:frame draw:style-name="gr6" draw:text-style-name="P7" draw:layer="layout" svg:width="1.488cm" svg:height="0.573cm" svg:x="1.943cm" svg:y="9.448cm">
          <draw:text-box>
            <text:p text:style-name="P5"><text:span text:style-name="T9">0x016</text:span><text:span text:style-name="T9">5</text:span></text:p>
          </draw:text-box>
        </draw:frame>
        <draw:line draw:style-name="gr10" draw:text-style-name="P9" draw:layer="layout" svg:x1="3.502cm" svg:y1="10.564cm" svg:x2="3.502cm" svg:y2="10.055cm">
          <text:p/>
        </draw:line>
        <draw:line draw:style-name="gr10" draw:text-style-name="P9" draw:layer="layout" svg:x1="6.938cm" svg:y1="10.564cm" svg:x2="6.938cm" svg:y2="10.055cm">
          <text:p/>
        </draw:line>
        <draw:line draw:style-name="gr10" draw:text-style-name="P9" draw:layer="layout" svg:x1="10.374cm" svg:y1="10.564cm" svg:x2="10.374cm" svg:y2="10.055cm">
          <text:p/>
        </draw:line>
        <draw:line draw:style-name="gr10" draw:text-style-name="P9" draw:layer="layout" svg:x1="1.678cm" svg:y1="10.571cm" svg:x2="3.509cm" svg:y2="10.571cm">
          <text:p/>
        </draw:line>
        <draw:line draw:style-name="gr10" draw:text-style-name="P9" draw:layer="layout" svg:x1="1.685cm" svg:y1="11.074cm" svg:x2="1.685cm" svg:y2="10.564cm">
          <text:p/>
        </draw:line>
        <draw:frame draw:style-name="gr6" draw:text-style-name="P7" draw:layer="layout" svg:width="1.488cm" svg:height="0.573cm" svg:x="1.943cm" svg:y="9.958cm">
          <draw:text-box>
            <text:p text:style-name="P5"><text:span text:style-name="T9">0x016</text:span><text:span text:style-name="T9">6</text:span></text:p>
          </draw:text-box>
        </draw:frame>
        <draw:line draw:style-name="gr10" draw:text-style-name="P9" draw:layer="layout" svg:x1="3.502cm" svg:y1="11.074cm" svg:x2="3.502cm" svg:y2="10.564cm">
          <text:p/>
        </draw:line>
        <draw:line draw:style-name="gr10" draw:text-style-name="P9" draw:layer="layout" svg:x1="6.938cm" svg:y1="11.074cm" svg:x2="6.938cm" svg:y2="10.564cm">
          <text:p/>
        </draw:line>
        <draw:line draw:style-name="gr10" draw:text-style-name="P9" draw:layer="layout" svg:x1="10.374cm" svg:y1="11.074cm" svg:x2="10.374cm" svg:y2="10.564cm">
          <text:p/>
        </draw:line>
        <draw:line draw:style-name="gr10" draw:text-style-name="P9" draw:layer="layout" svg:x1="1.678cm" svg:y1="11.081cm" svg:x2="10.381cm" svg:y2="11.081cm">
          <text:p/>
        </draw:line>
        <draw:line draw:style-name="gr10" draw:text-style-name="P9" draw:layer="layout" svg:x1="1.685cm" svg:y1="11.598cm" svg:x2="1.685cm" svg:y2="11.088cm">
          <text:p/>
        </draw:line>
        <draw:frame draw:style-name="gr6" draw:text-style-name="P7" draw:layer="layout" svg:width="1.505cm" svg:height="0.573cm" svg:x="1.943cm" svg:y="10.467cm">
          <draw:text-box>
            <text:p text:style-name="P5"><text:span text:style-name="T9">0x016</text:span><text:span text:style-name="T9">7</text:span></text:p>
          </draw:text-box>
        </draw:frame>
        <draw:line draw:style-name="gr10" draw:text-style-name="P9" draw:layer="layout" svg:x1="3.502cm" svg:y1="11.598cm" svg:x2="3.502cm" svg:y2="11.088cm">
          <text:p/>
        </draw:line>
        <draw:line draw:style-name="gr10" draw:text-style-name="P9" draw:layer="layout" svg:x1="6.938cm" svg:y1="11.598cm" svg:x2="6.938cm" svg:y2="11.088cm">
          <text:p/>
        </draw:line>
        <draw:line draw:style-name="gr10" draw:text-style-name="P9" draw:layer="layout" svg:x1="10.374cm" svg:y1="11.598cm" svg:x2="10.374cm" svg:y2="11.088cm">
          <text:p/>
        </draw:line>
        <draw:line draw:style-name="gr10" draw:text-style-name="P9" draw:layer="layout" svg:x1="1.678cm" svg:y1="11.605cm" svg:x2="3.509cm" svg:y2="11.605cm">
          <text:p/>
        </draw:line>
        <draw:line draw:style-name="gr10" draw:text-style-name="P9" draw:layer="layout" svg:x1="1.685cm" svg:y1="12.107cm" svg:x2="1.685cm" svg:y2="11.598cm">
          <text:p/>
        </draw:line>
        <draw:frame draw:style-name="gr6" draw:text-style-name="P7" draw:layer="layout" svg:width="1.488cm" svg:height="0.573cm" svg:x="1.943cm" svg:y="10.991cm">
          <draw:text-box>
            <text:p text:style-name="P5"><text:span text:style-name="T9">0x016</text:span><text:span text:style-name="T9">8</text:span></text:p>
          </draw:text-box>
        </draw:frame>
        <draw:line draw:style-name="gr10" draw:text-style-name="P9" draw:layer="layout" svg:x1="3.502cm" svg:y1="12.107cm" svg:x2="3.502cm" svg:y2="11.598cm">
          <text:p/>
        </draw:line>
        <draw:line draw:style-name="gr10" draw:text-style-name="P9" draw:layer="layout" svg:x1="6.938cm" svg:y1="12.107cm" svg:x2="6.938cm" svg:y2="11.598cm">
          <text:p/>
        </draw:line>
        <draw:line draw:style-name="gr10" draw:text-style-name="P9" draw:layer="layout" svg:x1="10.374cm" svg:y1="12.107cm" svg:x2="10.374cm" svg:y2="11.598cm">
          <text:p/>
        </draw:line>
        <draw:line draw:style-name="gr10" draw:text-style-name="P9" draw:layer="layout" svg:x1="1.678cm" svg:y1="12.114cm" svg:x2="3.509cm" svg:y2="12.114cm">
          <text:p/>
        </draw:line>
        <draw:line draw:style-name="gr10" draw:text-style-name="P9" draw:layer="layout" svg:x1="1.685cm" svg:y1="12.617cm" svg:x2="1.685cm" svg:y2="12.107cm">
          <text:p/>
        </draw:line>
        <draw:frame draw:style-name="gr6" draw:text-style-name="P7" draw:layer="layout" svg:width="1.488cm" svg:height="0.573cm" svg:x="1.943cm" svg:y="11.501cm">
          <draw:text-box>
            <text:p text:style-name="P5"><text:span text:style-name="T9">0x016</text:span><text:span text:style-name="T9">9</text:span></text:p>
          </draw:text-box>
        </draw:frame>
        <draw:line draw:style-name="gr10" draw:text-style-name="P9" draw:layer="layout" svg:x1="3.502cm" svg:y1="12.617cm" svg:x2="3.502cm" svg:y2="12.107cm">
          <text:p/>
        </draw:line>
        <draw:line draw:style-name="gr10" draw:text-style-name="P9" draw:layer="layout" svg:x1="6.938cm" svg:y1="12.617cm" svg:x2="6.938cm" svg:y2="12.107cm">
          <text:p/>
        </draw:line>
        <draw:line draw:style-name="gr10" draw:text-style-name="P9" draw:layer="layout" svg:x1="10.374cm" svg:y1="12.617cm" svg:x2="10.374cm" svg:y2="12.107cm">
          <text:p/>
        </draw:line>
        <draw:line draw:style-name="gr10" draw:text-style-name="P9" draw:layer="layout" svg:x1="1.678cm" svg:y1="12.624cm" svg:x2="3.509cm" svg:y2="12.624cm">
          <text:p/>
        </draw:line>
        <draw:line draw:style-name="gr10" draw:text-style-name="P9" draw:layer="layout" svg:x1="1.685cm" svg:y1="13.126cm" svg:x2="1.685cm" svg:y2="12.617cm">
          <text:p/>
        </draw:line>
        <draw:frame draw:style-name="gr6" draw:text-style-name="P7" draw:layer="layout" svg:width="1.509cm" svg:height="0.573cm" svg:x="1.943cm" svg:y="12.01cm">
          <draw:text-box>
            <text:p text:style-name="P5"><text:span text:style-name="T9">0x016</text:span><text:span text:style-name="T9">A</text:span></text:p>
          </draw:text-box>
        </draw:frame>
        <draw:line draw:style-name="gr10" draw:text-style-name="P9" draw:layer="layout" svg:x1="3.502cm" svg:y1="13.126cm" svg:x2="3.502cm" svg:y2="12.617cm">
          <text:p/>
        </draw:line>
        <draw:line draw:style-name="gr10" draw:text-style-name="P9" draw:layer="layout" svg:x1="6.938cm" svg:y1="13.126cm" svg:x2="6.938cm" svg:y2="12.617cm">
          <text:p/>
        </draw:line>
        <draw:line draw:style-name="gr10" draw:text-style-name="P9" draw:layer="layout" svg:x1="10.374cm" svg:y1="13.126cm" svg:x2="10.374cm" svg:y2="12.617cm">
          <text:p/>
        </draw:line>
        <draw:line draw:style-name="gr10" draw:text-style-name="P9" draw:layer="layout" svg:x1="1.678cm" svg:y1="13.133cm" svg:x2="3.509cm" svg:y2="13.133cm">
          <text:p/>
        </draw:line>
        <draw:line draw:style-name="gr10" draw:text-style-name="P9" draw:layer="layout" svg:x1="1.685cm" svg:y1="13.636cm" svg:x2="1.685cm" svg:y2="13.126cm">
          <text:p/>
        </draw:line>
        <draw:frame draw:style-name="gr6" draw:text-style-name="P7" draw:layer="layout" svg:width="1.505cm" svg:height="0.573cm" svg:x="1.943cm" svg:y="12.52cm">
          <draw:text-box>
            <text:p text:style-name="P5"><text:span text:style-name="T9">0x016</text:span><text:span text:style-name="T9">B</text:span></text:p>
          </draw:text-box>
        </draw:frame>
        <draw:line draw:style-name="gr10" draw:text-style-name="P9" draw:layer="layout" svg:x1="3.502cm" svg:y1="13.636cm" svg:x2="3.502cm" svg:y2="13.126cm">
          <text:p/>
        </draw:line>
        <draw:line draw:style-name="gr10" draw:text-style-name="P9" draw:layer="layout" svg:x1="6.938cm" svg:y1="13.636cm" svg:x2="6.938cm" svg:y2="13.126cm">
          <text:p/>
        </draw:line>
        <draw:line draw:style-name="gr10" draw:text-style-name="P9" draw:layer="layout" svg:x1="10.374cm" svg:y1="13.636cm" svg:x2="10.374cm" svg:y2="13.126cm">
          <text:p/>
        </draw:line>
        <draw:line draw:style-name="gr10" draw:text-style-name="P9" draw:layer="layout" svg:x1="1.678cm" svg:y1="13.643cm" svg:x2="3.509cm" svg:y2="13.643cm">
          <text:p/>
        </draw:line>
        <draw:line draw:style-name="gr10" draw:text-style-name="P9" draw:layer="layout" svg:x1="1.685cm" svg:y1="14.146cm" svg:x2="1.685cm" svg:y2="13.636cm">
          <text:p/>
        </draw:line>
        <draw:frame draw:style-name="gr6" draw:text-style-name="P7" draw:layer="layout" svg:width="1.518cm" svg:height="0.573cm" svg:x="1.943cm" svg:y="13.029cm">
          <draw:text-box>
            <text:p text:style-name="P5"><text:span text:style-name="T9">0x016</text:span><text:span text:style-name="T9">C</text:span></text:p>
          </draw:text-box>
        </draw:frame>
        <draw:line draw:style-name="gr10" draw:text-style-name="P9" draw:layer="layout" svg:x1="3.502cm" svg:y1="14.146cm" svg:x2="3.502cm" svg:y2="13.636cm">
          <text:p/>
        </draw:line>
        <draw:line draw:style-name="gr10" draw:text-style-name="P9" draw:layer="layout" svg:x1="6.938cm" svg:y1="14.146cm" svg:x2="6.938cm" svg:y2="13.636cm">
          <text:p/>
        </draw:line>
        <draw:line draw:style-name="gr10" draw:text-style-name="P9" draw:layer="layout" svg:x1="10.374cm" svg:y1="14.146cm" svg:x2="10.374cm" svg:y2="13.636cm">
          <text:p/>
        </draw:line>
        <draw:line draw:style-name="gr10" draw:text-style-name="P9" draw:layer="layout" svg:x1="1.678cm" svg:y1="14.153cm" svg:x2="3.509cm" svg:y2="14.153cm">
          <text:p/>
        </draw:line>
        <draw:line draw:style-name="gr10" draw:text-style-name="P9" draw:layer="layout" svg:x1="1.685cm" svg:y1="14.655cm" svg:x2="1.685cm" svg:y2="14.146cm">
          <text:p/>
        </draw:line>
        <draw:frame draw:style-name="gr6" draw:text-style-name="P7" draw:layer="layout" svg:width="1.509cm" svg:height="0.573cm" svg:x="1.943cm" svg:y="13.539cm">
          <draw:text-box>
            <text:p text:style-name="P5"><text:span text:style-name="T9">0x016</text:span><text:span text:style-name="T9">D</text:span></text:p>
          </draw:text-box>
        </draw:frame>
        <draw:line draw:style-name="gr10" draw:text-style-name="P9" draw:layer="layout" svg:x1="3.502cm" svg:y1="14.655cm" svg:x2="3.502cm" svg:y2="14.146cm">
          <text:p/>
        </draw:line>
        <draw:line draw:style-name="gr10" draw:text-style-name="P9" draw:layer="layout" svg:x1="6.938cm" svg:y1="14.655cm" svg:x2="6.938cm" svg:y2="14.146cm">
          <text:p/>
        </draw:line>
        <draw:line draw:style-name="gr10" draw:text-style-name="P9" draw:layer="layout" svg:x1="10.374cm" svg:y1="14.655cm" svg:x2="10.374cm" svg:y2="14.146cm">
          <text:p/>
        </draw:line>
        <draw:line draw:style-name="gr10" draw:text-style-name="P9" draw:layer="layout" svg:x1="1.678cm" svg:y1="14.662cm" svg:x2="3.509cm" svg:y2="14.662cm">
          <text:p/>
        </draw:line>
        <draw:line draw:style-name="gr10" draw:text-style-name="P9" draw:layer="layout" svg:x1="1.685cm" svg:y1="15.165cm" svg:x2="1.685cm" svg:y2="14.655cm">
          <text:p/>
        </draw:line>
        <draw:frame draw:style-name="gr6" draw:text-style-name="P7" draw:layer="layout" svg:width="1.479cm" svg:height="0.573cm" svg:x="1.943cm" svg:y="14.049cm">
          <draw:text-box>
            <text:p text:style-name="P5"><text:span text:style-name="T9">0x016</text:span><text:span text:style-name="T9">E</text:span></text:p>
          </draw:text-box>
        </draw:frame>
        <draw:line draw:style-name="gr10" draw:text-style-name="P9" draw:layer="layout" svg:x1="3.502cm" svg:y1="15.165cm" svg:x2="3.502cm" svg:y2="14.655cm">
          <text:p/>
        </draw:line>
        <draw:line draw:style-name="gr10" draw:text-style-name="P9" draw:layer="layout" svg:x1="6.938cm" svg:y1="15.165cm" svg:x2="6.938cm" svg:y2="14.655cm">
          <text:p/>
        </draw:line>
        <draw:line draw:style-name="gr10" draw:text-style-name="P9" draw:layer="layout" svg:x1="10.374cm" svg:y1="15.165cm" svg:x2="10.374cm" svg:y2="14.655cm">
          <text:p/>
        </draw:line>
        <draw:line draw:style-name="gr10" draw:text-style-name="P9" draw:layer="layout" svg:x1="1.678cm" svg:y1="15.172cm" svg:x2="3.509cm" svg:y2="15.172cm">
          <text:p/>
        </draw:line>
        <draw:line draw:style-name="gr10" draw:text-style-name="P9" draw:layer="layout" svg:x1="1.685cm" svg:y1="15.674cm" svg:x2="1.685cm" svg:y2="15.165cm">
          <text:p/>
        </draw:line>
        <draw:frame draw:style-name="gr6" draw:text-style-name="P7" draw:layer="layout" svg:width="1.471cm" svg:height="0.573cm" svg:x="1.943cm" svg:y="14.558cm">
          <draw:text-box>
            <text:p text:style-name="P5"><text:span text:style-name="T9">0x016</text:span><text:span text:style-name="T9">F</text:span></text:p>
          </draw:text-box>
        </draw:frame>
        <draw:line draw:style-name="gr10" draw:text-style-name="P9" draw:layer="layout" svg:x1="3.502cm" svg:y1="15.674cm" svg:x2="3.502cm" svg:y2="15.165cm">
          <text:p/>
        </draw:line>
        <draw:line draw:style-name="gr10" draw:text-style-name="P9" draw:layer="layout" svg:x1="6.938cm" svg:y1="15.674cm" svg:x2="6.938cm" svg:y2="15.165cm">
          <text:p/>
        </draw:line>
        <draw:line draw:style-name="gr10" draw:text-style-name="P9" draw:layer="layout" svg:x1="10.374cm" svg:y1="15.674cm" svg:x2="10.374cm" svg:y2="15.165cm">
          <text:p/>
        </draw:line>
        <draw:line draw:style-name="gr10" draw:text-style-name="P9" draw:layer="layout" svg:x1="1.678cm" svg:y1="15.681cm" svg:x2="3.509cm" svg:y2="15.681cm">
          <text:p/>
        </draw:line>
        <draw:line draw:style-name="gr10" draw:text-style-name="P9" draw:layer="layout" svg:x1="1.685cm" svg:y1="16.184cm" svg:x2="1.685cm" svg:y2="15.674cm">
          <text:p/>
        </draw:line>
        <draw:frame draw:style-name="gr6" draw:text-style-name="P7" draw:layer="layout" svg:width="1.522cm" svg:height="0.573cm" svg:x="1.943cm" svg:y="15.068cm">
          <draw:text-box>
            <text:p text:style-name="P5"><text:span text:style-name="T9">0x017</text:span><text:span text:style-name="T9">0</text:span></text:p>
          </draw:text-box>
        </draw:frame>
        <draw:line draw:style-name="gr10" draw:text-style-name="P9" draw:layer="layout" svg:x1="3.502cm" svg:y1="16.184cm" svg:x2="3.502cm" svg:y2="15.674cm">
          <text:p/>
        </draw:line>
        <draw:line draw:style-name="gr10" draw:text-style-name="P9" draw:layer="layout" svg:x1="6.938cm" svg:y1="16.184cm" svg:x2="6.938cm" svg:y2="15.674cm">
          <text:p/>
        </draw:line>
        <draw:line draw:style-name="gr10" draw:text-style-name="P9" draw:layer="layout" svg:x1="10.374cm" svg:y1="16.184cm" svg:x2="10.374cm" svg:y2="15.674cm">
          <text:p/>
        </draw:line>
        <draw:line draw:style-name="gr10" draw:text-style-name="P9" draw:layer="layout" svg:x1="1.678cm" svg:y1="16.191cm" svg:x2="3.509cm" svg:y2="16.191cm">
          <text:p/>
        </draw:line>
        <draw:line draw:style-name="gr10" draw:text-style-name="P9" draw:layer="layout" svg:x1="1.685cm" svg:y1="16.694cm" svg:x2="1.685cm" svg:y2="16.184cm">
          <text:p/>
        </draw:line>
        <draw:frame draw:style-name="gr6" draw:text-style-name="P7" draw:layer="layout" svg:width="1.522cm" svg:height="0.573cm" svg:x="1.943cm" svg:y="15.577cm">
          <draw:text-box>
            <text:p text:style-name="P5"><text:span text:style-name="T9">0x017</text:span><text:span text:style-name="T9">1</text:span></text:p>
          </draw:text-box>
        </draw:frame>
        <draw:line draw:style-name="gr10" draw:text-style-name="P9" draw:layer="layout" svg:x1="3.502cm" svg:y1="16.694cm" svg:x2="3.502cm" svg:y2="16.184cm">
          <text:p/>
        </draw:line>
        <draw:line draw:style-name="gr10" draw:text-style-name="P9" draw:layer="layout" svg:x1="6.938cm" svg:y1="16.694cm" svg:x2="6.938cm" svg:y2="16.184cm">
          <text:p/>
        </draw:line>
        <draw:line draw:style-name="gr10" draw:text-style-name="P9" draw:layer="layout" svg:x1="10.374cm" svg:y1="16.694cm" svg:x2="10.374cm" svg:y2="16.184cm">
          <text:p/>
        </draw:line>
        <draw:line draw:style-name="gr10" draw:text-style-name="P9" draw:layer="layout" svg:x1="1.678cm" svg:y1="16.701cm" svg:x2="3.509cm" svg:y2="16.701cm">
          <text:p/>
        </draw:line>
        <draw:line draw:style-name="gr10" draw:text-style-name="P9" draw:layer="layout" svg:x1="1.685cm" svg:y1="17.203cm" svg:x2="1.685cm" svg:y2="16.694cm">
          <text:p/>
        </draw:line>
        <draw:frame draw:style-name="gr6" draw:text-style-name="P7" draw:layer="layout" svg:width="1.505cm" svg:height="0.573cm" svg:x="1.943cm" svg:y="16.087cm">
          <draw:text-box>
            <text:p text:style-name="P5"><text:span text:style-name="T9">0x017</text:span><text:span text:style-name="T9">2</text:span></text:p>
          </draw:text-box>
        </draw:frame>
        <draw:line draw:style-name="gr10" draw:text-style-name="P9" draw:layer="layout" svg:x1="3.502cm" svg:y1="17.203cm" svg:x2="3.502cm" svg:y2="16.694cm">
          <text:p/>
        </draw:line>
        <draw:line draw:style-name="gr10" draw:text-style-name="P9" draw:layer="layout" svg:x1="6.938cm" svg:y1="17.203cm" svg:x2="6.938cm" svg:y2="16.694cm">
          <text:p/>
        </draw:line>
        <draw:line draw:style-name="gr10" draw:text-style-name="P9" draw:layer="layout" svg:x1="10.374cm" svg:y1="17.203cm" svg:x2="10.374cm" svg:y2="16.694cm">
          <text:p/>
        </draw:line>
        <draw:line draw:style-name="gr10" draw:text-style-name="P9" draw:layer="layout" svg:x1="1.678cm" svg:y1="17.21cm" svg:x2="3.509cm" svg:y2="17.21cm">
          <text:p/>
        </draw:line>
        <draw:line draw:style-name="gr10" draw:text-style-name="P9" draw:layer="layout" svg:x1="1.685cm" svg:y1="17.713cm" svg:x2="1.685cm" svg:y2="17.203cm">
          <text:p/>
        </draw:line>
        <draw:frame draw:style-name="gr6" draw:text-style-name="P7" draw:layer="layout" svg:width="1.505cm" svg:height="0.573cm" svg:x="1.943cm" svg:y="16.597cm">
          <draw:text-box>
            <text:p text:style-name="P5"><text:span text:style-name="T9">0x017</text:span><text:span text:style-name="T9">3</text:span></text:p>
          </draw:text-box>
        </draw:frame>
        <draw:line draw:style-name="gr10" draw:text-style-name="P9" draw:layer="layout" svg:x1="3.502cm" svg:y1="17.713cm" svg:x2="3.502cm" svg:y2="17.203cm">
          <text:p/>
        </draw:line>
        <draw:line draw:style-name="gr10" draw:text-style-name="P9" draw:layer="layout" svg:x1="6.938cm" svg:y1="17.713cm" svg:x2="6.938cm" svg:y2="17.203cm">
          <text:p/>
        </draw:line>
        <draw:line draw:style-name="gr10" draw:text-style-name="P9" draw:layer="layout" svg:x1="10.374cm" svg:y1="17.713cm" svg:x2="10.374cm" svg:y2="17.203cm">
          <text:p/>
        </draw:line>
        <draw:line draw:style-name="gr10" draw:text-style-name="P9" draw:layer="layout" svg:x1="1.678cm" svg:y1="17.72cm" svg:x2="3.509cm" svg:y2="17.72cm">
          <text:p/>
        </draw:line>
        <draw:line draw:style-name="gr10" draw:text-style-name="P9" draw:layer="layout" svg:x1="1.685cm" svg:y1="18.223cm" svg:x2="1.685cm" svg:y2="17.713cm">
          <text:p/>
        </draw:line>
        <draw:frame draw:style-name="gr6" draw:text-style-name="P7" draw:layer="layout" svg:width="1.522cm" svg:height="0.573cm" svg:x="1.943cm" svg:y="17.106cm">
          <draw:text-box>
            <text:p text:style-name="P5"><text:span text:style-name="T9">0x017</text:span><text:span text:style-name="T9">4</text:span></text:p>
          </draw:text-box>
        </draw:frame>
        <draw:line draw:style-name="gr10" draw:text-style-name="P9" draw:layer="layout" svg:x1="3.502cm" svg:y1="18.223cm" svg:x2="3.502cm" svg:y2="17.713cm">
          <text:p/>
        </draw:line>
        <draw:line draw:style-name="gr10" draw:text-style-name="P9" draw:layer="layout" svg:x1="6.938cm" svg:y1="18.223cm" svg:x2="6.938cm" svg:y2="17.713cm">
          <text:p/>
        </draw:line>
        <draw:line draw:style-name="gr10" draw:text-style-name="P9" draw:layer="layout" svg:x1="10.374cm" svg:y1="18.223cm" svg:x2="10.374cm" svg:y2="17.713cm">
          <text:p/>
        </draw:line>
        <draw:line draw:style-name="gr10" draw:text-style-name="P9" draw:layer="layout" svg:x1="1.678cm" svg:y1="18.23cm" svg:x2="3.509cm" svg:y2="18.23cm">
          <text:p/>
        </draw:line>
        <draw:line draw:style-name="gr10" draw:text-style-name="P9" draw:layer="layout" svg:x1="1.685cm" svg:y1="18.732cm" svg:x2="1.685cm" svg:y2="18.223cm">
          <text:p/>
        </draw:line>
        <draw:frame draw:style-name="gr6" draw:text-style-name="P7" draw:layer="layout" svg:width="1.505cm" svg:height="0.573cm" svg:x="1.943cm" svg:y="17.616cm">
          <draw:text-box>
            <text:p text:style-name="P5"><text:span text:style-name="T9">0x017</text:span><text:span text:style-name="T9">5</text:span></text:p>
          </draw:text-box>
        </draw:frame>
        <draw:line draw:style-name="gr10" draw:text-style-name="P9" draw:layer="layout" svg:x1="3.502cm" svg:y1="18.732cm" svg:x2="3.502cm" svg:y2="18.223cm">
          <text:p/>
        </draw:line>
        <draw:line draw:style-name="gr10" draw:text-style-name="P9" draw:layer="layout" svg:x1="6.938cm" svg:y1="18.732cm" svg:x2="6.938cm" svg:y2="18.223cm">
          <text:p/>
        </draw:line>
        <draw:line draw:style-name="gr10" draw:text-style-name="P9" draw:layer="layout" svg:x1="10.374cm" svg:y1="18.732cm" svg:x2="10.374cm" svg:y2="18.223cm">
          <text:p/>
        </draw:line>
        <draw:line draw:style-name="gr10" draw:text-style-name="P9" draw:layer="layout" svg:x1="1.678cm" svg:y1="18.739cm" svg:x2="3.509cm" svg:y2="18.739cm">
          <text:p/>
        </draw:line>
        <draw:line draw:style-name="gr10" draw:text-style-name="P9" draw:layer="layout" svg:x1="1.685cm" svg:y1="19.242cm" svg:x2="1.685cm" svg:y2="18.732cm">
          <text:p/>
        </draw:line>
        <draw:frame draw:style-name="gr6" draw:text-style-name="P7" draw:layer="layout" svg:width="1.505cm" svg:height="0.573cm" svg:x="1.943cm" svg:y="18.126cm">
          <draw:text-box>
            <text:p text:style-name="P5"><text:span text:style-name="T9">0x017</text:span><text:span text:style-name="T9">6</text:span></text:p>
          </draw:text-box>
        </draw:frame>
        <draw:line draw:style-name="gr10" draw:text-style-name="P9" draw:layer="layout" svg:x1="3.502cm" svg:y1="19.242cm" svg:x2="3.502cm" svg:y2="18.732cm">
          <text:p/>
        </draw:line>
        <draw:line draw:style-name="gr10" draw:text-style-name="P9" draw:layer="layout" svg:x1="6.938cm" svg:y1="19.242cm" svg:x2="6.938cm" svg:y2="18.732cm">
          <text:p/>
        </draw:line>
        <draw:line draw:style-name="gr10" draw:text-style-name="P9" draw:layer="layout" svg:x1="10.374cm" svg:y1="19.242cm" svg:x2="10.374cm" svg:y2="18.732cm">
          <text:p/>
        </draw:line>
        <draw:line draw:style-name="gr10" draw:text-style-name="P9" draw:layer="layout" svg:x1="1.678cm" svg:y1="19.249cm" svg:x2="3.509cm" svg:y2="19.249cm">
          <text:p/>
        </draw:line>
        <draw:line draw:style-name="gr10" draw:text-style-name="P9" draw:layer="layout" svg:x1="1.685cm" svg:y1="19.751cm" svg:x2="1.685cm" svg:y2="19.242cm">
          <text:p/>
        </draw:line>
        <draw:frame draw:style-name="gr6" draw:text-style-name="P7" draw:layer="layout" svg:width="1.522cm" svg:height="0.573cm" svg:x="1.943cm" svg:y="18.635cm">
          <draw:text-box>
            <text:p text:style-name="P5"><text:span text:style-name="T9">0x017</text:span><text:span text:style-name="T9">7</text:span></text:p>
          </draw:text-box>
        </draw:frame>
        <draw:line draw:style-name="gr10" draw:text-style-name="P9" draw:layer="layout" svg:x1="3.502cm" svg:y1="19.751cm" svg:x2="3.502cm" svg:y2="19.242cm">
          <text:p/>
        </draw:line>
        <draw:line draw:style-name="gr10" draw:text-style-name="P9" draw:layer="layout" svg:x1="6.938cm" svg:y1="19.751cm" svg:x2="6.938cm" svg:y2="19.242cm">
          <text:p/>
        </draw:line>
        <draw:line draw:style-name="gr10" draw:text-style-name="P9" draw:layer="layout" svg:x1="10.374cm" svg:y1="19.751cm" svg:x2="10.374cm" svg:y2="19.242cm">
          <text:p/>
        </draw:line>
        <draw:line draw:style-name="gr10" draw:text-style-name="P9" draw:layer="layout" svg:x1="1.678cm" svg:y1="19.758cm" svg:x2="3.509cm" svg:y2="19.758cm">
          <text:p/>
        </draw:line>
        <draw:line draw:style-name="gr10" draw:text-style-name="P9" draw:layer="layout" svg:x1="1.685cm" svg:y1="20.261cm" svg:x2="1.685cm" svg:y2="19.751cm">
          <text:p/>
        </draw:line>
        <draw:frame draw:style-name="gr6" draw:text-style-name="P7" draw:layer="layout" svg:width="1.505cm" svg:height="0.573cm" svg:x="1.943cm" svg:y="19.145cm">
          <draw:text-box>
            <text:p text:style-name="P5"><text:span text:style-name="T9">0x017</text:span><text:span text:style-name="T9">8</text:span></text:p>
          </draw:text-box>
        </draw:frame>
        <draw:line draw:style-name="gr10" draw:text-style-name="P9" draw:layer="layout" svg:x1="3.502cm" svg:y1="20.261cm" svg:x2="3.502cm" svg:y2="19.751cm">
          <text:p/>
        </draw:line>
        <draw:line draw:style-name="gr10" draw:text-style-name="P9" draw:layer="layout" svg:x1="6.938cm" svg:y1="20.261cm" svg:x2="6.938cm" svg:y2="19.751cm">
          <text:p/>
        </draw:line>
        <draw:line draw:style-name="gr10" draw:text-style-name="P9" draw:layer="layout" svg:x1="10.374cm" svg:y1="20.261cm" svg:x2="10.374cm" svg:y2="19.751cm">
          <text:p/>
        </draw:line>
        <draw:line draw:style-name="gr10" draw:text-style-name="P9" draw:layer="layout" svg:x1="1.678cm" svg:y1="20.268cm" svg:x2="3.509cm" svg:y2="20.268cm">
          <text:p/>
        </draw:line>
        <draw:line draw:style-name="gr10" draw:text-style-name="P9" draw:layer="layout" svg:x1="1.685cm" svg:y1="20.771cm" svg:x2="1.685cm" svg:y2="20.261cm">
          <text:p/>
        </draw:line>
        <draw:frame draw:style-name="gr6" draw:text-style-name="P7" draw:layer="layout" svg:width="1.505cm" svg:height="0.573cm" svg:x="1.943cm" svg:y="19.654cm">
          <draw:text-box>
            <text:p text:style-name="P5"><text:span text:style-name="T9">0x017</text:span><text:span text:style-name="T9">9</text:span></text:p>
          </draw:text-box>
        </draw:frame>
        <draw:line draw:style-name="gr10" draw:text-style-name="P9" draw:layer="layout" svg:x1="3.502cm" svg:y1="20.771cm" svg:x2="3.502cm" svg:y2="20.261cm">
          <text:p/>
        </draw:line>
        <draw:line draw:style-name="gr10" draw:text-style-name="P9" draw:layer="layout" svg:x1="6.938cm" svg:y1="20.771cm" svg:x2="6.938cm" svg:y2="20.261cm">
          <text:p/>
        </draw:line>
        <draw:line draw:style-name="gr10" draw:text-style-name="P9" draw:layer="layout" svg:x1="10.374cm" svg:y1="20.771cm" svg:x2="10.374cm" svg:y2="20.261cm">
          <text:p/>
        </draw:line>
        <draw:line draw:style-name="gr10" draw:text-style-name="P9" draw:layer="layout" svg:x1="1.678cm" svg:y1="20.778cm" svg:x2="3.509cm" svg:y2="20.778cm">
          <text:p/>
        </draw:line>
        <draw:line draw:style-name="gr10" draw:text-style-name="P9" draw:layer="layout" svg:x1="1.685cm" svg:y1="21.28cm" svg:x2="1.685cm" svg:y2="20.771cm">
          <text:p/>
        </draw:line>
        <draw:frame draw:style-name="gr6" draw:text-style-name="P7" draw:layer="layout" svg:width="1.526cm" svg:height="0.573cm" svg:x="1.943cm" svg:y="20.164cm">
          <draw:text-box>
            <text:p text:style-name="P5"><text:span text:style-name="T9">0x017</text:span><text:span text:style-name="T9">A</text:span></text:p>
          </draw:text-box>
        </draw:frame>
        <draw:line draw:style-name="gr10" draw:text-style-name="P9" draw:layer="layout" svg:x1="3.502cm" svg:y1="21.28cm" svg:x2="3.502cm" svg:y2="20.771cm">
          <text:p/>
        </draw:line>
        <draw:line draw:style-name="gr10" draw:text-style-name="P9" draw:layer="layout" svg:x1="6.938cm" svg:y1="21.28cm" svg:x2="6.938cm" svg:y2="20.771cm">
          <text:p/>
        </draw:line>
        <draw:line draw:style-name="gr10" draw:text-style-name="P9" draw:layer="layout" svg:x1="10.374cm" svg:y1="21.28cm" svg:x2="10.374cm" svg:y2="20.771cm">
          <text:p/>
        </draw:line>
        <draw:line draw:style-name="gr10" draw:text-style-name="P9" draw:layer="layout" svg:x1="1.678cm" svg:y1="21.287cm" svg:x2="3.509cm" svg:y2="21.287cm">
          <text:p/>
        </draw:line>
        <draw:line draw:style-name="gr10" draw:text-style-name="P9" draw:layer="layout" svg:x1="1.685cm" svg:y1="21.79cm" svg:x2="1.685cm" svg:y2="21.28cm">
          <text:p/>
        </draw:line>
        <draw:frame draw:style-name="gr6" draw:text-style-name="P7" draw:layer="layout" svg:width="1.522cm" svg:height="0.573cm" svg:x="1.943cm" svg:y="20.674cm">
          <draw:text-box>
            <text:p text:style-name="P5"><text:span text:style-name="T9">0x017</text:span><text:span text:style-name="T9">B</text:span></text:p>
          </draw:text-box>
        </draw:frame>
        <draw:line draw:style-name="gr10" draw:text-style-name="P9" draw:layer="layout" svg:x1="3.502cm" svg:y1="21.79cm" svg:x2="3.502cm" svg:y2="21.28cm">
          <text:p/>
        </draw:line>
        <draw:line draw:style-name="gr10" draw:text-style-name="P9" draw:layer="layout" svg:x1="6.938cm" svg:y1="21.79cm" svg:x2="6.938cm" svg:y2="21.28cm">
          <text:p/>
        </draw:line>
        <draw:line draw:style-name="gr10" draw:text-style-name="P9" draw:layer="layout" svg:x1="10.374cm" svg:y1="21.79cm" svg:x2="10.374cm" svg:y2="21.28cm">
          <text:p/>
        </draw:line>
        <draw:line draw:style-name="gr10" draw:text-style-name="P9" draw:layer="layout" svg:x1="1.678cm" svg:y1="21.797cm" svg:x2="3.509cm" svg:y2="21.797cm">
          <text:p/>
        </draw:line>
        <draw:line draw:style-name="gr10" draw:text-style-name="P9" draw:layer="layout" svg:x1="1.685cm" svg:y1="22.3cm" svg:x2="1.685cm" svg:y2="21.79cm">
          <text:p/>
        </draw:line>
        <draw:frame draw:style-name="gr6" draw:text-style-name="P7" draw:layer="layout" svg:width="1.534cm" svg:height="0.573cm" svg:x="1.943cm" svg:y="21.183cm">
          <draw:text-box>
            <text:p text:style-name="P5"><text:span text:style-name="T9">0x017</text:span><text:span text:style-name="T9">C</text:span></text:p>
          </draw:text-box>
        </draw:frame>
        <draw:line draw:style-name="gr10" draw:text-style-name="P9" draw:layer="layout" svg:x1="3.502cm" svg:y1="22.3cm" svg:x2="3.502cm" svg:y2="21.79cm">
          <text:p/>
        </draw:line>
        <draw:line draw:style-name="gr10" draw:text-style-name="P9" draw:layer="layout" svg:x1="6.938cm" svg:y1="22.3cm" svg:x2="6.938cm" svg:y2="21.79cm">
          <text:p/>
        </draw:line>
        <draw:line draw:style-name="gr10" draw:text-style-name="P9" draw:layer="layout" svg:x1="10.374cm" svg:y1="22.3cm" svg:x2="10.374cm" svg:y2="21.79cm">
          <text:p/>
        </draw:line>
        <draw:line draw:style-name="gr10" draw:text-style-name="P9" draw:layer="layout" svg:x1="1.678cm" svg:y1="22.307cm" svg:x2="3.509cm" svg:y2="22.307cm">
          <text:p/>
        </draw:line>
        <draw:line draw:style-name="gr10" draw:text-style-name="P9" draw:layer="layout" svg:x1="1.685cm" svg:y1="22.809cm" svg:x2="1.685cm" svg:y2="22.299cm">
          <text:p/>
        </draw:line>
        <draw:frame draw:style-name="gr6" draw:text-style-name="P7" draw:layer="layout" svg:width="1.526cm" svg:height="0.573cm" svg:x="1.943cm" svg:y="21.693cm">
          <draw:text-box>
            <text:p text:style-name="P5"><text:span text:style-name="T9">0x017</text:span><text:span text:style-name="T9">D</text:span></text:p>
          </draw:text-box>
        </draw:frame>
        <draw:line draw:style-name="gr10" draw:text-style-name="P9" draw:layer="layout" svg:x1="3.502cm" svg:y1="22.809cm" svg:x2="3.502cm" svg:y2="22.299cm">
          <text:p/>
        </draw:line>
        <draw:line draw:style-name="gr10" draw:text-style-name="P9" draw:layer="layout" svg:x1="6.938cm" svg:y1="22.809cm" svg:x2="6.938cm" svg:y2="22.299cm">
          <text:p/>
        </draw:line>
        <draw:line draw:style-name="gr10" draw:text-style-name="P9" draw:layer="layout" svg:x1="10.374cm" svg:y1="22.809cm" svg:x2="10.374cm" svg:y2="22.299cm">
          <text:p/>
        </draw:line>
        <draw:line draw:style-name="gr10" draw:text-style-name="P9" draw:layer="layout" svg:x1="1.678cm" svg:y1="22.816cm" svg:x2="3.509cm" svg:y2="22.816cm">
          <text:p/>
        </draw:line>
        <draw:line draw:style-name="gr10" draw:text-style-name="P9" draw:layer="layout" svg:x1="1.685cm" svg:y1="23.319cm" svg:x2="1.685cm" svg:y2="22.809cm">
          <text:p/>
        </draw:line>
        <draw:frame draw:style-name="gr6" draw:text-style-name="P7" draw:layer="layout" svg:width="1.496cm" svg:height="0.573cm" svg:x="1.943cm" svg:y="22.203cm">
          <draw:text-box>
            <text:p text:style-name="P5"><text:span text:style-name="T9">0x017</text:span><text:span text:style-name="T9">E</text:span></text:p>
          </draw:text-box>
        </draw:frame>
        <draw:line draw:style-name="gr10" draw:text-style-name="P9" draw:layer="layout" svg:x1="3.502cm" svg:y1="23.319cm" svg:x2="3.502cm" svg:y2="22.809cm">
          <text:p/>
        </draw:line>
        <draw:line draw:style-name="gr10" draw:text-style-name="P9" draw:layer="layout" svg:x1="6.938cm" svg:y1="23.319cm" svg:x2="6.938cm" svg:y2="22.809cm">
          <text:p/>
        </draw:line>
        <draw:line draw:style-name="gr10" draw:text-style-name="P9" draw:layer="layout" svg:x1="10.374cm" svg:y1="23.319cm" svg:x2="10.374cm" svg:y2="22.809cm">
          <text:p/>
        </draw:line>
        <draw:line draw:style-name="gr10" draw:text-style-name="P9" draw:layer="layout" svg:x1="1.678cm" svg:y1="23.326cm" svg:x2="10.381cm" svg:y2="23.326cm">
          <text:p/>
        </draw:line>
        <draw:line draw:style-name="gr10" draw:text-style-name="P9" draw:layer="layout" svg:x1="10.618cm" svg:y1="5.943cm" svg:x2="19.321cm" svg:y2="5.943cm">
          <text:p/>
        </draw:line>
        <draw:line draw:style-name="gr10" draw:text-style-name="P9" draw:layer="layout" svg:x1="10.625cm" svg:y1="6.459cm" svg:x2="10.625cm" svg:y2="5.95cm">
          <text:p/>
        </draw:line>
        <draw:frame draw:style-name="gr6" draw:text-style-name="P7" draw:layer="layout" svg:width="1.488cm" svg:height="0.573cm" svg:x="1.943cm" svg:y="22.712cm">
          <draw:text-box>
            <text:p text:style-name="P5"><text:span text:style-name="T9">0x017</text:span><text:span text:style-name="T9">F</text:span></text:p>
          </draw:text-box>
        </draw:frame>
        <draw:line draw:style-name="gr10" draw:text-style-name="P9" draw:layer="layout" svg:x1="19.314cm" svg:y1="6.459cm" svg:x2="19.314cm" svg:y2="5.95cm">
          <text:p/>
        </draw:line>
        <draw:line draw:style-name="gr10" draw:text-style-name="P9" draw:layer="layout" svg:x1="10.618cm" svg:y1="6.466cm" svg:x2="19.321cm" svg:y2="6.466cm">
          <text:p/>
        </draw:line>
        <draw:line draw:style-name="gr10" draw:text-style-name="P9" draw:layer="layout" svg:x1="10.625cm" svg:y1="6.983cm" svg:x2="10.625cm" svg:y2="6.473cm">
          <text:p/>
        </draw:line>
        <draw:frame draw:style-name="gr6" draw:text-style-name="P7" draw:layer="layout" svg:width="0.701cm" svg:height="0.573cm" svg:x="14.616cm" svg:y="5.853cm">
          <draw:text-box>
            <text:p text:style-name="P5"><text:span text:style-name="T11">Tas</text:span></text:p>
          </draw:text-box>
        </draw:frame>
        <draw:line draw:style-name="gr10" draw:text-style-name="P9" draw:layer="layout" svg:x1="12.442cm" svg:y1="6.983cm" svg:x2="12.442cm" svg:y2="6.473cm">
          <text:p/>
        </draw:line>
        <draw:frame draw:style-name="gr6" draw:text-style-name="P7" draw:layer="layout" svg:width="1.534cm" svg:height="0.573cm" svg:x="10.844cm" svg:y="6.376cm">
          <draw:text-box>
            <text:p text:style-name="P5"><text:span text:style-name="T6">Adres</text:span><text:span text:style-name="T6">se</text:span></text:p>
          </draw:text-box>
        </draw:frame>
        <draw:line draw:style-name="gr10" draw:text-style-name="P9" draw:layer="layout" svg:x1="15.878cm" svg:y1="6.983cm" svg:x2="15.878cm" svg:y2="6.473cm">
          <text:p/>
        </draw:line>
        <draw:frame draw:style-name="gr6" draw:text-style-name="P7" draw:layer="layout" svg:width="2.644cm" svg:height="0.573cm" svg:x="12.893cm" svg:y="6.376cm">
          <draw:text-box>
            <text:p text:style-name="P5"><text:span text:style-name="T6">Valeur </text:span><text:span text:style-name="T6">de var.</text:span></text:p>
          </draw:text-box>
        </draw:frame>
        <draw:line draw:style-name="gr10" draw:text-style-name="P9" draw:layer="layout" svg:x1="19.314cm" svg:y1="6.983cm" svg:x2="19.314cm" svg:y2="6.473cm">
          <text:p/>
        </draw:line>
        <draw:line draw:style-name="gr10" draw:text-style-name="P9" draw:layer="layout" svg:x1="10.618cm" svg:y1="6.99cm" svg:x2="19.321cm" svg:y2="6.99cm">
          <text:p/>
        </draw:line>
        <draw:line draw:style-name="gr10" draw:text-style-name="P9" draw:layer="layout" svg:x1="10.625cm" svg:y1="7.507cm" svg:x2="10.625cm" svg:y2="6.997cm">
          <text:p/>
        </draw:line>
        <draw:frame draw:style-name="gr6" draw:text-style-name="P7" draw:layer="layout" svg:width="2.296cm" svg:height="0.573cm" svg:x="16.484cm" svg:y="6.376cm">
          <draw:text-box>
            <text:p text:style-name="P5"><text:span text:style-name="T6">Nom </text:span><text:span text:style-name="T6">de var.</text:span></text:p>
          </draw:text-box>
        </draw:frame>
        <draw:line draw:style-name="gr10" draw:text-style-name="P9" draw:layer="layout" svg:x1="12.442cm" svg:y1="7.507cm" svg:x2="12.442cm" svg:y2="6.997cm">
          <text:p/>
        </draw:line>
        <draw:line draw:style-name="gr10" draw:text-style-name="P9" draw:layer="layout" svg:x1="15.878cm" svg:y1="7.507cm" svg:x2="15.878cm" svg:y2="6.997cm">
          <text:p/>
        </draw:line>
        <draw:line draw:style-name="gr10" draw:text-style-name="P9" draw:layer="layout" svg:x1="19.314cm" svg:y1="7.507cm" svg:x2="19.314cm" svg:y2="6.997cm">
          <text:p/>
        </draw:line>
        <draw:line draw:style-name="gr10" draw:text-style-name="P9" draw:layer="layout" svg:x1="10.618cm" svg:y1="7.514cm" svg:x2="12.449cm" svg:y2="7.514cm">
          <text:p/>
        </draw:line>
        <draw:line draw:style-name="gr10" draw:text-style-name="P9" draw:layer="layout" svg:x1="10.625cm" svg:y1="8.016cm" svg:x2="10.625cm" svg:y2="7.507cm">
          <text:p/>
        </draw:line>
        <draw:frame draw:style-name="gr6" draw:text-style-name="P7" draw:layer="layout" svg:width="1.539cm" svg:height="0.573cm" svg:x="10.883cm" svg:y="6.9cm">
          <draw:text-box>
            <text:p text:style-name="P5"><text:span text:style-name="T9">0x4AC</text:span><text:span text:style-name="T9">0</text:span></text:p>
          </draw:text-box>
        </draw:frame>
        <draw:line draw:style-name="gr10" draw:text-style-name="P9" draw:layer="layout" svg:x1="12.442cm" svg:y1="8.016cm" svg:x2="12.442cm" svg:y2="7.507cm">
          <text:p/>
        </draw:line>
        <draw:line draw:style-name="gr10" draw:text-style-name="P9" draw:layer="layout" svg:x1="15.878cm" svg:y1="8.016cm" svg:x2="15.878cm" svg:y2="7.507cm">
          <text:p/>
        </draw:line>
        <draw:line draw:style-name="gr10" draw:text-style-name="P9" draw:layer="layout" svg:x1="19.314cm" svg:y1="8.016cm" svg:x2="19.314cm" svg:y2="7.507cm">
          <text:p/>
        </draw:line>
        <draw:line draw:style-name="gr10" draw:text-style-name="P9" draw:layer="layout" svg:x1="10.618cm" svg:y1="8.023cm" svg:x2="12.449cm" svg:y2="8.023cm">
          <text:p/>
        </draw:line>
        <draw:line draw:style-name="gr10" draw:text-style-name="P9" draw:layer="layout" svg:x1="10.625cm" svg:y1="8.526cm" svg:x2="10.625cm" svg:y2="8.016cm">
          <text:p/>
        </draw:line>
        <draw:frame draw:style-name="gr6" draw:text-style-name="P7" draw:layer="layout" svg:width="1.539cm" svg:height="0.573cm" svg:x="10.883cm" svg:y="7.41cm">
          <draw:text-box>
            <text:p text:style-name="P5"><text:span text:style-name="T9">0x4AC</text:span><text:span text:style-name="T9">1</text:span></text:p>
          </draw:text-box>
        </draw:frame>
        <draw:line draw:style-name="gr10" draw:text-style-name="P9" draw:layer="layout" svg:x1="12.442cm" svg:y1="8.526cm" svg:x2="12.442cm" svg:y2="8.016cm">
          <text:p/>
        </draw:line>
        <draw:line draw:style-name="gr10" draw:text-style-name="P9" draw:layer="layout" svg:x1="15.878cm" svg:y1="8.526cm" svg:x2="15.878cm" svg:y2="8.016cm">
          <text:p/>
        </draw:line>
        <draw:line draw:style-name="gr10" draw:text-style-name="P9" draw:layer="layout" svg:x1="19.314cm" svg:y1="8.526cm" svg:x2="19.314cm" svg:y2="8.016cm">
          <text:p/>
        </draw:line>
        <draw:line draw:style-name="gr10" draw:text-style-name="P9" draw:layer="layout" svg:x1="10.618cm" svg:y1="8.533cm" svg:x2="12.449cm" svg:y2="8.533cm">
          <text:p/>
        </draw:line>
        <draw:line draw:style-name="gr10" draw:text-style-name="P9" draw:layer="layout" svg:x1="10.625cm" svg:y1="9.035cm" svg:x2="10.625cm" svg:y2="8.526cm">
          <text:p/>
        </draw:line>
        <draw:frame draw:style-name="gr6" draw:text-style-name="P7" draw:layer="layout" svg:width="1.522cm" svg:height="0.573cm" svg:x="10.883cm" svg:y="7.919cm">
          <draw:text-box>
            <text:p text:style-name="P5"><text:span text:style-name="T9">0x4AC</text:span><text:span text:style-name="T9">2</text:span></text:p>
          </draw:text-box>
        </draw:frame>
        <draw:line draw:style-name="gr10" draw:text-style-name="P9" draw:layer="layout" svg:x1="12.442cm" svg:y1="9.035cm" svg:x2="12.442cm" svg:y2="8.526cm">
          <text:p/>
        </draw:line>
        <draw:line draw:style-name="gr10" draw:text-style-name="P9" draw:layer="layout" svg:x1="15.878cm" svg:y1="9.035cm" svg:x2="15.878cm" svg:y2="8.526cm">
          <text:p/>
        </draw:line>
        <draw:line draw:style-name="gr10" draw:text-style-name="P9" draw:layer="layout" svg:x1="19.314cm" svg:y1="9.035cm" svg:x2="19.314cm" svg:y2="8.526cm">
          <text:p/>
        </draw:line>
        <draw:line draw:style-name="gr10" draw:text-style-name="P9" draw:layer="layout" svg:x1="10.618cm" svg:y1="9.042cm" svg:x2="12.449cm" svg:y2="9.042cm">
          <text:p/>
        </draw:line>
        <draw:line draw:style-name="gr10" draw:text-style-name="P9" draw:layer="layout" svg:x1="10.625cm" svg:y1="9.545cm" svg:x2="10.625cm" svg:y2="9.035cm">
          <text:p/>
        </draw:line>
        <draw:frame draw:style-name="gr6" draw:text-style-name="P7" draw:layer="layout" svg:width="1.522cm" svg:height="0.573cm" svg:x="10.883cm" svg:y="8.429cm">
          <draw:text-box>
            <text:p text:style-name="P5"><text:span text:style-name="T9">0x4AC</text:span><text:span text:style-name="T9">3</text:span></text:p>
          </draw:text-box>
        </draw:frame>
        <draw:line draw:style-name="gr10" draw:text-style-name="P9" draw:layer="layout" svg:x1="12.442cm" svg:y1="9.545cm" svg:x2="12.442cm" svg:y2="9.035cm">
          <text:p/>
        </draw:line>
        <draw:line draw:style-name="gr10" draw:text-style-name="P9" draw:layer="layout" svg:x1="15.878cm" svg:y1="9.545cm" svg:x2="15.878cm" svg:y2="9.035cm">
          <text:p/>
        </draw:line>
        <draw:line draw:style-name="gr10" draw:text-style-name="P9" draw:layer="layout" svg:x1="19.314cm" svg:y1="9.545cm" svg:x2="19.314cm" svg:y2="9.035cm">
          <text:p/>
        </draw:line>
        <draw:line draw:style-name="gr10" draw:text-style-name="P9" draw:layer="layout" svg:x1="10.618cm" svg:y1="9.552cm" svg:x2="12.449cm" svg:y2="9.552cm">
          <text:p/>
        </draw:line>
        <draw:line draw:style-name="gr10" draw:text-style-name="P9" draw:layer="layout" svg:x1="10.625cm" svg:y1="10.055cm" svg:x2="10.625cm" svg:y2="9.545cm">
          <text:p/>
        </draw:line>
        <draw:frame draw:style-name="gr6" draw:text-style-name="P7" draw:layer="layout" svg:width="1.539cm" svg:height="0.573cm" svg:x="10.883cm" svg:y="8.938cm">
          <draw:text-box>
            <text:p text:style-name="P5"><text:span text:style-name="T9">0x4AC</text:span><text:span text:style-name="T9">4</text:span></text:p>
          </draw:text-box>
        </draw:frame>
        <draw:line draw:style-name="gr10" draw:text-style-name="P9" draw:layer="layout" svg:x1="12.442cm" svg:y1="10.055cm" svg:x2="12.442cm" svg:y2="9.545cm">
          <text:p/>
        </draw:line>
        <draw:line draw:style-name="gr10" draw:text-style-name="P9" draw:layer="layout" svg:x1="15.878cm" svg:y1="10.055cm" svg:x2="15.878cm" svg:y2="9.545cm">
          <text:p/>
        </draw:line>
        <draw:line draw:style-name="gr10" draw:text-style-name="P9" draw:layer="layout" svg:x1="19.314cm" svg:y1="10.055cm" svg:x2="19.314cm" svg:y2="9.545cm">
          <text:p/>
        </draw:line>
        <draw:line draw:style-name="gr10" draw:text-style-name="P9" draw:layer="layout" svg:x1="10.618cm" svg:y1="10.062cm" svg:x2="12.449cm" svg:y2="10.062cm">
          <text:p/>
        </draw:line>
        <draw:line draw:style-name="gr10" draw:text-style-name="P9" draw:layer="layout" svg:x1="10.625cm" svg:y1="10.564cm" svg:x2="10.625cm" svg:y2="10.055cm">
          <text:p/>
        </draw:line>
        <draw:frame draw:style-name="gr6" draw:text-style-name="P7" draw:layer="layout" svg:width="1.522cm" svg:height="0.573cm" svg:x="10.883cm" svg:y="9.448cm">
          <draw:text-box>
            <text:p text:style-name="P5"><text:span text:style-name="T9">0x4AC</text:span><text:span text:style-name="T9">5</text:span></text:p>
          </draw:text-box>
        </draw:frame>
        <draw:line draw:style-name="gr10" draw:text-style-name="P9" draw:layer="layout" svg:x1="12.442cm" svg:y1="10.564cm" svg:x2="12.442cm" svg:y2="10.055cm">
          <text:p/>
        </draw:line>
        <draw:line draw:style-name="gr10" draw:text-style-name="P9" draw:layer="layout" svg:x1="15.878cm" svg:y1="10.564cm" svg:x2="15.878cm" svg:y2="10.055cm">
          <text:p/>
        </draw:line>
        <draw:line draw:style-name="gr10" draw:text-style-name="P9" draw:layer="layout" svg:x1="19.314cm" svg:y1="10.564cm" svg:x2="19.314cm" svg:y2="10.055cm">
          <text:p/>
        </draw:line>
        <draw:line draw:style-name="gr10" draw:text-style-name="P9" draw:layer="layout" svg:x1="10.618cm" svg:y1="10.571cm" svg:x2="12.449cm" svg:y2="10.571cm">
          <text:p/>
        </draw:line>
        <draw:line draw:style-name="gr10" draw:text-style-name="P9" draw:layer="layout" svg:x1="10.625cm" svg:y1="11.074cm" svg:x2="10.625cm" svg:y2="10.564cm">
          <text:p/>
        </draw:line>
        <draw:frame draw:style-name="gr6" draw:text-style-name="P7" draw:layer="layout" svg:width="1.522cm" svg:height="0.573cm" svg:x="10.883cm" svg:y="9.958cm">
          <draw:text-box>
            <text:p text:style-name="P5"><text:span text:style-name="T9">0x4AC</text:span><text:span text:style-name="T9">6</text:span></text:p>
          </draw:text-box>
        </draw:frame>
        <draw:line draw:style-name="gr10" draw:text-style-name="P9" draw:layer="layout" svg:x1="12.442cm" svg:y1="11.074cm" svg:x2="12.442cm" svg:y2="10.564cm">
          <text:p/>
        </draw:line>
        <draw:line draw:style-name="gr10" draw:text-style-name="P9" draw:layer="layout" svg:x1="15.878cm" svg:y1="11.074cm" svg:x2="15.878cm" svg:y2="10.564cm">
          <text:p/>
        </draw:line>
        <draw:line draw:style-name="gr10" draw:text-style-name="P9" draw:layer="layout" svg:x1="19.314cm" svg:y1="11.074cm" svg:x2="19.314cm" svg:y2="10.564cm">
          <text:p/>
        </draw:line>
        <draw:line draw:style-name="gr10" draw:text-style-name="P9" draw:layer="layout" svg:x1="10.618cm" svg:y1="11.081cm" svg:x2="12.449cm" svg:y2="11.081cm">
          <text:p/>
        </draw:line>
        <draw:line draw:style-name="gr10" draw:text-style-name="P9" draw:layer="layout" svg:x1="10.625cm" svg:y1="11.583cm" svg:x2="10.625cm" svg:y2="11.074cm">
          <text:p/>
        </draw:line>
        <draw:frame draw:style-name="gr6" draw:text-style-name="P7" draw:layer="layout" svg:width="1.539cm" svg:height="0.573cm" svg:x="10.883cm" svg:y="10.467cm">
          <draw:text-box>
            <text:p text:style-name="P5"><text:span text:style-name="T9">0x4AC</text:span><text:span text:style-name="T9">7</text:span></text:p>
          </draw:text-box>
        </draw:frame>
        <draw:line draw:style-name="gr10" draw:text-style-name="P9" draw:layer="layout" svg:x1="12.442cm" svg:y1="11.583cm" svg:x2="12.442cm" svg:y2="11.074cm">
          <text:p/>
        </draw:line>
        <draw:line draw:style-name="gr10" draw:text-style-name="P9" draw:layer="layout" svg:x1="15.878cm" svg:y1="11.583cm" svg:x2="15.878cm" svg:y2="11.074cm">
          <text:p/>
        </draw:line>
        <draw:line draw:style-name="gr10" draw:text-style-name="P9" draw:layer="layout" svg:x1="19.314cm" svg:y1="11.583cm" svg:x2="19.314cm" svg:y2="11.074cm">
          <text:p/>
        </draw:line>
        <draw:line draw:style-name="gr10" draw:text-style-name="P9" draw:layer="layout" svg:x1="10.618cm" svg:y1="11.591cm" svg:x2="12.449cm" svg:y2="11.591cm">
          <text:p/>
        </draw:line>
        <draw:line draw:style-name="gr10" draw:text-style-name="P9" draw:layer="layout" svg:x1="10.625cm" svg:y1="12.093cm" svg:x2="10.625cm" svg:y2="11.583cm">
          <text:p/>
        </draw:line>
        <draw:frame draw:style-name="gr6" draw:text-style-name="P7" draw:layer="layout" svg:width="1.522cm" svg:height="0.573cm" svg:x="10.883cm" svg:y="10.977cm">
          <draw:text-box>
            <text:p text:style-name="P5"><text:span text:style-name="T9">0x4AC</text:span><text:span text:style-name="T9">8</text:span></text:p>
          </draw:text-box>
        </draw:frame>
        <draw:line draw:style-name="gr10" draw:text-style-name="P9" draw:layer="layout" svg:x1="12.442cm" svg:y1="12.093cm" svg:x2="12.442cm" svg:y2="11.583cm">
          <text:p/>
        </draw:line>
        <draw:line draw:style-name="gr10" draw:text-style-name="P9" draw:layer="layout" svg:x1="15.878cm" svg:y1="12.093cm" svg:x2="15.878cm" svg:y2="11.583cm">
          <text:p/>
        </draw:line>
        <draw:line draw:style-name="gr10" draw:text-style-name="P9" draw:layer="layout" svg:x1="19.314cm" svg:y1="12.093cm" svg:x2="19.314cm" svg:y2="11.583cm">
          <text:p/>
        </draw:line>
        <draw:line draw:style-name="gr10" draw:text-style-name="P9" draw:layer="layout" svg:x1="10.618cm" svg:y1="12.1cm" svg:x2="12.449cm" svg:y2="12.1cm">
          <text:p/>
        </draw:line>
        <draw:line draw:style-name="gr10" draw:text-style-name="P9" draw:layer="layout" svg:x1="10.625cm" svg:y1="12.603cm" svg:x2="10.625cm" svg:y2="12.093cm">
          <text:p/>
        </draw:line>
        <draw:frame draw:style-name="gr6" draw:text-style-name="P7" draw:layer="layout" svg:width="1.522cm" svg:height="0.573cm" svg:x="10.883cm" svg:y="11.486cm">
          <draw:text-box>
            <text:p text:style-name="P5"><text:span text:style-name="T9">0x4AC</text:span><text:span text:style-name="T9">9</text:span></text:p>
          </draw:text-box>
        </draw:frame>
        <draw:line draw:style-name="gr10" draw:text-style-name="P9" draw:layer="layout" svg:x1="12.442cm" svg:y1="12.603cm" svg:x2="12.442cm" svg:y2="12.093cm">
          <text:p/>
        </draw:line>
        <draw:line draw:style-name="gr10" draw:text-style-name="P9" draw:layer="layout" svg:x1="15.878cm" svg:y1="12.603cm" svg:x2="15.878cm" svg:y2="12.093cm">
          <text:p/>
        </draw:line>
        <draw:line draw:style-name="gr10" draw:text-style-name="P9" draw:layer="layout" svg:x1="19.314cm" svg:y1="12.603cm" svg:x2="19.314cm" svg:y2="12.093cm">
          <text:p/>
        </draw:line>
        <draw:line draw:style-name="gr10" draw:text-style-name="P9" draw:layer="layout" svg:x1="10.618cm" svg:y1="12.61cm" svg:x2="12.449cm" svg:y2="12.61cm">
          <text:p/>
        </draw:line>
        <draw:line draw:style-name="gr10" draw:text-style-name="P9" draw:layer="layout" svg:x1="10.625cm" svg:y1="13.112cm" svg:x2="10.625cm" svg:y2="12.603cm">
          <text:p/>
        </draw:line>
        <draw:frame draw:style-name="gr6" draw:text-style-name="P7" draw:layer="layout" svg:width="1.543cm" svg:height="0.573cm" svg:x="10.883cm" svg:y="11.996cm">
          <draw:text-box>
            <text:p text:style-name="P5"><text:span text:style-name="T9">0x4AC</text:span><text:span text:style-name="T9">A</text:span></text:p>
          </draw:text-box>
        </draw:frame>
        <draw:line draw:style-name="gr10" draw:text-style-name="P9" draw:layer="layout" svg:x1="12.442cm" svg:y1="13.112cm" svg:x2="12.442cm" svg:y2="12.603cm">
          <text:p/>
        </draw:line>
        <draw:line draw:style-name="gr10" draw:text-style-name="P9" draw:layer="layout" svg:x1="15.878cm" svg:y1="13.112cm" svg:x2="15.878cm" svg:y2="12.603cm">
          <text:p/>
        </draw:line>
        <draw:line draw:style-name="gr10" draw:text-style-name="P9" draw:layer="layout" svg:x1="19.314cm" svg:y1="13.112cm" svg:x2="19.314cm" svg:y2="12.603cm">
          <text:p/>
        </draw:line>
        <draw:line draw:style-name="gr10" draw:text-style-name="P9" draw:layer="layout" svg:x1="10.618cm" svg:y1="13.119cm" svg:x2="12.449cm" svg:y2="13.119cm">
          <text:p/>
        </draw:line>
        <draw:line draw:style-name="gr10" draw:text-style-name="P9" draw:layer="layout" svg:x1="10.625cm" svg:y1="13.622cm" svg:x2="10.625cm" svg:y2="13.112cm">
          <text:p/>
        </draw:line>
        <draw:frame draw:style-name="gr6" draw:text-style-name="P7" draw:layer="layout" svg:width="1.539cm" svg:height="0.573cm" svg:x="10.883cm" svg:y="12.506cm">
          <draw:text-box>
            <text:p text:style-name="P5"><text:span text:style-name="T9">0x4AC</text:span><text:span text:style-name="T9">B</text:span></text:p>
          </draw:text-box>
        </draw:frame>
        <draw:line draw:style-name="gr10" draw:text-style-name="P9" draw:layer="layout" svg:x1="12.442cm" svg:y1="13.622cm" svg:x2="12.442cm" svg:y2="13.112cm">
          <text:p/>
        </draw:line>
        <draw:line draw:style-name="gr10" draw:text-style-name="P9" draw:layer="layout" svg:x1="15.878cm" svg:y1="13.622cm" svg:x2="15.878cm" svg:y2="13.112cm">
          <text:p/>
        </draw:line>
        <draw:line draw:style-name="gr10" draw:text-style-name="P9" draw:layer="layout" svg:x1="19.314cm" svg:y1="13.622cm" svg:x2="19.314cm" svg:y2="13.112cm">
          <text:p/>
        </draw:line>
        <draw:line draw:style-name="gr10" draw:text-style-name="P9" draw:layer="layout" svg:x1="10.618cm" svg:y1="13.629cm" svg:x2="12.449cm" svg:y2="13.629cm">
          <text:p/>
        </draw:line>
        <draw:line draw:style-name="gr10" draw:text-style-name="P9" draw:layer="layout" svg:x1="10.625cm" svg:y1="14.132cm" svg:x2="10.625cm" svg:y2="13.622cm">
          <text:p/>
        </draw:line>
        <draw:frame draw:style-name="gr6" draw:text-style-name="P7" draw:layer="layout" svg:width="1.551cm" svg:height="0.573cm" svg:x="10.883cm" svg:y="13.015cm">
          <draw:text-box>
            <text:p text:style-name="P5"><text:span text:style-name="T9">0x4AC</text:span><text:span text:style-name="T9">C</text:span></text:p>
          </draw:text-box>
        </draw:frame>
        <draw:line draw:style-name="gr10" draw:text-style-name="P9" draw:layer="layout" svg:x1="12.442cm" svg:y1="14.132cm" svg:x2="12.442cm" svg:y2="13.622cm">
          <text:p/>
        </draw:line>
        <draw:line draw:style-name="gr10" draw:text-style-name="P9" draw:layer="layout" svg:x1="15.878cm" svg:y1="14.132cm" svg:x2="15.878cm" svg:y2="13.622cm">
          <text:p/>
        </draw:line>
        <draw:line draw:style-name="gr10" draw:text-style-name="P9" draw:layer="layout" svg:x1="19.314cm" svg:y1="14.132cm" svg:x2="19.314cm" svg:y2="13.622cm">
          <text:p/>
        </draw:line>
        <draw:line draw:style-name="gr10" draw:text-style-name="P9" draw:layer="layout" svg:x1="10.618cm" svg:y1="14.139cm" svg:x2="12.449cm" svg:y2="14.139cm">
          <text:p/>
        </draw:line>
        <draw:line draw:style-name="gr10" draw:text-style-name="P9" draw:layer="layout" svg:x1="10.625cm" svg:y1="14.641cm" svg:x2="10.625cm" svg:y2="14.132cm">
          <text:p/>
        </draw:line>
        <draw:frame draw:style-name="gr6" draw:text-style-name="P7" draw:layer="layout" svg:width="1.543cm" svg:height="0.573cm" svg:x="10.883cm" svg:y="13.525cm">
          <draw:text-box>
            <text:p text:style-name="P5"><text:span text:style-name="T9">0x4AC</text:span><text:span text:style-name="T9">D</text:span></text:p>
          </draw:text-box>
        </draw:frame>
        <draw:line draw:style-name="gr10" draw:text-style-name="P9" draw:layer="layout" svg:x1="12.442cm" svg:y1="14.641cm" svg:x2="12.442cm" svg:y2="14.132cm">
          <text:p/>
        </draw:line>
        <draw:line draw:style-name="gr10" draw:text-style-name="P9" draw:layer="layout" svg:x1="15.878cm" svg:y1="14.641cm" svg:x2="15.878cm" svg:y2="14.132cm">
          <text:p/>
        </draw:line>
        <draw:line draw:style-name="gr10" draw:text-style-name="P9" draw:layer="layout" svg:x1="19.314cm" svg:y1="14.641cm" svg:x2="19.314cm" svg:y2="14.132cm">
          <text:p/>
        </draw:line>
        <draw:line draw:style-name="gr10" draw:text-style-name="P9" draw:layer="layout" svg:x1="10.618cm" svg:y1="14.648cm" svg:x2="12.449cm" svg:y2="14.648cm">
          <text:p/>
        </draw:line>
        <draw:line draw:style-name="gr10" draw:text-style-name="P9" draw:layer="layout" svg:x1="10.625cm" svg:y1="15.151cm" svg:x2="10.625cm" svg:y2="14.641cm">
          <text:p/>
        </draw:line>
        <draw:frame draw:style-name="gr6" draw:text-style-name="P7" draw:layer="layout" svg:width="1.513cm" svg:height="0.573cm" svg:x="10.883cm" svg:y="14.035cm">
          <draw:text-box>
            <text:p text:style-name="P5"><text:span text:style-name="T9">0x4AC</text:span><text:span text:style-name="T9">E</text:span></text:p>
          </draw:text-box>
        </draw:frame>
        <draw:line draw:style-name="gr10" draw:text-style-name="P9" draw:layer="layout" svg:x1="12.442cm" svg:y1="15.151cm" svg:x2="12.442cm" svg:y2="14.641cm">
          <text:p/>
        </draw:line>
        <draw:line draw:style-name="gr10" draw:text-style-name="P9" draw:layer="layout" svg:x1="15.878cm" svg:y1="15.151cm" svg:x2="15.878cm" svg:y2="14.641cm">
          <text:p/>
        </draw:line>
        <draw:line draw:style-name="gr10" draw:text-style-name="P9" draw:layer="layout" svg:x1="19.314cm" svg:y1="15.151cm" svg:x2="19.314cm" svg:y2="14.641cm">
          <text:p/>
        </draw:line>
        <draw:line draw:style-name="gr10" draw:text-style-name="P9" draw:layer="layout" svg:x1="10.618cm" svg:y1="15.158cm" svg:x2="12.449cm" svg:y2="15.158cm">
          <text:p/>
        </draw:line>
        <draw:line draw:style-name="gr10" draw:text-style-name="P9" draw:layer="layout" svg:x1="10.625cm" svg:y1="15.66cm" svg:x2="10.625cm" svg:y2="15.151cm">
          <text:p/>
        </draw:line>
        <draw:frame draw:style-name="gr6" draw:text-style-name="P7" draw:layer="layout" svg:width="1.505cm" svg:height="0.573cm" svg:x="10.883cm" svg:y="14.544cm">
          <draw:text-box>
            <text:p text:style-name="P5"><text:span text:style-name="T9">0x4AC</text:span><text:span text:style-name="T9">F</text:span></text:p>
          </draw:text-box>
        </draw:frame>
        <draw:line draw:style-name="gr10" draw:text-style-name="P9" draw:layer="layout" svg:x1="12.442cm" svg:y1="15.66cm" svg:x2="12.442cm" svg:y2="15.151cm">
          <text:p/>
        </draw:line>
        <draw:line draw:style-name="gr10" draw:text-style-name="P9" draw:layer="layout" svg:x1="15.878cm" svg:y1="15.66cm" svg:x2="15.878cm" svg:y2="15.151cm">
          <text:p/>
        </draw:line>
        <draw:line draw:style-name="gr10" draw:text-style-name="P9" draw:layer="layout" svg:x1="19.314cm" svg:y1="15.66cm" svg:x2="19.314cm" svg:y2="15.151cm">
          <text:p/>
        </draw:line>
        <draw:line draw:style-name="gr10" draw:text-style-name="P9" draw:layer="layout" svg:x1="10.618cm" svg:y1="15.667cm" svg:x2="12.449cm" svg:y2="15.667cm">
          <text:p/>
        </draw:line>
        <draw:line draw:style-name="gr10" draw:text-style-name="P9" draw:layer="layout" svg:x1="10.625cm" svg:y1="16.17cm" svg:x2="10.625cm" svg:y2="15.66cm">
          <text:p/>
        </draw:line>
        <draw:frame draw:style-name="gr6" draw:text-style-name="P7" draw:layer="layout" svg:width="1.53cm" svg:height="0.573cm" svg:x="10.883cm" svg:y="15.054cm">
          <draw:text-box>
            <text:p text:style-name="P5"><text:span text:style-name="T9">0x4AD</text:span><text:span text:style-name="T9">0</text:span></text:p>
          </draw:text-box>
        </draw:frame>
        <draw:line draw:style-name="gr10" draw:text-style-name="P9" draw:layer="layout" svg:x1="12.442cm" svg:y1="16.17cm" svg:x2="12.442cm" svg:y2="15.66cm">
          <text:p/>
        </draw:line>
        <draw:line draw:style-name="gr10" draw:text-style-name="P9" draw:layer="layout" svg:x1="15.878cm" svg:y1="16.17cm" svg:x2="15.878cm" svg:y2="15.66cm">
          <text:p/>
        </draw:line>
        <draw:line draw:style-name="gr10" draw:text-style-name="P9" draw:layer="layout" svg:x1="19.314cm" svg:y1="16.17cm" svg:x2="19.314cm" svg:y2="15.66cm">
          <text:p/>
        </draw:line>
        <draw:line draw:style-name="gr10" draw:text-style-name="P9" draw:layer="layout" svg:x1="10.618cm" svg:y1="16.177cm" svg:x2="12.449cm" svg:y2="16.177cm">
          <text:p/>
        </draw:line>
        <draw:line draw:style-name="gr10" draw:text-style-name="P9" draw:layer="layout" svg:x1="10.625cm" svg:y1="16.68cm" svg:x2="10.625cm" svg:y2="16.17cm">
          <text:p/>
        </draw:line>
        <draw:frame draw:style-name="gr6" draw:text-style-name="P7" draw:layer="layout" svg:width="1.53cm" svg:height="0.573cm" svg:x="10.883cm" svg:y="15.563cm">
          <draw:text-box>
            <text:p text:style-name="P5"><text:span text:style-name="T9">0x4AD</text:span><text:span text:style-name="T9">1</text:span></text:p>
          </draw:text-box>
        </draw:frame>
        <draw:line draw:style-name="gr10" draw:text-style-name="P9" draw:layer="layout" svg:x1="12.442cm" svg:y1="16.68cm" svg:x2="12.442cm" svg:y2="16.17cm">
          <text:p/>
        </draw:line>
        <draw:line draw:style-name="gr10" draw:text-style-name="P9" draw:layer="layout" svg:x1="15.878cm" svg:y1="16.68cm" svg:x2="15.878cm" svg:y2="16.17cm">
          <text:p/>
        </draw:line>
        <draw:line draw:style-name="gr10" draw:text-style-name="P9" draw:layer="layout" svg:x1="19.314cm" svg:y1="16.68cm" svg:x2="19.314cm" svg:y2="16.17cm">
          <text:p/>
        </draw:line>
        <draw:line draw:style-name="gr10" draw:text-style-name="P9" draw:layer="layout" svg:x1="10.618cm" svg:y1="16.687cm" svg:x2="12.449cm" svg:y2="16.687cm">
          <text:p/>
        </draw:line>
        <draw:line draw:style-name="gr10" draw:text-style-name="P9" draw:layer="layout" svg:x1="10.625cm" svg:y1="17.189cm" svg:x2="10.625cm" svg:y2="16.68cm">
          <text:p/>
        </draw:line>
        <draw:frame draw:style-name="gr6" draw:text-style-name="P7" draw:layer="layout" svg:width="1.513cm" svg:height="0.573cm" svg:x="10.883cm" svg:y="16.073cm">
          <draw:text-box>
            <text:p text:style-name="P5"><text:span text:style-name="T9">0x4AD</text:span><text:span text:style-name="T9">2</text:span></text:p>
          </draw:text-box>
        </draw:frame>
        <draw:line draw:style-name="gr10" draw:text-style-name="P9" draw:layer="layout" svg:x1="12.442cm" svg:y1="17.189cm" svg:x2="12.442cm" svg:y2="16.68cm">
          <text:p/>
        </draw:line>
        <draw:line draw:style-name="gr10" draw:text-style-name="P9" draw:layer="layout" svg:x1="15.878cm" svg:y1="17.189cm" svg:x2="15.878cm" svg:y2="16.68cm">
          <text:p/>
        </draw:line>
        <draw:line draw:style-name="gr10" draw:text-style-name="P9" draw:layer="layout" svg:x1="19.314cm" svg:y1="17.189cm" svg:x2="19.314cm" svg:y2="16.68cm">
          <text:p/>
        </draw:line>
        <draw:line draw:style-name="gr10" draw:text-style-name="P9" draw:layer="layout" svg:x1="10.618cm" svg:y1="17.196cm" svg:x2="12.449cm" svg:y2="17.196cm">
          <text:p/>
        </draw:line>
        <draw:line draw:style-name="gr10" draw:text-style-name="P9" draw:layer="layout" svg:x1="10.625cm" svg:y1="17.699cm" svg:x2="10.625cm" svg:y2="17.189cm">
          <text:p/>
        </draw:line>
        <draw:frame draw:style-name="gr6" draw:text-style-name="P7" draw:layer="layout" svg:width="1.513cm" svg:height="0.573cm" svg:x="10.883cm" svg:y="16.583cm">
          <draw:text-box>
            <text:p text:style-name="P5"><text:span text:style-name="T9">0x4AD</text:span><text:span text:style-name="T9">3</text:span></text:p>
          </draw:text-box>
        </draw:frame>
        <draw:line draw:style-name="gr10" draw:text-style-name="P9" draw:layer="layout" svg:x1="12.442cm" svg:y1="17.699cm" svg:x2="12.442cm" svg:y2="17.189cm">
          <text:p/>
        </draw:line>
        <draw:line draw:style-name="gr10" draw:text-style-name="P9" draw:layer="layout" svg:x1="15.878cm" svg:y1="17.699cm" svg:x2="15.878cm" svg:y2="17.189cm">
          <text:p/>
        </draw:line>
        <draw:line draw:style-name="gr10" draw:text-style-name="P9" draw:layer="layout" svg:x1="19.314cm" svg:y1="17.699cm" svg:x2="19.314cm" svg:y2="17.189cm">
          <text:p/>
        </draw:line>
        <draw:line draw:style-name="gr10" draw:text-style-name="P9" draw:layer="layout" svg:x1="10.618cm" svg:y1="17.706cm" svg:x2="12.449cm" svg:y2="17.706cm">
          <text:p/>
        </draw:line>
        <draw:line draw:style-name="gr10" draw:text-style-name="P9" draw:layer="layout" svg:x1="10.625cm" svg:y1="18.209cm" svg:x2="10.625cm" svg:y2="17.699cm">
          <text:p/>
        </draw:line>
        <draw:frame draw:style-name="gr6" draw:text-style-name="P7" draw:layer="layout" svg:width="1.53cm" svg:height="0.573cm" svg:x="10.883cm" svg:y="17.092cm">
          <draw:text-box>
            <text:p text:style-name="P5"><text:span text:style-name="T9">0x4AD</text:span><text:span text:style-name="T9">4</text:span></text:p>
          </draw:text-box>
        </draw:frame>
        <draw:line draw:style-name="gr10" draw:text-style-name="P9" draw:layer="layout" svg:x1="12.442cm" svg:y1="18.209cm" svg:x2="12.442cm" svg:y2="17.699cm">
          <text:p/>
        </draw:line>
        <draw:line draw:style-name="gr10" draw:text-style-name="P9" draw:layer="layout" svg:x1="15.878cm" svg:y1="18.209cm" svg:x2="15.878cm" svg:y2="17.699cm">
          <text:p/>
        </draw:line>
        <draw:line draw:style-name="gr10" draw:text-style-name="P9" draw:layer="layout" svg:x1="19.314cm" svg:y1="18.209cm" svg:x2="19.314cm" svg:y2="17.699cm">
          <text:p/>
        </draw:line>
        <draw:line draw:style-name="gr10" draw:text-style-name="P9" draw:layer="layout" svg:x1="10.618cm" svg:y1="18.216cm" svg:x2="12.449cm" svg:y2="18.216cm">
          <text:p/>
        </draw:line>
        <draw:line draw:style-name="gr10" draw:text-style-name="P9" draw:layer="layout" svg:x1="10.625cm" svg:y1="18.718cm" svg:x2="10.625cm" svg:y2="18.208cm">
          <text:p/>
        </draw:line>
        <draw:frame draw:style-name="gr6" draw:text-style-name="P7" draw:layer="layout" svg:width="1.513cm" svg:height="0.573cm" svg:x="10.883cm" svg:y="17.602cm">
          <draw:text-box>
            <text:p text:style-name="P5"><text:span text:style-name="T9">0x4AD</text:span><text:span text:style-name="T9">5</text:span></text:p>
          </draw:text-box>
        </draw:frame>
        <draw:line draw:style-name="gr10" draw:text-style-name="P9" draw:layer="layout" svg:x1="12.442cm" svg:y1="18.718cm" svg:x2="12.442cm" svg:y2="18.208cm">
          <text:p/>
        </draw:line>
        <draw:line draw:style-name="gr10" draw:text-style-name="P9" draw:layer="layout" svg:x1="15.878cm" svg:y1="18.718cm" svg:x2="15.878cm" svg:y2="18.208cm">
          <text:p/>
        </draw:line>
        <draw:line draw:style-name="gr10" draw:text-style-name="P9" draw:layer="layout" svg:x1="19.314cm" svg:y1="18.718cm" svg:x2="19.314cm" svg:y2="18.208cm">
          <text:p/>
        </draw:line>
        <draw:line draw:style-name="gr10" draw:text-style-name="P9" draw:layer="layout" svg:x1="10.618cm" svg:y1="18.725cm" svg:x2="12.449cm" svg:y2="18.725cm">
          <text:p/>
        </draw:line>
        <draw:line draw:style-name="gr10" draw:text-style-name="P9" draw:layer="layout" svg:x1="10.625cm" svg:y1="19.228cm" svg:x2="10.625cm" svg:y2="18.718cm">
          <text:p/>
        </draw:line>
        <draw:frame draw:style-name="gr6" draw:text-style-name="P7" draw:layer="layout" svg:width="1.513cm" svg:height="0.573cm" svg:x="10.883cm" svg:y="18.112cm">
          <draw:text-box>
            <text:p text:style-name="P5"><text:span text:style-name="T9">0x4AD</text:span><text:span text:style-name="T9">6</text:span></text:p>
          </draw:text-box>
        </draw:frame>
        <draw:line draw:style-name="gr10" draw:text-style-name="P9" draw:layer="layout" svg:x1="12.442cm" svg:y1="19.228cm" svg:x2="12.442cm" svg:y2="18.718cm">
          <text:p/>
        </draw:line>
        <draw:line draw:style-name="gr10" draw:text-style-name="P9" draw:layer="layout" svg:x1="15.878cm" svg:y1="19.228cm" svg:x2="15.878cm" svg:y2="18.718cm">
          <text:p/>
        </draw:line>
        <draw:line draw:style-name="gr10" draw:text-style-name="P9" draw:layer="layout" svg:x1="19.314cm" svg:y1="19.228cm" svg:x2="19.314cm" svg:y2="18.718cm">
          <text:p/>
        </draw:line>
        <draw:line draw:style-name="gr10" draw:text-style-name="P9" draw:layer="layout" svg:x1="10.618cm" svg:y1="19.235cm" svg:x2="12.449cm" svg:y2="19.235cm">
          <text:p/>
        </draw:line>
        <draw:line draw:style-name="gr10" draw:text-style-name="P9" draw:layer="layout" svg:x1="10.625cm" svg:y1="19.737cm" svg:x2="10.625cm" svg:y2="19.228cm">
          <text:p/>
        </draw:line>
        <draw:frame draw:style-name="gr6" draw:text-style-name="P7" draw:layer="layout" svg:width="1.53cm" svg:height="0.573cm" svg:x="10.883cm" svg:y="18.621cm">
          <draw:text-box>
            <text:p text:style-name="P5"><text:span text:style-name="T9">0x4AD</text:span><text:span text:style-name="T9">7</text:span></text:p>
          </draw:text-box>
        </draw:frame>
        <draw:line draw:style-name="gr10" draw:text-style-name="P9" draw:layer="layout" svg:x1="12.442cm" svg:y1="19.737cm" svg:x2="12.442cm" svg:y2="19.228cm">
          <text:p/>
        </draw:line>
        <draw:line draw:style-name="gr10" draw:text-style-name="P9" draw:layer="layout" svg:x1="15.878cm" svg:y1="19.737cm" svg:x2="15.878cm" svg:y2="19.228cm">
          <text:p/>
        </draw:line>
        <draw:line draw:style-name="gr10" draw:text-style-name="P9" draw:layer="layout" svg:x1="19.314cm" svg:y1="19.737cm" svg:x2="19.314cm" svg:y2="19.228cm">
          <text:p/>
        </draw:line>
        <draw:line draw:style-name="gr10" draw:text-style-name="P9" draw:layer="layout" svg:x1="10.618cm" svg:y1="19.744cm" svg:x2="12.449cm" svg:y2="19.744cm">
          <text:p/>
        </draw:line>
        <draw:line draw:style-name="gr10" draw:text-style-name="P9" draw:layer="layout" svg:x1="10.625cm" svg:y1="20.247cm" svg:x2="10.625cm" svg:y2="19.737cm">
          <text:p/>
        </draw:line>
        <draw:frame draw:style-name="gr6" draw:text-style-name="P7" draw:layer="layout" svg:width="1.513cm" svg:height="0.573cm" svg:x="10.883cm" svg:y="19.131cm">
          <draw:text-box>
            <text:p text:style-name="P5"><text:span text:style-name="T9">0x4AD</text:span><text:span text:style-name="T9">8</text:span></text:p>
          </draw:text-box>
        </draw:frame>
        <draw:line draw:style-name="gr10" draw:text-style-name="P9" draw:layer="layout" svg:x1="12.442cm" svg:y1="20.247cm" svg:x2="12.442cm" svg:y2="19.737cm">
          <text:p/>
        </draw:line>
        <draw:line draw:style-name="gr10" draw:text-style-name="P9" draw:layer="layout" svg:x1="15.878cm" svg:y1="20.247cm" svg:x2="15.878cm" svg:y2="19.737cm">
          <text:p/>
        </draw:line>
        <draw:line draw:style-name="gr10" draw:text-style-name="P9" draw:layer="layout" svg:x1="19.314cm" svg:y1="20.247cm" svg:x2="19.314cm" svg:y2="19.737cm">
          <text:p/>
        </draw:line>
        <draw:line draw:style-name="gr10" draw:text-style-name="P9" draw:layer="layout" svg:x1="10.618cm" svg:y1="20.254cm" svg:x2="12.449cm" svg:y2="20.254cm">
          <text:p/>
        </draw:line>
        <draw:line draw:style-name="gr10" draw:text-style-name="P9" draw:layer="layout" svg:x1="10.625cm" svg:y1="20.757cm" svg:x2="10.625cm" svg:y2="20.247cm">
          <text:p/>
        </draw:line>
        <draw:frame draw:style-name="gr6" draw:text-style-name="P7" draw:layer="layout" svg:width="1.513cm" svg:height="0.573cm" svg:x="10.883cm" svg:y="19.64cm">
          <draw:text-box>
            <text:p text:style-name="P5"><text:span text:style-name="T9">0x4AD</text:span><text:span text:style-name="T9">9</text:span></text:p>
          </draw:text-box>
        </draw:frame>
        <draw:line draw:style-name="gr10" draw:text-style-name="P9" draw:layer="layout" svg:x1="12.442cm" svg:y1="20.757cm" svg:x2="12.442cm" svg:y2="20.247cm">
          <text:p/>
        </draw:line>
        <draw:line draw:style-name="gr10" draw:text-style-name="P9" draw:layer="layout" svg:x1="15.878cm" svg:y1="20.757cm" svg:x2="15.878cm" svg:y2="20.247cm">
          <text:p/>
        </draw:line>
        <draw:line draw:style-name="gr10" draw:text-style-name="P9" draw:layer="layout" svg:x1="19.314cm" svg:y1="20.757cm" svg:x2="19.314cm" svg:y2="20.247cm">
          <text:p/>
        </draw:line>
        <draw:line draw:style-name="gr10" draw:text-style-name="P9" draw:layer="layout" svg:x1="10.618cm" svg:y1="20.764cm" svg:x2="12.449cm" svg:y2="20.764cm">
          <text:p/>
        </draw:line>
        <draw:line draw:style-name="gr10" draw:text-style-name="P9" draw:layer="layout" svg:x1="10.625cm" svg:y1="21.266cm" svg:x2="10.625cm" svg:y2="20.757cm">
          <text:p/>
        </draw:line>
        <draw:frame draw:style-name="gr6" draw:text-style-name="P7" draw:layer="layout" svg:width="1.534cm" svg:height="0.573cm" svg:x="10.883cm" svg:y="20.15cm">
          <draw:text-box>
            <text:p text:style-name="P5"><text:span text:style-name="T9">0x4AD</text:span><text:span text:style-name="T9">A</text:span></text:p>
          </draw:text-box>
        </draw:frame>
        <draw:line draw:style-name="gr10" draw:text-style-name="P9" draw:layer="layout" svg:x1="12.442cm" svg:y1="21.266cm" svg:x2="12.442cm" svg:y2="20.757cm">
          <text:p/>
        </draw:line>
        <draw:line draw:style-name="gr10" draw:text-style-name="P9" draw:layer="layout" svg:x1="15.878cm" svg:y1="21.266cm" svg:x2="15.878cm" svg:y2="20.757cm">
          <text:p/>
        </draw:line>
        <draw:line draw:style-name="gr10" draw:text-style-name="P9" draw:layer="layout" svg:x1="19.314cm" svg:y1="21.266cm" svg:x2="19.314cm" svg:y2="20.757cm">
          <text:p/>
        </draw:line>
        <draw:line draw:style-name="gr10" draw:text-style-name="P9" draw:layer="layout" svg:x1="10.618cm" svg:y1="21.273cm" svg:x2="12.449cm" svg:y2="21.273cm">
          <text:p/>
        </draw:line>
        <draw:line draw:style-name="gr10" draw:text-style-name="P9" draw:layer="layout" svg:x1="10.625cm" svg:y1="21.776cm" svg:x2="10.625cm" svg:y2="21.266cm">
          <text:p/>
        </draw:line>
        <draw:frame draw:style-name="gr6" draw:text-style-name="P7" draw:layer="layout" svg:width="1.53cm" svg:height="0.573cm" svg:x="10.883cm" svg:y="20.66cm">
          <draw:text-box>
            <text:p text:style-name="P5"><text:span text:style-name="T9">0x4AD</text:span><text:span text:style-name="T9">B</text:span></text:p>
          </draw:text-box>
        </draw:frame>
        <draw:line draw:style-name="gr10" draw:text-style-name="P9" draw:layer="layout" svg:x1="12.442cm" svg:y1="21.776cm" svg:x2="12.442cm" svg:y2="21.266cm">
          <text:p/>
        </draw:line>
        <draw:line draw:style-name="gr10" draw:text-style-name="P9" draw:layer="layout" svg:x1="15.878cm" svg:y1="21.776cm" svg:x2="15.878cm" svg:y2="21.266cm">
          <text:p/>
        </draw:line>
        <draw:line draw:style-name="gr10" draw:text-style-name="P9" draw:layer="layout" svg:x1="19.314cm" svg:y1="21.776cm" svg:x2="19.314cm" svg:y2="21.266cm">
          <text:p/>
        </draw:line>
        <draw:line draw:style-name="gr10" draw:text-style-name="P9" draw:layer="layout" svg:x1="10.618cm" svg:y1="21.783cm" svg:x2="12.449cm" svg:y2="21.783cm">
          <text:p/>
        </draw:line>
        <draw:line draw:style-name="gr10" draw:text-style-name="P9" draw:layer="layout" svg:x1="10.625cm" svg:y1="22.285cm" svg:x2="10.625cm" svg:y2="21.776cm">
          <text:p/>
        </draw:line>
        <draw:frame draw:style-name="gr6" draw:text-style-name="P7" draw:layer="layout" svg:width="1.543cm" svg:height="0.573cm" svg:x="10.883cm" svg:y="21.169cm">
          <draw:text-box>
            <text:p text:style-name="P5"><text:span text:style-name="T9">0x4AD</text:span><text:span text:style-name="T9">C</text:span></text:p>
          </draw:text-box>
        </draw:frame>
        <draw:line draw:style-name="gr10" draw:text-style-name="P9" draw:layer="layout" svg:x1="12.442cm" svg:y1="22.285cm" svg:x2="12.442cm" svg:y2="21.776cm">
          <text:p/>
        </draw:line>
        <draw:line draw:style-name="gr10" draw:text-style-name="P9" draw:layer="layout" svg:x1="15.878cm" svg:y1="22.285cm" svg:x2="15.878cm" svg:y2="21.776cm">
          <text:p/>
        </draw:line>
        <draw:line draw:style-name="gr10" draw:text-style-name="P9" draw:layer="layout" svg:x1="19.314cm" svg:y1="22.285cm" svg:x2="19.314cm" svg:y2="21.776cm">
          <text:p/>
        </draw:line>
        <draw:line draw:style-name="gr10" draw:text-style-name="P9" draw:layer="layout" svg:x1="10.618cm" svg:y1="22.292cm" svg:x2="12.449cm" svg:y2="22.292cm">
          <text:p/>
        </draw:line>
        <draw:line draw:style-name="gr10" draw:text-style-name="P9" draw:layer="layout" svg:x1="10.625cm" svg:y1="22.795cm" svg:x2="10.625cm" svg:y2="22.285cm">
          <text:p/>
        </draw:line>
        <draw:frame draw:style-name="gr6" draw:text-style-name="P7" draw:layer="layout" svg:width="1.534cm" svg:height="0.573cm" svg:x="10.883cm" svg:y="21.679cm">
          <draw:text-box>
            <text:p text:style-name="P5"><text:span text:style-name="T9">0x4AD</text:span><text:span text:style-name="T9">D</text:span></text:p>
          </draw:text-box>
        </draw:frame>
        <draw:line draw:style-name="gr10" draw:text-style-name="P9" draw:layer="layout" svg:x1="12.442cm" svg:y1="22.795cm" svg:x2="12.442cm" svg:y2="22.285cm">
          <text:p/>
        </draw:line>
        <draw:line draw:style-name="gr10" draw:text-style-name="P9" draw:layer="layout" svg:x1="15.878cm" svg:y1="22.795cm" svg:x2="15.878cm" svg:y2="22.285cm">
          <text:p/>
        </draw:line>
        <draw:line draw:style-name="gr10" draw:text-style-name="P9" draw:layer="layout" svg:x1="19.314cm" svg:y1="22.795cm" svg:x2="19.314cm" svg:y2="22.285cm">
          <text:p/>
        </draw:line>
        <draw:line draw:style-name="gr10" draw:text-style-name="P9" draw:layer="layout" svg:x1="10.618cm" svg:y1="22.802cm" svg:x2="12.449cm" svg:y2="22.802cm">
          <text:p/>
        </draw:line>
        <draw:line draw:style-name="gr10" draw:text-style-name="P9" draw:layer="layout" svg:x1="10.625cm" svg:y1="23.305cm" svg:x2="10.625cm" svg:y2="22.795cm">
          <text:p/>
        </draw:line>
        <draw:frame draw:style-name="gr6" draw:text-style-name="P7" draw:layer="layout" svg:width="1.505cm" svg:height="0.573cm" svg:x="10.883cm" svg:y="22.188cm">
          <draw:text-box>
            <text:p text:style-name="P5"><text:span text:style-name="T9">0x4AD</text:span><text:span text:style-name="T9">E</text:span></text:p>
          </draw:text-box>
        </draw:frame>
        <draw:line draw:style-name="gr10" draw:text-style-name="P9" draw:layer="layout" svg:x1="12.442cm" svg:y1="23.305cm" svg:x2="12.442cm" svg:y2="22.795cm">
          <text:p/>
        </draw:line>
        <draw:line draw:style-name="gr10" draw:text-style-name="P9" draw:layer="layout" svg:x1="15.878cm" svg:y1="23.305cm" svg:x2="15.878cm" svg:y2="22.795cm">
          <text:p/>
        </draw:line>
        <draw:line draw:style-name="gr10" draw:text-style-name="P9" draw:layer="layout" svg:x1="19.314cm" svg:y1="23.305cm" svg:x2="19.314cm" svg:y2="22.795cm">
          <text:p/>
        </draw:line>
        <draw:line draw:style-name="gr10" draw:text-style-name="P9" draw:layer="layout" svg:x1="10.618cm" svg:y1="23.312cm" svg:x2="19.321cm" svg:y2="23.312cm">
          <text:p/>
        </draw:line>
        <draw:polygon draw:style-name="gr11" draw:text-style-name="P11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1.496cm" svg:height="0.573cm" svg:x="10.883cm" svg:y="22.698cm">
          <draw:text-box>
            <text:p text:style-name="P5"><text:span text:style-name="T9">0x4AD</text:span><text:span text:style-name="T9">F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4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12">esiea</text:span></text:p>
          </draw:text-box>
        </draw:frame>
        <draw:line draw:style-name="gr14" draw:text-style-name="P16" draw:layer="layout" svg:x1="3.5cm" svg:y1="13.1cm" svg:x2="10.4cm" svg:y2="13.1cm">
          <text:p/>
        </draw:line>
        <draw:frame draw:style-name="gr15" draw:text-style-name="P18" draw:layer="layout" svg:width="6.5cm" svg:height="1.8cm" svg:x="3.6cm" svg:y="11.2cm">
          <draw:text-box>
            <text:p text:style-name="P17"><text:span text:style-name="T19"><text:tab/></text:span><text:span text:style-name="T19"><text:tab/></text:span><text:span text:style-name="T19"><text:tab/></text:span><text:span text:style-name="T19"><text:tab/></text:span></text:p>
            <text:p text:style-name="P17"><text:span text:style-name="T19"><text:tab/></text:span><text:span text:style-name="T19">1341</text:span><text:span text:style-name="T19"><text:tab/></text:span><text:span text:style-name="T19"><text:tab/></text:span><text:span text:style-name="T19">a</text:span></text:p>
          </draw:text-box>
        </draw:frame>
        <draw:line draw:style-name="gr14" draw:text-style-name="P16" draw:layer="layout" svg:x1="12.5cm" svg:y1="9cm" svg:x2="19.4cm" svg:y2="9cm">
          <text:p/>
        </draw:line>
        <draw:frame draw:style-name="gr15" draw:text-style-name="P18" draw:layer="layout" svg:width="6.6cm" svg:height="1.8cm" svg:x="3.6cm" svg:y="13.2cm">
          <draw:text-box>
            <text:p text:style-name="P17"><text:span text:style-name="T19"><text:tab/></text:span><text:span text:style-name="T19"><text:tab/></text:span><text:span text:style-name="T19"><text:tab/></text:span><text:span text:style-name="T19"><text:tab/></text:span></text:p>
            <text:p text:style-name="P17"><text:span text:style-name="T19"><text:tab/></text:span><text:span text:style-name="T19"><text:tab/></text:span><text:span text:style-name="T19"><text:tab/></text:span><text:span text:style-name="T19"><text:tab/></text:span></text:p>
          </draw:text-box>
        </draw:frame>
        <draw:frame draw:style-name="gr16" draw:text-style-name="P18" draw:layer="layout" svg:width="6.7cm" svg:height="1.9cm" svg:x="12.5cm" svg:y="7cm">
          <draw:text-box>
            <text:p text:style-name="P17"><text:span text:style-name="T19"><text:tab/></text:span><text:span text:style-name="T19"><text:tab/></text:span><text:span text:style-name="T19"><text:tab/></text:span><text:span text:style-name="T19"><text:tab/></text:span></text:p>
            <text:p text:style-name="P17"><text:span text:style-name="T19"><text:tab/></text:span><text:span text:style-name="T19">1340</text:span><text:span text:style-name="T19"><text:tab/></text:span><text:span text:style-name="T19"><text:tab/></text:span><text:span text:style-name="T19">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2" svg:font-family="LMMono12"/>
    <style:font-face style:name="LMMono8" svg:font-family="LMMono8"/>
    <style:font-face style:name="LMMonoLt10" svg:font-family="LMMonoLt10"/>
    <style:font-face style:name="LMRoman12" svg:font-family="LMRoman12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5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2T13:32:33.585455810</dc:date>
    <meta:editing-duration>PT1H41M3S</meta:editing-duration>
    <meta:editing-cycles>4</meta:editing-cycles>
    <meta:generator>LibreOffice/5.4.2.2.0$Linux_X86_64 LibreOffice_project/40m0$Build-2</meta:generator>
    <meta:document-statistic meta:object-count="725"/>
  </office:meta>
</office:document-meta>
</file>